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247366" officeooo:paragraph-rsid="00247366" style:font-size-asian="9pt" style:font-size-complex="9pt"/>
    </style:style>
    <style:style style:name="P3" style:family="paragraph" style:parent-style-name="Standard">
      <style:text-properties fo:font-size="9pt" officeooo:paragraph-rsid="00325f69" style:font-size-asian="9pt" style:font-size-complex="9pt"/>
    </style:style>
    <style:style style:name="P4" style:family="paragraph" style:parent-style-name="Standard">
      <style:text-properties fo:font-size="9pt" officeooo:paragraph-rsid="003923f3" style:font-size-asian="9pt" style:font-size-complex="9pt"/>
    </style:style>
    <style:style style:name="P5" style:family="paragraph" style:parent-style-name="Standard">
      <style:text-properties fo:font-size="9pt" officeooo:rsid="003ff105" officeooo:paragraph-rsid="003ff105" style:font-size-asian="9pt" style:font-size-complex="9pt"/>
    </style:style>
    <style:style style:name="P6" style:family="paragraph" style:parent-style-name="Standard">
      <style:text-properties fo:font-size="9pt" officeooo:paragraph-rsid="0041f4da" style:font-size-asian="9pt" style:font-size-complex="9pt"/>
    </style:style>
    <style:style style:name="P7" style:family="paragraph" style:parent-style-name="Standard">
      <style:text-properties fo:font-size="9pt" officeooo:rsid="0020d388" officeooo:paragraph-rsid="0020d388" fo:background-color="#ffff00" style:font-size-asian="9pt" style:font-size-complex="9pt"/>
    </style:style>
    <style:style style:name="P8" style:family="paragraph" style:parent-style-name="Standard">
      <style:text-properties fo:font-size="9pt" fo:background-color="transparent" style:font-size-asian="9pt" style:font-size-complex="9pt"/>
    </style:style>
    <style:style style:name="P9" style:family="paragraph" style:parent-style-name="Standard">
      <style:text-properties fo:color="#000000" style:font-name="Arial" fo:font-size="10pt" style:font-size-asian="10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" fo:font-size="10pt" style:font-size-asian="10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" fo:font-size="10pt" fo:background-color="#ffff00" style:font-size-asian="10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Arial" fo:font-size="10pt" fo:background-color="#ffff00" style:font-size-asian="10pt"/>
    </style:style>
    <style:style style:name="P13" style:family="paragraph" style:parent-style-name="Standard">
      <style:text-properties fo:font-size="9pt" officeooo:rsid="00325f69" fo:background-color="transparent" style:font-size-asian="9pt" style:font-size-complex="9pt"/>
    </style:style>
    <style:style style:name="P14" style:family="paragraph" style:parent-style-name="Standard">
      <style:text-properties fo:font-size="9pt" style:font-size-asian="9pt" style:font-size-complex="9pt"/>
    </style:style>
    <style:style style:name="P15" style:family="paragraph" style:parent-style-name="Standard">
      <style:text-properties fo:font-size="9pt" officeooo:paragraph-rsid="0046f14e" style:font-size-asian="9pt" style:font-size-complex="9pt"/>
    </style:style>
    <style:style style:name="P16" style:family="paragraph" style:parent-style-name="Standard">
      <style:text-properties fo:font-size="9pt" officeooo:paragraph-rsid="0047d8c8" style:font-size-asian="9pt" style:font-size-complex="9pt"/>
    </style:style>
    <style:style style:name="P17" style:family="paragraph" style:parent-style-name="Standard">
      <style:text-properties fo:font-size="9pt" officeooo:paragraph-rsid="004a6080" style:font-size-asian="9pt" style:font-size-complex="9pt"/>
    </style:style>
    <style:style style:name="P18" style:family="paragraph" style:parent-style-name="Standard">
      <style:text-properties fo:font-size="9pt" officeooo:paragraph-rsid="004b2e8d" style:font-size-asian="9pt" style:font-size-complex="9pt"/>
    </style:style>
    <style:style style:name="P19" style:family="paragraph" style:parent-style-name="Standard">
      <style:text-properties fo:font-size="9pt" officeooo:paragraph-rsid="004f81d1" style:font-size-asian="9pt" style:font-size-complex="9pt"/>
    </style:style>
    <style:style style:name="P20" style:family="paragraph" style:parent-style-name="Standard">
      <style:text-properties fo:font-size="9pt" officeooo:paragraph-rsid="00501f23" style:font-size-asian="9pt" style:font-size-complex="9pt"/>
    </style:style>
    <style:style style:name="P21" style:family="paragraph" style:parent-style-name="Standard">
      <style:text-properties fo:font-size="9pt" officeooo:paragraph-rsid="00502eab" style:font-size-asian="9pt" style:font-size-complex="9pt"/>
    </style:style>
    <style:style style:name="P22" style:family="paragraph" style:parent-style-name="Standard">
      <style:text-properties officeooo:paragraph-rsid="0045255e"/>
    </style:style>
    <style:style style:name="P23" style:family="paragraph" style:parent-style-name="Standard">
      <style:text-properties officeooo:paragraph-rsid="004f28f5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d1201" fo:background-color="#ffff00" loext:char-shading-value="0"/>
    </style:style>
    <style:style style:name="T3" style:family="text">
      <style:text-properties officeooo:rsid="001fdbd7" fo:background-color="#ffff00" loext:char-shading-value="0"/>
    </style:style>
    <style:style style:name="T4" style:family="text">
      <style:text-properties officeooo:rsid="001fd4b6" fo:background-color="#ffff00" loext:char-shading-value="0"/>
    </style:style>
    <style:style style:name="T5" style:family="text">
      <style:text-properties officeooo:rsid="001ef11b" fo:background-color="#ffff00" loext:char-shading-value="0"/>
    </style:style>
    <style:style style:name="T6" style:family="text">
      <style:text-properties officeooo:rsid="0021569e" fo:background-color="#ffff00" loext:char-shading-value="0"/>
    </style:style>
    <style:style style:name="T7" style:family="text">
      <style:text-properties officeooo:rsid="002317d9" fo:background-color="#ffff00" loext:char-shading-value="0"/>
    </style:style>
    <style:style style:name="T8" style:family="text">
      <style:text-properties officeooo:rsid="00251a29" fo:background-color="#ffff00" loext:char-shading-value="0"/>
    </style:style>
    <style:style style:name="T9" style:family="text">
      <style:text-properties officeooo:rsid="0026eaf7" fo:background-color="#ffff00" loext:char-shading-value="0"/>
    </style:style>
    <style:style style:name="T10" style:family="text">
      <style:text-properties officeooo:rsid="0029c9c1" fo:background-color="#ffff00" loext:char-shading-value="0"/>
    </style:style>
    <style:style style:name="T11" style:family="text">
      <style:text-properties officeooo:rsid="002a242b" fo:background-color="#ffff00" loext:char-shading-value="0"/>
    </style:style>
    <style:style style:name="T12" style:family="text">
      <style:text-properties officeooo:rsid="002aa578" fo:background-color="#ffff00" loext:char-shading-value="0"/>
    </style:style>
    <style:style style:name="T13" style:family="text">
      <style:text-properties officeooo:rsid="002bf730" fo:background-color="#ffff00" loext:char-shading-value="0"/>
    </style:style>
    <style:style style:name="T14" style:family="text">
      <style:text-properties officeooo:rsid="002c5b13" fo:background-color="#ffff00" loext:char-shading-value="0"/>
    </style:style>
    <style:style style:name="T15" style:family="text">
      <style:text-properties officeooo:rsid="002e1046" fo:background-color="#ffff00" loext:char-shading-value="0"/>
    </style:style>
    <style:style style:name="T16" style:family="text">
      <style:text-properties officeooo:rsid="002f11fe" fo:background-color="#ffff00" loext:char-shading-value="0"/>
    </style:style>
    <style:style style:name="T17" style:family="text">
      <style:text-properties officeooo:rsid="003096ec" fo:background-color="#ffff00" loext:char-shading-value="0"/>
    </style:style>
    <style:style style:name="T18" style:family="text">
      <style:text-properties officeooo:rsid="00325f69" fo:background-color="#ffff00" loext:char-shading-value="0"/>
    </style:style>
    <style:style style:name="T19" style:family="text">
      <style:text-properties officeooo:rsid="0034287f" fo:background-color="#ffff00" loext:char-shading-value="0"/>
    </style:style>
    <style:style style:name="T20" style:family="text">
      <style:text-properties officeooo:rsid="0035d4b2" fo:background-color="#ffff00" loext:char-shading-value="0"/>
    </style:style>
    <style:style style:name="T21" style:family="text">
      <style:text-properties officeooo:rsid="0036f5b4" fo:background-color="#ffff00" loext:char-shading-value="0"/>
    </style:style>
    <style:style style:name="T22" style:family="text">
      <style:text-properties officeooo:rsid="0038d90b" fo:background-color="#ffff00" loext:char-shading-value="0"/>
    </style:style>
    <style:style style:name="T23" style:family="text">
      <style:text-properties officeooo:rsid="003923f3" fo:background-color="#ffff00" loext:char-shading-value="0"/>
    </style:style>
    <style:style style:name="T24" style:family="text">
      <style:text-properties officeooo:rsid="003aac35" fo:background-color="#ffff00" loext:char-shading-value="0"/>
    </style:style>
    <style:style style:name="T25" style:family="text">
      <style:text-properties officeooo:rsid="003bfecb" fo:background-color="#ffff00" loext:char-shading-value="0"/>
    </style:style>
    <style:style style:name="T26" style:family="text">
      <style:text-properties officeooo:rsid="004324b7" fo:background-color="#ffff00" loext:char-shading-value="0"/>
    </style:style>
    <style:style style:name="T27" style:family="text">
      <style:text-properties officeooo:rsid="004324b7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45255e" fo:background-color="#ffff00" loext:char-shading-value="0"/>
    </style:style>
    <style:style style:name="T30" style:family="text">
      <style:text-properties style:text-position="super 58%"/>
    </style:style>
    <style:style style:name="T31" style:family="text">
      <style:text-properties officeooo:rsid="002a242b"/>
    </style:style>
    <style:style style:name="T32" style:family="text">
      <style:text-properties officeooo:rsid="003923f3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325f69" fo:background-color="transparent" loext:char-shading-value="0"/>
    </style:style>
    <style:style style:name="T35" style:family="text">
      <style:text-properties officeooo:rsid="003ff8e1"/>
    </style:style>
    <style:style style:name="T36" style:family="text">
      <style:text-properties officeooo:rsid="004324b7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background-color="#ffff00" loext:char-shading-value="0" style:font-size-asian="9pt" style:font-size-complex="9pt"/>
    </style:style>
    <style:style style:name="T39" style:family="text">
      <style:text-properties fo:font-size="9pt" officeooo:rsid="0045255e" fo:background-color="#ffff00" loext:char-shading-value="0" style:font-size-asian="9pt" style:font-size-complex="9pt"/>
    </style:style>
    <style:style style:name="T40" style:family="text">
      <style:text-properties fo:font-size="9pt" officeooo:rsid="004324b7" fo:background-color="#ffff00" loext:char-shading-value="0" style:font-size-asian="9pt" style:font-size-complex="9pt"/>
    </style:style>
    <style:style style:name="T41" style:family="text">
      <style:text-properties fo:font-size="9pt" officeooo:rsid="004f28f5" fo:background-color="#ffff00" loext:char-shading-value="0" style:font-size-asian="9pt" style:font-size-complex="9pt"/>
    </style:style>
    <style:style style:name="T42" style:family="text">
      <style:text-properties officeooo:rsid="0045255e"/>
    </style:style>
    <style:style style:name="T43" style:family="text">
      <style:text-properties officeooo:rsid="004f28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; Generate sample G6 data for search DC7 types</text:p>
      <text:p text:style-name="P1">number of samples to generate 10000000</text:p>
      <text:p text:style-name="P1">Generate by random cells</text:p>
      <text:p text:style-name="P1">ShowResults <text:s text:c="6"/>Total Keys = 76 <text:s/>Total Samples = 724 <text:s/>Total Seen = 249903247</text:p>
      <text:p text:style-name="P1"/>
      <text:p text:style-name="P1">item 0 <text:s/>Key= <text:s/>1 (44C) <text:s/>count=10000002</text:p>
      <text:p text:style-name="P1"><text:s/>1 44C <text:s/>cF [r, r, r, r, r, r) <text:s/>[r,r,r,r,r,r,2r]</text:p>
      <text:p text:style-name="P1">largest eigenvalue 1.18599e+06 vector = <text:s/>-0.316228<text:tab/>-0.316228<text:tab/>-0.316228<text:tab/>-0.316228<text:tab/>-0.316228<text:tab/>-0.316228<text:tab/>-0.632456<text:tab/></text:p>
      <text:p text:style-name="P1"><text:s/>next eigenvalue <text:s/>6.23464e-08 </text:p>
      <text:p text:style-name="P1"/>
      <text:p text:style-name="P1"><text:s text:c="3"/>72.739 <text:s text:c="3"/>72.739 <text:s text:c="3"/>72.739 <text:s text:c="3"/>72.739 <text:s text:c="3"/>72.739 <text:s text:c="3"/>72.739 <text:s/></text:p>
      <text:p text:style-name="P1"><text:s text:c="4"/>72.739 <text:s text:c="3"/>72.739 <text:s text:c="3"/>72.739 <text:s text:c="3"/>72.739 <text:s text:c="3"/>72.739 <text:s text:c="3"/>72.739 <text:s text:c="2"/>145.478 <text:s text:c="2"/>145.478 <text:s text:c="2"/>145.478 <text:s text:c="2"/>218.216 <text:s text:c="2"/>218.216 <text:s text:c="2"/>218.216 <text:s text:c="2"/>436.433 <text:s/></text:p>
      <text:p text:style-name="P1"/>
      <text:p text:style-name="P1"><text:s text:c="3"/>63.995 <text:s text:c="3"/>63.995 <text:s text:c="3"/>63.995 <text:s text:c="3"/>63.995 <text:s text:c="3"/>63.995 <text:s text:c="3"/>63.995 <text:s/></text:p>
      <text:p text:style-name="P1"><text:s text:c="4"/>63.995 <text:s text:c="3"/>63.995 <text:s text:c="3"/>63.995 <text:s text:c="3"/>63.995 <text:s text:c="3"/>63.995 <text:s text:c="3"/>63.995 <text:s text:c="2"/>127.990 <text:s text:c="2"/>127.990 <text:s text:c="2"/>127.990 <text:s text:c="2"/>191.986 <text:s text:c="2"/>191.986 <text:s text:c="2"/>191.986 <text:s text:c="2"/>383.971 <text:s/></text:p>
      <text:p text:style-name="P1"/>
      <text:p text:style-name="P1"><text:s text:c="3"/>59.114 <text:s text:c="3"/>59.114 <text:s text:c="3"/>59.114 <text:s text:c="3"/>59.114 <text:s text:c="3"/>59.114 <text:s text:c="3"/>59.114 </text:p>
      <text:p text:style-name="P1"><text:s text:c="3"/>49.573 <text:s text:c="3"/>49.573 <text:s text:c="3"/>49.573 <text:s text:c="3"/>49.573 <text:s text:c="3"/>49.573 <text:s text:c="3"/>49.573 </text:p>
      <text:p text:style-name="P1"><text:s text:c="3"/>49.293 <text:s text:c="3"/>49.293 <text:s text:c="3"/>49.293 <text:s text:c="3"/>49.293 <text:s text:c="3"/>49.293 <text:s text:c="3"/>49.293 </text:p>
      <text:p text:style-name="P1"><text:s text:c="2"/>110.138 <text:s text:c="2"/>110.138 <text:s text:c="2"/>110.138 <text:s text:c="2"/>110.138 <text:s text:c="2"/>110.138 <text:s text:c="2"/>110.138 </text:p>
      <text:p text:style-name="P1"><text:s text:c="3"/>68.130 <text:s text:c="3"/>68.130 <text:s text:c="3"/>68.130 <text:s text:c="3"/>68.130 <text:s text:c="3"/>68.130 <text:s text:c="3"/>68.130 </text:p>
      <text:p text:style-name="P1"><text:s text:c="3"/>62.309 <text:s text:c="3"/>62.309 <text:s text:c="3"/>62.309 <text:s text:c="3"/>62.309 <text:s text:c="3"/>62.309 <text:s text:c="3"/>62.309 </text:p>
      <text:p text:style-name="P1"><text:s text:c="3"/>86.284 <text:s text:c="3"/>86.284 <text:s text:c="3"/>86.284 <text:s text:c="3"/>86.284 <text:s text:c="3"/>86.284 <text:s text:c="3"/>86.284 </text:p>
      <text:p text:style-name="P1"/>
      <text:p text:style-name="P1">item 1 <text:s/>Key= <text:s/>2 (49C) <text:s/>count=26574</text:p>
      <text:p text:style-name="P1"><text:s/>2 49C <text:s/>hR [r, r, r, s, s, s) <text:s/>[r,r,r,2r-s,2-s,3r-s]</text:p>
      <text:p text:style-name="P1">largest eigenvalue 353295 vector = <text:s/>-0.251663<text:tab/>-0.251663<text:tab/>-0.251663<text:tab/>-0.373891<text:tab/>-0.390733<text:tab/>-0.390733<text:tab/>-0.604035<text:tab/></text:p>
      <text:p text:style-name="P1"><text:s/>next eigenvalue <text:s/>52003.1 </text:p>
      <text:p text:style-name="P1"/>
      <text:p text:style-name="P1"><text:s text:c="2"/>149.087 <text:s text:c="2"/>149.087 <text:s text:c="2"/>149.087 <text:s text:c="4"/>4.550 <text:s text:c="4"/>4.550 <text:s text:c="4"/>4.550 <text:s/></text:p>
      <text:p text:style-name="P1"><text:s text:c="3"/>149.087 <text:s text:c="2"/>149.087 <text:s text:c="2"/>149.087 <text:s text:c="2"/>293.625 <text:s text:c="2"/>293.625 <text:s text:c="2"/>293.625 <text:s text:c="2"/>302.724 <text:s text:c="2"/>302.724 <text:s text:c="2"/>302.724 <text:s text:c="2"/>442.712 <text:s text:c="2"/>442.712 <text:s text:c="2"/>442.712 <text:s text:c="2"/>460.910 <text:s/></text:p>
      <text:p text:style-name="P1"/>
      <text:p text:style-name="P1"><text:s text:c="2"/>533.059 <text:s text:c="2"/>533.059 <text:s text:c="2"/>685.076 <text:s text:c="2"/>533.059 <text:s text:c="2"/>533.059 <text:s text:c="2"/>533.059 <text:s/></text:p>
      <text:p text:style-name="P1"><text:s text:c="3"/>533.059 <text:s text:c="2"/>533.059 <text:s text:c="2"/>533.059 <text:s text:c="2"/>685.076 <text:s text:c="2"/>685.076 <text:s text:c="2"/>685.076 <text:s/>1218.135 <text:s/>1218.135 <text:s/>1218.135 <text:s/>1599.176 <text:s/>1751.193 <text:s/>1751.193 <text:s/>3350.370 <text:s/></text:p>
      <text:p text:style-name="P1"/>
      <text:p text:style-name="P1"><text:s text:c="2"/>197.404 <text:s text:c="2"/>197.404 <text:s text:c="2"/>274.189 <text:s text:c="2"/>197.404 <text:s text:c="2"/>197.404 <text:s text:c="2"/>197.404 </text:p>
      <text:p text:style-name="P1"><text:s text:c="2"/>525.056 <text:s text:c="2"/>525.056 <text:s text:c="2"/>525.056 <text:s text:c="2"/>499.375 <text:s text:c="2"/>499.375 <text:s text:c="2"/>499.375 </text:p>
      <text:p text:style-name="P1"><text:s text:c="2"/>108.188 <text:s text:c="2"/>108.188 <text:s text:c="2"/>108.188 <text:s text:c="4"/>7.424 <text:s text:c="4"/>7.424 <text:s text:c="4"/>7.424 </text:p>
      <text:p text:style-name="P1"><text:s text:c="2"/>163.546 <text:s text:c="2"/>163.546 <text:s text:c="2"/>163.546 <text:s text:c="4"/>4.971 <text:s text:c="4"/>4.971 <text:s text:c="4"/>4.971 </text:p>
      <text:p text:style-name="P1"><text:s text:c="2"/>181.476 <text:s text:c="2"/>181.476 <text:s text:c="2"/>181.476 <text:s text:c="4"/>5.124 <text:s text:c="4"/>5.124 <text:s text:c="4"/>5.124 </text:p>
      <text:p text:style-name="P1"><text:s text:c="2"/>617.785 <text:s text:c="2"/>617.785 <text:s text:c="2"/>617.785 <text:s text:c="3"/>63.631 <text:s text:c="3"/>63.631 <text:s text:c="3"/>63.631 </text:p>
      <text:p text:style-name="P1"><text:s text:c="3"/>94.761 <text:s text:c="3"/>94.761 <text:s text:c="3"/>94.761 <text:s text:c="4"/>8.240 <text:s text:c="4"/>8.240 <text:s text:c="4"/>8.240 </text:p>
      <text:p text:style-name="P1"/>
      <text:p text:style-name="P1">item 2 <text:s/>Key= <text:s/>3 (44A) <text:s/>count=10000002</text:p>
      <text:p text:style-name="P1"><text:s/>3 44A <text:s/>cP [r, r, r, 0, 0, 0) <text:s/>[r,r,r,2r,2r,2r,2r]</text:p>
      <text:p text:style-name="P1">largest eigenvalue 3.95414e+06 vector = <text:s/>0.229416<text:tab/>0.229416<text:tab/>0.229416<text:tab/>0.458831<text:tab/>0.458831<text:tab/>0.458831<text:tab/>0.458831<text:tab/></text:p>
      <text:p text:style-name="P1"><text:s/>next eigenvalue <text:s/>3.72365e-09 </text:p>
      <text:p text:style-name="P1"/>
      <text:p text:style-name="P1"><text:s text:c="2"/>171.560 <text:s text:c="2"/>171.560 <text:s text:c="2"/>171.560 <text:s text:c="4"/>0.000 <text:s text:c="4"/>0.000 <text:s text:c="4"/>0.000 <text:s/></text:p>
      <text:p text:style-name="P1"><text:s text:c="3"/>171.560 <text:s text:c="2"/>171.560 <text:s text:c="2"/>171.560 <text:s text:c="2"/>343.119 <text:s text:c="2"/>343.119 <text:s text:c="2"/>343.119 <text:s text:c="2"/>343.119 <text:s text:c="2"/>343.119 <text:s text:c="2"/>343.119 <text:s text:c="2"/>514.679 <text:s text:c="2"/>514.679 <text:s text:c="2"/>514.679 <text:s text:c="2"/>514.679 <text:s/></text:p>
      <text:p text:style-name="P1"/>
      <text:p text:style-name="P1"><text:s text:c="2"/>130.544 <text:s text:c="2"/>130.544 <text:s text:c="2"/>130.544 <text:s text:c="4"/>0.000 <text:s text:c="4"/>0.000 <text:s text:c="4"/>0.000 <text:s/></text:p>
      <text:p text:style-name="P1"><text:s text:c="3"/>130.544 <text:s text:c="2"/>130.544 <text:s text:c="2"/>130.544 <text:s text:c="2"/>261.088 <text:s text:c="2"/>261.088 <text:s text:c="2"/>261.088 <text:s text:c="2"/>261.088 <text:s text:c="2"/>261.088 <text:s text:c="2"/>261.088 <text:s text:c="2"/>391.631 <text:s text:c="2"/>391.631 <text:s text:c="2"/>391.631 <text:s text:c="2"/>391.631 <text:s/></text:p>
      <text:p text:style-name="P1"/>
      <text:p text:style-name="P1"><text:s text:c="2"/>183.091 <text:s text:c="2"/>183.091 <text:s text:c="2"/>183.091 <text:s text:c="4"/>0.000 <text:s text:c="4"/>0.000 <text:s text:c="4"/>0.000 </text:p>
      <text:p text:style-name="P1"><text:s text:c="2"/>113.135 <text:s text:c="2"/>113.135 <text:s text:c="2"/>113.135 <text:s text:c="4"/>0.000 <text:s text:c="4"/>0.000 <text:s text:c="4"/>0.000 </text:p>
      <text:p text:style-name="P1"><text:s text:c="2"/>135.557 <text:s text:c="2"/>135.557 <text:s text:c="2"/>135.557 <text:s text:c="4"/>0.000 <text:s text:c="4"/>0.000 <text:s text:c="4"/>0.000 </text:p>
      <text:p text:style-name="P1"><text:s text:c="2"/>242.615 <text:s text:c="2"/>242.615 <text:s text:c="2"/>242.615 <text:s text:c="4"/>0.000 <text:s text:c="4"/>0.000 <text:s text:c="4"/>0.000 </text:p>
      <text:p text:style-name="P1"><text:s text:c="2"/>212.869 <text:s text:c="2"/>212.869 <text:s text:c="2"/>212.869 <text:s text:c="4"/>0.000 <text:s text:c="4"/>0.000 <text:s text:c="4"/>0.000 </text:p>
      <text:p text:style-name="P1"><text:s text:c="2"/>348.059 <text:s text:c="2"/>348.059 <text:s text:c="2"/>348.059 <text:s text:c="4"/>0.000 <text:s text:c="4"/>0.000 <text:s text:c="4"/>0.000 </text:p>
      <text:p text:style-name="P1"><text:s text:c="2"/>220.472 <text:s text:c="2"/>220.472 <text:s text:c="2"/>220.472 <text:s text:c="4"/>0.000 <text:s text:c="4"/>0.000 <text:s text:c="4"/>0.000 </text:p>
      <text:p text:style-name="P1"/>
      <text:p text:style-name="P1">item 3 <text:s/>Key= <text:s/>4a (49D) <text:s/>count=6782398</text:p>
      <text:p text:style-name="P1"><text:s/>4a 49D <text:s/>hR [r, r, r, -s, -s, -s) <text:s/>[r,r,r,3r-3s,2r-s,2r-s,3r-s]</text:p>
      <text:p text:style-name="P1">largest eigenvalue 1.60712e+06 vector = <text:s/>-0.304722<text:tab/>-0.323459<text:tab/>-0.323459<text:tab/>-0.356747<text:tab/>-0.436129<text:tab/>-0.436129<text:tab/>-0.436129<text:tab/></text:p>
      <text:p text:style-name="P1"><text:s/>next eigenvalue <text:s/>55330.5 </text:p>
      <text:p text:style-name="P1"/>
      <text:p text:style-name="P1"><text:s text:c="2"/>171.560 <text:s text:c="2"/>171.560 <text:s text:c="2"/>171.560 <text:s text:c="2"/>-98.821 <text:s text:c="2"/>-98.821 <text:s text:c="2"/>-98.821 <text:s/></text:p>
      <text:p text:style-name="P1"><text:s text:c="3"/>171.560 <text:s text:c="2"/>171.560 <text:s text:c="2"/>171.560 <text:s text:c="2"/>218.216 <text:s text:c="2"/>244.298 <text:s text:c="2"/>244.298 <text:s text:c="2"/>244.298 <text:s text:c="2"/>441.940 <text:s text:c="2"/>441.940 <text:s text:c="2"/>441.940 <text:s text:c="2"/>613.500 <text:s text:c="2"/>613.500 <text:s text:c="2"/>613.500 <text:s/></text:p>
      <text:p text:style-name="P1"><text:soft-page-break/></text:p>
      <text:p text:style-name="P1"><text:s text:c="2"/>130.544 <text:s text:c="2"/>130.544 <text:s text:c="2"/>130.544 <text:s text:c="2"/>-66.549 <text:s text:c="2"/>-66.549 <text:s text:c="2"/>-66.549 <text:s/></text:p>
      <text:p text:style-name="P1"><text:s text:c="3"/>130.544 <text:s text:c="2"/>130.544 <text:s text:c="2"/>130.544 <text:s text:c="2"/>191.986 <text:s text:c="2"/>194.539 <text:s text:c="2"/>194.539 <text:s text:c="2"/>194.539 <text:s text:c="2"/>327.636 <text:s text:c="2"/>327.636 <text:s text:c="2"/>327.636 <text:s text:c="2"/>458.180 <text:s text:c="2"/>458.180 <text:s text:c="2"/>458.180 <text:s/></text:p>
      <text:p text:style-name="P1"/>
      <text:p text:style-name="P1"><text:s text:c="2"/>177.343 <text:s text:c="2"/>183.091 <text:s text:c="2"/>183.091 <text:s/>-123.976 <text:s/>-118.229 <text:s/>-118.229 </text:p>
      <text:p text:style-name="P1"><text:s text:c="2"/>113.135 <text:s text:c="2"/>113.135 <text:s text:c="2"/>113.135 <text:s text:c="2"/>-63.562 <text:s text:c="2"/>-63.562 <text:s text:c="2"/>-63.562 </text:p>
      <text:p text:style-name="P1"><text:s text:c="2"/>135.557 <text:s text:c="2"/>135.557 <text:s text:c="2"/>135.557 <text:s text:c="2"/>-86.264 <text:s text:c="2"/>-86.264 <text:s text:c="2"/>-86.264 </text:p>
      <text:p text:style-name="P1"><text:s text:c="2"/>242.615 <text:s text:c="2"/>242.615 <text:s text:c="2"/>242.615 <text:s/>-132.477 <text:s/>-132.477 <text:s/>-132.477 </text:p>
      <text:p text:style-name="P1"><text:s text:c="2"/>204.391 <text:s text:c="2"/>212.869 <text:s text:c="2"/>212.869 <text:s/>-144.739 <text:s/>-136.261 <text:s/>-136.261 </text:p>
      <text:p text:style-name="P1"><text:s text:c="2"/>220.472 <text:s text:c="2"/>220.472 <text:s text:c="2"/>220.472 <text:s/>-134.188 <text:s/>-134.188 <text:s/>-134.188 </text:p>
      <text:p text:style-name="P1"><text:s text:c="2"/>285.643 <text:s text:c="2"/>285.643 <text:s text:c="2"/>285.643 <text:s/>-160.887 <text:s/>-160.887 <text:s/>-160.887 </text:p>
      <text:p text:style-name="P1"/>
      <text:p text:style-name="P1">item 4 <text:s/>Key= <text:s/>4b (49D) <text:s/>count=951183</text:p>
      <text:p text:style-name="P1"><text:s/>4b 49D <text:s/>hR [r, r, r, -s, -s, -s) <text:s/>[r,r,r,2r-s,2r-s,2r-s,s+2r]</text:p>
      <text:p text:style-name="P1">largest eigenvalue 589765 vector = <text:s/>-0.267632<text:tab/>-0.267632<text:tab/>-0.267632<text:tab/>-0.429975<text:tab/>-0.429975<text:tab/>-0.429975<text:tab/>-0.480087<text:tab/></text:p>
      <text:p text:style-name="P1"><text:s/>next eigenvalue <text:s/>25784.5 </text:p>
      <text:p text:style-name="P1"/>
      <text:p text:style-name="P1"><text:s text:c="2"/>144.601 <text:s text:c="2"/>144.601 <text:s text:c="2"/>144.601 <text:s text:c="2"/>-60.799 <text:s text:c="2"/>-60.799 <text:s text:c="2"/>-60.799 <text:s/></text:p>
      <text:p text:style-name="P1"><text:s text:c="3"/>144.601 <text:s text:c="2"/>144.601 <text:s text:c="2"/>144.601 <text:s text:c="2"/>228.402 <text:s text:c="2"/>228.402 <text:s text:c="2"/>228.402 <text:s text:c="2"/>251.405 <text:s text:c="2"/>350.000 <text:s text:c="2"/>350.000 <text:s text:c="2"/>350.000 <text:s text:c="2"/>494.601 <text:s text:c="2"/>494.601 <text:s text:c="2"/>494.601 <text:s/></text:p>
      <text:p text:style-name="P1"/>
      <text:p text:style-name="P1"><text:s text:c="2"/>175.548 <text:s text:c="2"/>175.548 <text:s text:c="2"/>175.548 <text:s text:c="2"/>-79.749 <text:s text:c="2"/>-79.749 <text:s text:c="2"/>-79.749 <text:s/></text:p>
      <text:p text:style-name="P1"><text:s text:c="3"/>175.548 <text:s text:c="2"/>175.548 <text:s text:c="2"/>175.548 <text:s text:c="2"/>271.347 <text:s text:c="2"/>271.347 <text:s text:c="2"/>271.347 <text:s text:c="2"/>287.397 <text:s text:c="2"/>430.846 <text:s text:c="2"/>430.846 <text:s text:c="2"/>430.846 <text:s text:c="2"/>606.394 <text:s text:c="2"/>606.394 <text:s text:c="2"/>606.394 <text:s/></text:p>
      <text:p text:style-name="P1"/>
      <text:p text:style-name="P1"><text:s text:c="2"/>182.231 <text:s text:c="2"/>182.231 <text:s text:c="2"/>182.231 <text:s text:c="2"/>-65.987 <text:s text:c="2"/>-65.987 <text:s text:c="2"/>-65.987 </text:p>
      <text:p text:style-name="P1"><text:s text:c="3"/>75.093 <text:s text:c="3"/>75.093 <text:s text:c="3"/>75.093 <text:s text:c="2"/>-27.736 <text:s text:c="2"/>-27.736 <text:s text:c="2"/>-27.736 </text:p>
      <text:p text:style-name="P1"><text:s text:c="2"/>130.409 <text:s text:c="2"/>130.409 <text:s text:c="2"/>130.409 <text:s text:c="2"/>-63.157 <text:s text:c="2"/>-63.157 <text:s text:c="2"/>-63.157 </text:p>
      <text:p text:style-name="P1"><text:s text:c="2"/>161.501 <text:s text:c="2"/>161.501 <text:s text:c="2"/>161.501 <text:s text:c="2"/>-76.988 <text:s text:c="2"/>-76.988 <text:s text:c="2"/>-76.988 </text:p>
      <text:p text:style-name="P1"><text:s text:c="2"/>125.914 <text:s text:c="2"/>125.914 <text:s text:c="2"/>125.914 <text:s text:c="2"/>-58.576 <text:s text:c="2"/>-58.576 <text:s text:c="2"/>-58.576 </text:p>
      <text:p text:style-name="P1"><text:s text:c="2"/>198.979 <text:s text:c="2"/>198.979 <text:s text:c="2"/>198.979 <text:s text:c="2"/>-98.498 <text:s text:c="2"/>-98.498 <text:s text:c="2"/>-98.498 </text:p>
      <text:p text:style-name="P1"><text:s text:c="2"/>119.032 <text:s text:c="2"/>119.032 <text:s text:c="2"/>119.032 <text:s text:c="2"/>-46.803 <text:s text:c="2"/>-46.803 <text:s text:c="2"/>-46.803 </text:p>
      <text:p text:style-name="P1"/>
      <text:p text:style-name="P1">item 5 <text:s/>Key= <text:s/>5 (44B) <text:s/>count=9998948</text:p>
      <text:p text:style-name="P1"><text:s/>5 44B <text:s/>cI (3r, 3r, 3r, -2r, -2r, -2r) <text:s/>[r,r,r,r,4r/3,4r/3,4r/3]</text:p>
      <text:p text:style-name="P1">largest eigenvalue 2.92093e+06 vector = <text:s/>-0.327327<text:tab/>-0.327327<text:tab/>-0.327327<text:tab/>-0.327327<text:tab/>-0.436436<text:tab/>-0.436436<text:tab/>-0.436436<text:tab/></text:p>
      <text:p text:style-name="P1"><text:s/>next eigenvalue <text:s/>1.16127e-07 </text:p>
      <text:p text:style-name="P1"/>
      <text:p text:style-name="P1"><text:s text:c="2"/>164.382 <text:s text:c="2"/>164.382 <text:s text:c="2"/>164.382 <text:s/>-109.588 <text:s/>-109.588 <text:s/>-109.588 <text:s/></text:p>
      <text:p text:style-name="P1"><text:s text:c="3"/>164.382 <text:s text:c="2"/>164.382 <text:s text:c="2"/>164.382 <text:s text:c="2"/>164.382 <text:s text:c="2"/>219.176 <text:s text:c="2"/>219.176 <text:s text:c="2"/>219.176 <text:s text:c="2"/>438.351 <text:s text:c="2"/>438.351 <text:s text:c="2"/>438.351 <text:s text:c="2"/>602.733 <text:s text:c="2"/>602.733 <text:s text:c="2"/>602.733 <text:s/></text:p>
      <text:p text:style-name="P1"/>
      <text:p text:style-name="P1"><text:s text:c="2"/>121.091 <text:s text:c="2"/>121.091 <text:s text:c="2"/>121.091 <text:s text:c="2"/>-80.727 <text:s text:c="2"/>-80.727 <text:s text:c="2"/>-80.727 <text:s/></text:p>
      <text:p text:style-name="P1"><text:s text:c="3"/>121.091 <text:s text:c="2"/>121.091 <text:s text:c="2"/>121.091 <text:s text:c="2"/>121.091 <text:s text:c="2"/>161.455 <text:s text:c="2"/>161.455 <text:s text:c="2"/>161.455 <text:s text:c="2"/>322.910 <text:s text:c="2"/>322.910 <text:s text:c="2"/>322.910 <text:s text:c="2"/>444.001 <text:s text:c="2"/>444.001 <text:s text:c="2"/>444.001 <text:s/></text:p>
      <text:p text:style-name="P1"/>
      <text:p text:style-name="P1"><text:s text:c="2"/>183.975 <text:s text:c="2"/>183.975 <text:s text:c="2"/>183.975 <text:s/>-122.650 <text:s/>-122.650 <text:s/>-122.650 </text:p>
      <text:p text:style-name="P1"><text:s text:c="2"/>107.661 <text:s text:c="2"/>107.661 <text:s text:c="2"/>107.661 <text:s text:c="2"/>-71.774 <text:s text:c="2"/>-71.774 <text:s text:c="2"/>-71.774 </text:p>
      <text:p text:style-name="P1"><text:s text:c="2"/>133.661 <text:s text:c="2"/>133.661 <text:s text:c="2"/>133.661 <text:s text:c="2"/>-89.107 <text:s text:c="2"/>-89.107 <text:s text:c="2"/>-89.107 </text:p>
      <text:p text:style-name="P1"><text:s text:c="2"/>229.107 <text:s text:c="2"/>229.107 <text:s text:c="2"/>229.107 <text:s/>-152.738 <text:s/>-152.738 <text:s/>-152.738 </text:p>
      <text:p text:style-name="P1"><text:s text:c="2"/>214.174 <text:s text:c="2"/>214.174 <text:s text:c="2"/>214.174 <text:s/>-142.783 <text:s/>-142.783 <text:s/>-142.783 </text:p>
      <text:p text:style-name="P1"><text:s text:c="2"/>372.849 <text:s text:c="2"/>372.849 <text:s text:c="2"/>372.849 <text:s/>-248.566 <text:s/>-248.566 <text:s/>-248.566 </text:p>
      <text:p text:style-name="P1"><text:s text:c="2"/>214.567 <text:s text:c="2"/>214.567 <text:s text:c="2"/>214.567 <text:s/>-143.045 <text:s/>-143.045 <text:s/>-143.045 </text:p>
      <text:p text:style-name="P1"/>
      <text:p text:style-name="P1">item 6 <text:s/>Key= <text:s/>6a (45D) <text:s/>count=2778472</text:p>
      <text:p text:style-name="P1"><text:s/>6a 45D <text:s/>tI [r, r, r, -r+s, -r+s, -2s) <text:s/>[r,r,r,r,2r-2s,s+r,s+r]</text:p>
      <text:p text:style-name="P1">largest eigenvalue 1.25407e+06 vector = <text:s/>-0.326241<text:tab/>-0.326241<text:tab/>-0.326241<text:tab/>-0.326241<text:tab/>-0.380487<text:tab/>-0.429321<text:tab/>-0.495157<text:tab/></text:p>
      <text:p text:style-name="P1"><text:s/>next eigenvalue <text:s/>88161.5 </text:p>
      <text:p text:style-name="P1"/>
      <text:p text:style-name="P1"><text:s text:c="2"/>107.661 <text:s text:c="2"/>107.661 <text:s text:c="2"/>107.661 <text:s text:c="2"/>-34.751 <text:s text:c="2"/>-90.285 <text:s text:c="2"/>-90.285 <text:s/></text:p>
      <text:p text:style-name="P1"><text:s text:c="3"/>107.661 <text:s text:c="2"/>107.661 <text:s text:c="2"/>107.661 <text:s text:c="2"/>107.661 <text:s text:c="2"/>125.036 <text:s text:c="2"/>125.036 <text:s text:c="2"/>180.570 <text:s text:c="2"/>250.072 <text:s text:c="2"/>305.606 <text:s text:c="2"/>305.606 <text:s text:c="2"/>357.732 <text:s text:c="2"/>357.732 <text:s text:c="2"/>468.801 <text:s/></text:p>
      <text:p text:style-name="P1"/>
      <text:p text:style-name="P1"><text:s text:c="2"/>133.661 <text:s text:c="2"/>133.661 <text:s text:c="2"/>133.661 <text:s text:c="2"/>-67.625 <text:s text:c="2"/>-67.625 <text:s/>-132.071 <text:s/></text:p>
      <text:p text:style-name="P1"><text:s text:c="3"/>133.661 <text:s text:c="2"/>133.661 <text:s text:c="2"/>133.661 <text:s text:c="2"/>133.661 <text:s text:c="2"/>135.251 <text:s text:c="2"/>199.697 <text:s text:c="2"/>199.697 <text:s text:c="2"/>334.948 <text:s text:c="2"/>334.948 <text:s text:c="2"/>399.393 <text:s text:c="2"/>404.163 <text:s text:c="2"/>533.055 <text:s text:c="2"/>533.055 <text:s/></text:p>
      <text:p text:style-name="P1"/>
      <text:p text:style-name="P1"><text:s text:c="2"/>224.395 <text:s text:c="2"/>224.395 <text:s text:c="2"/>224.395 <text:s/>-135.021 <text:s/>-156.885 <text:s/>-156.885 </text:p>
      <text:p text:style-name="P1"><text:s text:c="2"/>183.553 <text:s text:c="2"/>183.553 <text:s text:c="2"/>183.553 <text:s text:c="2"/>-60.390 <text:s/>-153.358 <text:s/>-153.358 </text:p>
      <text:p text:style-name="P1"><text:s text:c="2"/>105.737 <text:s text:c="2"/>105.737 <text:s text:c="2"/>105.737 <text:s text:c="2"/>-66.922 <text:s text:c="2"/>-66.922 <text:s text:c="2"/>-77.631 </text:p>
      <text:p text:style-name="P1"><text:s text:c="2"/>148.943 <text:s text:c="2"/>148.943 <text:s text:c="2"/>148.943 <text:s text:c="2"/>-80.089 <text:s text:c="2"/>-80.089 <text:s/>-137.708 </text:p>
      <text:p text:style-name="P1"><text:s text:c="2"/>114.028 <text:s text:c="2"/>114.028 <text:s text:c="2"/>114.028 <text:s text:c="2"/>-31.740 <text:s text:c="2"/>-98.158 <text:s text:c="2"/>-98.158 </text:p>
      <text:p text:style-name="P1"><text:s text:c="2"/>141.870 <text:s text:c="2"/>141.870 <text:s text:c="2"/>141.870 <text:s text:c="2"/>-90.936 <text:s text:c="2"/>-96.402 <text:s text:c="2"/>-96.402 </text:p>
      <text:p text:style-name="P1"><text:s text:c="2"/>228.098 <text:s text:c="2"/>228.098 <text:s text:c="2"/>228.098 <text:s/>-146.964 <text:s/>-146.964 <text:s/>-162.269 </text:p>
      <text:p text:style-name="P1"/>
      <text:p text:style-name="P1">item 7 <text:s/>Key= <text:s/>6b (45D) <text:s/>count=2617112</text:p>
      <text:p text:style-name="P1"><text:soft-page-break/><text:s/>6b 45D <text:s/>tI [r, r, r, -r+s, -r+s, -2s) <text:s/>[r,r,r,r,s,s+r,s+r,2r-2s]</text:p>
      <text:p text:style-name="P1">largest eigenvalue 1.56442e+06 vector = <text:s/>-0.270497<text:tab/>-0.270497<text:tab/>-0.373656<text:tab/>-0.373656<text:tab/>-0.37463<text:tab/>-0.37463<text:tab/>-0.541968<text:tab/></text:p>
      <text:p text:style-name="P1"><text:s/>next eigenvalue <text:s/>140959 </text:p>
      <text:p text:style-name="P1"/>
      <text:p text:style-name="P1"><text:s text:c="3"/>97.803 <text:s text:c="3"/>97.803 <text:s text:c="2"/>164.382 <text:s text:c="2"/>-97.803 <text:s text:c="2"/>-97.803 <text:s text:c="3"/>-0.000 <text:s/></text:p>
      <text:p text:style-name="P1"><text:s text:c="4"/>97.803 <text:s text:c="3"/>97.803 <text:s text:c="2"/>164.382 <text:s text:c="2"/>164.382 <text:s text:c="2"/>164.382 <text:s text:c="2"/>164.382 <text:s text:c="2"/>195.605 <text:s text:c="2"/>195.605 <text:s text:c="2"/>359.987 <text:s text:c="2"/>359.987 <text:s text:c="2"/>359.987 <text:s text:c="2"/>359.987 <text:s text:c="2"/>555.592 <text:s/></text:p>
      <text:p text:style-name="P1"/>
      <text:p text:style-name="P1"><text:s text:c="2"/>146.926 <text:s text:c="2"/>146.926 <text:s text:c="2"/>229.107 <text:s/>-146.926 <text:s/>-146.926 <text:s text:c="3"/>-0.000 <text:s/></text:p>
      <text:p text:style-name="P1"><text:s text:c="3"/>146.926 <text:s text:c="2"/>146.926 <text:s text:c="2"/>229.107 <text:s text:c="2"/>229.107 <text:s text:c="2"/>229.107 <text:s text:c="2"/>229.107 <text:s text:c="2"/>293.851 <text:s text:c="2"/>293.851 <text:s text:c="2"/>522.958 <text:s text:c="2"/>522.958 <text:s text:c="2"/>522.958 <text:s text:c="2"/>522.958 <text:s text:c="2"/>816.809 <text:s/></text:p>
      <text:p text:style-name="P1"/>
      <text:p text:style-name="P1"><text:s text:c="2"/>155.284 <text:s text:c="2"/>155.284 <text:s text:c="2"/>214.174 <text:s/>-155.284 <text:s/>-155.284 <text:s text:c="3"/>-0.000 </text:p>
      <text:p text:style-name="P1"><text:s text:c="2"/>292.127 <text:s text:c="2"/>292.127 <text:s text:c="2"/>372.849 <text:s/>-292.127 <text:s/>-292.127 <text:s text:c="4"/>0.000 </text:p>
      <text:p text:style-name="P1"><text:s text:c="2"/>130.898 <text:s text:c="2"/>130.898 <text:s text:c="2"/>214.567 <text:s/>-130.898 <text:s/>-130.898 <text:s text:c="4"/>0.000 </text:p>
      <text:p text:style-name="P1"><text:s text:c="2"/>218.216 <text:s text:c="2"/>218.216 <text:s text:c="2"/>272.008 <text:s/>-218.216 <text:s/>-218.216 <text:s text:c="3"/>-0.000 </text:p>
      <text:p text:style-name="P1"><text:s text:c="3"/>65.738 <text:s text:c="3"/>65.738 <text:s text:c="2"/>147.856 <text:s text:c="2"/>-65.738 <text:s text:c="2"/>-65.738 <text:s text:c="3"/>-0.000 </text:p>
      <text:p text:style-name="P1"><text:s text:c="2"/>240.828 <text:s text:c="2"/>240.828 <text:s text:c="2"/>293.383 <text:s/>-240.828 <text:s/>-240.828 <text:s text:c="4"/>0.000 </text:p>
      <text:p text:style-name="P1"><text:s text:c="2"/>156.905 <text:s text:c="2"/>156.905 <text:s text:c="2"/>234.484 <text:s/>-156.905 <text:s/>-156.905 <text:s text:c="3"/>-0.000 </text:p>
      <text:p text:style-name="P1"/>
      <text:p text:style-name="P1">item 8 <text:s/>Key= <text:s/>7<text:bookmark text:name="problem 1"/>a (45D) <text:s/>count=2840187 <text:s text:c="9"/><text:span text:style-name="T28">******************* </text:span><text:span text:style-name="T27">g6=0, but not in the character *****************************</text:span></text:p>
      <text:p text:style-name="P1"><text:s/>7a 45D <text:s/>tI [r, r, r, 2s, -r -s, -r -s) <text:s/>[r,r,r,r,2r-2s,s+r,s+r]</text:p>
      <text:p text:style-name="P1">largest eigenvalue 1.39668e+06 vector = <text:s/>-0.275326<text:tab/>-0.275326<text:tab/>-0.36943<text:tab/>-0.36943<text:tab/>-0.373477<text:tab/>-0.37903<text:tab/>-0.540634<text:tab/></text:p>
      <text:p text:style-name="P1"><text:s/>next eigenvalue <text:s/>121017 </text:p>
      <text:p text:style-name="P1"/>
      <text:p text:style-name="P1"><text:s text:c="2"/>165.086 <text:s text:c="2"/>165.086 <text:s text:c="2"/>183.975 <text:s/>-165.086 <text:s/>-165.086 <text:s text:c="4"/>0.000 <text:s/></text:p>
      <text:p text:style-name="P1"><text:s text:c="3"/>165.086 <text:s text:c="2"/>165.086 <text:s text:c="2"/>183.975 <text:s text:c="2"/>183.975 <text:s text:c="2"/>183.975 <text:s text:c="2"/>183.975 <text:s text:c="2"/>330.172 <text:s text:c="2"/>330.172 <text:s text:c="2"/>514.147 <text:s text:c="2"/>514.147 <text:s text:c="2"/>514.147 <text:s text:c="2"/>514.147 <text:s text:c="2"/>844.319 <text:s/></text:p>
      <text:p text:style-name="P1"/>
      <text:p text:style-name="P1"><text:s text:c="3"/>92.934 <text:s text:c="3"/>92.934 <text:s text:c="2"/>133.661 <text:s text:c="2"/>-92.934 <text:s text:c="2"/>-92.934 <text:s text:c="3"/>-0.000 <text:s/></text:p>
      <text:p text:style-name="P1"><text:s text:c="4"/>92.934 <text:s text:c="3"/>92.934 <text:s text:c="2"/>133.661 <text:s text:c="2"/>133.661 <text:s text:c="2"/>133.661 <text:s text:c="2"/>133.661 <text:s text:c="2"/>185.868 <text:s text:c="2"/>185.868 <text:s text:c="2"/>319.529 <text:s text:c="2"/>319.529 <text:s text:c="2"/>319.529 <text:s text:c="2"/>319.529 <text:s text:c="2"/>505.397 <text:s/></text:p>
      <text:p text:style-name="P1"/>
      <text:p text:style-name="P1"><text:s text:c="2"/>127.812 <text:s text:c="2"/>127.812 <text:s text:c="2"/>184.015 <text:s/>-127.812 <text:s/>-127.812 <text:s text:c="3"/>-0.000 </text:p>
      <text:p text:style-name="P1"><text:s text:c="2"/>158.180 <text:s text:c="2"/>158.180 <text:s text:c="2"/>191.061 <text:s/>-158.180 <text:s/>-158.180 <text:s text:c="4"/>0.000 </text:p>
      <text:p text:style-name="P1"><text:s text:c="2"/>109.240 <text:s text:c="2"/>109.240 <text:s text:c="2"/>190.787 <text:s/>-109.240 <text:s/>-109.240 <text:s text:c="4"/>0.000 </text:p>
      <text:p text:style-name="P1"><text:s text:c="3"/>50.508 <text:s text:c="3"/>50.508 <text:s text:c="3"/>95.831 <text:s text:c="2"/>-50.508 <text:s text:c="2"/>-50.508 <text:s text:c="4"/>0.000 </text:p>
      <text:p text:style-name="P1"><text:s text:c="2"/>156.656 <text:s text:c="2"/>156.656 <text:s text:c="2"/>171.340 <text:s/>-156.656 <text:s/>-156.656 <text:s text:c="3"/>-0.000 </text:p>
      <text:p text:style-name="P1"><text:s text:c="3"/>80.448 <text:s text:c="3"/>80.448 <text:s text:c="2"/>158.341 <text:s text:c="2"/>-80.448 <text:s text:c="2"/>-80.448 <text:s text:c="4"/>0.000 </text:p>
      <text:p text:style-name="P1"><text:s text:c="3"/>92.019 <text:s text:c="3"/>92.019 <text:s text:c="2"/>118.206 <text:s text:c="2"/>-92.019 <text:s text:c="2"/>-92.019 <text:s text:c="3"/>-0.000 </text:p>
      <text:p text:style-name="P1"/>
      <text:p text:style-name="P1">item 9 <text:s/>Key= <text:s/>7b (45D) <text:s/>count=2523370</text:p>
      <text:p text:style-name="P1"><text:s/>7b 45D <text:s/>tI [r, r, r, 2s, -r -s, -r -s) <text:s/>[r,r,r,r,s+r,s+r,2r-2s]</text:p>
      <text:p text:style-name="P1">largest eigenvalue 1.41712e+06 vector = <text:s/>-0.326459<text:tab/>-0.326459<text:tab/>-0.326459<text:tab/>-0.326459<text:tab/>-0.382622<text:tab/>-0.437764<text:tab/>-0.48545<text:tab/></text:p>
      <text:p text:style-name="P1"><text:s/>next eigenvalue <text:s/>87088.5 </text:p>
      <text:p text:style-name="P1"/>
      <text:p text:style-name="P1"><text:s text:c="2"/>121.091 <text:s text:c="2"/>121.091 <text:s text:c="2"/>121.091 <text:s text:c="2"/>-66.994 <text:s text:c="2"/>-87.594 <text:s text:c="2"/>-87.594 <text:s/></text:p>
      <text:p text:style-name="P1"><text:s text:c="3"/>121.091 <text:s text:c="2"/>121.091 <text:s text:c="2"/>121.091 <text:s text:c="2"/>121.091 <text:s text:c="2"/>154.588 <text:s text:c="2"/>154.588 <text:s text:c="2"/>175.188 <text:s text:c="2"/>309.177 <text:s text:c="2"/>329.777 <text:s text:c="2"/>329.777 <text:s text:c="2"/>430.268 <text:s text:c="2"/>430.268 <text:s text:c="2"/>471.468 <text:s/></text:p>
      <text:p text:style-name="P1"/>
      <text:p text:style-name="P1"><text:s text:c="2"/>107.661 <text:s text:c="2"/>107.661 <text:s text:c="2"/>107.661 <text:s text:c="3"/>-1.894 <text:s/>-106.713 <text:s/>-106.713 <text:s/></text:p>
      <text:p text:style-name="P1"><text:s text:c="3"/>107.661 <text:s text:c="2"/>107.661 <text:s text:c="2"/>107.661 <text:s text:c="2"/>107.661 <text:s text:c="2"/>108.608 <text:s text:c="2"/>108.608 <text:s text:c="2"/>213.427 <text:s text:c="2"/>217.216 <text:s text:c="2"/>322.034 <text:s text:c="2"/>322.034 <text:s text:c="2"/>324.876 <text:s text:c="2"/>324.876 <text:s text:c="2"/>534.514 <text:s/></text:p>
      <text:p text:style-name="P1"/>
      <text:p text:style-name="P1"><text:s text:c="2"/>372.849 <text:s text:c="2"/>372.849 <text:s text:c="2"/>372.849 <text:s/>-201.790 <text:s/>-201.790 <text:s/>-342.117 </text:p>
      <text:p text:style-name="P1"><text:s text:c="2"/>199.053 <text:s text:c="2"/>199.053 <text:s text:c="2"/>199.053 <text:s text:c="2"/>-43.881 <text:s/>-177.113 <text:s/>-177.113 </text:p>
      <text:p text:style-name="P1"><text:s text:c="2"/>111.316 <text:s text:c="2"/>111.316 <text:s text:c="2"/>111.316 <text:s text:c="2"/>-62.068 <text:s text:c="2"/>-62.068 <text:s text:c="2"/>-98.495 </text:p>
      <text:p text:style-name="P1"><text:s text:c="2"/>183.553 <text:s text:c="2"/>183.553 <text:s text:c="2"/>183.553 <text:s text:c="2"/>-72.860 <text:s/>-147.123 <text:s/>-147.123 </text:p>
      <text:p text:style-name="P1"><text:s text:c="2"/>105.737 <text:s text:c="2"/>105.737 <text:s text:c="2"/>105.737 <text:s text:c="2"/>-22.130 <text:s text:c="2"/>-94.672 <text:s text:c="2"/>-94.672 </text:p>
      <text:p text:style-name="P1"><text:s text:c="2"/>148.943 <text:s text:c="2"/>148.943 <text:s text:c="2"/>148.943 <text:s text:c="2"/>-22.256 <text:s/>-137.815 <text:s/>-137.815 </text:p>
      <text:p text:style-name="P1"><text:s text:c="2"/>228.098 <text:s text:c="2"/>228.098 <text:s text:c="2"/>228.098 <text:s/>-150.873 <text:s/>-150.873 <text:s/>-154.450 </text:p>
      <text:p text:style-name="P1"/>
      <text:p text:style-name="P1">item 10 <text:s/>Key= <text:s/>8a (52A) <text:s/>count=1219904</text:p>
      <text:p text:style-name="P1"><text:s/>8a 52A <text:s/>oI [r, r, r, s, t, -2r-s-t] <text:s/>[r,r,r,r,t+s,2r-s,2r-t]</text:p>
      <text:p text:style-name="P1">largest eigenvalue 607887 vector = <text:s/>-0.265867<text:tab/>-0.319678<text:tab/>-0.319678<text:tab/>-0.319678<text:tab/>-0.319678<text:tab/>-0.425555<text:tab/>-0.582616<text:tab/></text:p>
      <text:p text:style-name="P1"><text:s/>next eigenvalue <text:s/>41669.7 </text:p>
      <text:p text:style-name="P1"/>
      <text:p text:style-name="P1"><text:s text:c="3"/>36.645 <text:s text:c="2"/>107.661 <text:s text:c="2"/>107.661 <text:s text:c="3"/>34.751 <text:s text:c="3"/>36.645 <text:s text:c="3"/>36.645 <text:s/></text:p>
      <text:p text:style-name="P1"><text:s text:c="4"/>36.645 <text:s text:c="2"/>107.661 <text:s text:c="2"/>107.661 <text:s text:c="2"/>107.661 <text:s text:c="2"/>107.661 <text:s text:c="2"/>180.571 <text:s text:c="2"/>180.951 <text:s text:c="2"/>180.951 <text:s text:c="2"/>213.427 <text:s text:c="2"/>217.216 <text:s text:c="2"/>217.216 <text:s text:c="2"/>250.072 <text:s text:c="2"/>360.008 <text:s/></text:p>
      <text:p text:style-name="P1"/>
      <text:p text:style-name="P1"><text:s text:c="2"/>192.734 <text:s text:c="2"/>199.054 <text:s text:c="2"/>199.054 <text:s text:c="2"/>148.853 <text:s text:c="2"/>192.734 <text:s text:c="2"/>192.734 <text:s/></text:p>
      <text:p text:style-name="P1"><text:s text:c="3"/>192.734 <text:s text:c="2"/>199.054 <text:s text:c="2"/>199.054 <text:s text:c="2"/>199.054 <text:s text:c="2"/>199.054 <text:s text:c="2"/>249.255 <text:s text:c="2"/>354.226 <text:s text:c="2"/>441.989 <text:s text:c="2"/>441.989 <text:s text:c="2"/>546.960 <text:s text:c="2"/>584.522 <text:s text:c="2"/>584.522 <text:s/>1125.163 <text:s/></text:p>
      <text:p text:style-name="P1"/>
      <text:p text:style-name="P1"><text:s text:c="2"/>211.453 <text:s text:c="2"/>224.396 <text:s text:c="2"/>224.396 <text:s text:c="2"/>135.021 <text:s text:c="2"/>211.453 <text:s text:c="2"/>211.453 </text:p>
      <text:p text:style-name="P1"><text:s text:c="2"/>133.250 <text:s text:c="2"/>183.554 <text:s text:c="2"/>183.554 <text:s text:c="3"/>72.860 <text:s text:c="2"/>133.250 <text:s text:c="2"/>133.250 </text:p>
      <text:p text:style-name="P1"><text:s text:c="3"/>99.760 <text:s text:c="2"/>105.737 <text:s text:c="2"/>105.737 <text:s text:c="3"/>77.631 <text:s text:c="3"/>99.760 <text:s text:c="3"/>99.760 </text:p>
      <text:p text:style-name="P1"><text:s text:c="3"/>56.510 <text:s text:c="2"/>114.028 <text:s text:c="2"/>114.028 <text:s text:c="3"/>31.740 <text:s text:c="3"/>56.510 <text:s text:c="3"/>56.510 </text:p>
      <text:p text:style-name="P1"><text:soft-page-break/><text:s text:c="2"/>116.710 <text:s text:c="2"/>141.870 <text:s text:c="2"/>141.870 <text:s text:c="3"/>90.936 <text:s text:c="2"/>116.710 <text:s text:c="2"/>116.710 </text:p>
      <text:p text:style-name="P1"><text:s text:c="2"/>180.408 <text:s text:c="2"/>190.197 <text:s text:c="2"/>190.197 <text:s text:c="2"/>140.806 <text:s text:c="2"/>180.408 <text:s text:c="2"/>180.408 </text:p>
      <text:p text:style-name="P1"><text:s text:c="3"/>47.300 <text:s text:c="2"/>113.704 <text:s text:c="2"/>113.704 <text:s text:c="3"/>33.660 <text:s text:c="3"/>47.300 <text:s text:c="3"/>47.300 </text:p>
      <text:p text:style-name="P1"/>
      <text:p text:style-name="P1">item 11 <text:s/>Key= <text:s/>8b (52A) <text:s/>count=2288564</text:p>
      <text:p text:style-name="P1"><text:s/>8b 52A <text:s/>oI [r, r, r, s, t, -2r-s-t] <text:s/>[r,r,r,r,t+s,2r-t,2r-s]</text:p>
      <text:p text:style-name="P1">largest eigenvalue 1.41593e+06 vector = <text:s/>-0.134234<text:tab/>-0.358935<text:tab/>-0.358935<text:tab/>-0.358935<text:tab/>-0.358935<text:tab/>-0.416646<text:tab/>-0.541341<text:tab/></text:p>
      <text:p text:style-name="P1"><text:s/>next eigenvalue <text:s/>150795 </text:p>
      <text:p text:style-name="P1"/>
      <text:p text:style-name="P1"><text:s text:c="3"/>35.054 <text:s text:c="2"/>121.091 <text:s text:c="2"/>121.091 <text:s text:c="3"/>66.994 <text:s text:c="3"/>35.054 <text:s text:c="3"/>35.054 <text:s/></text:p>
      <text:p text:style-name="P1"><text:s text:c="4"/>35.054 <text:s text:c="2"/>121.091 <text:s text:c="2"/>121.091 <text:s text:c="2"/>121.091 <text:s text:c="2"/>121.091 <text:s text:c="2"/>175.188 <text:s text:c="2"/>191.198 <text:s text:c="2"/>191.198 <text:s text:c="2"/>210.242 <text:s text:c="2"/>210.242 <text:s text:c="2"/>274.123 <text:s text:c="2"/>309.177 <text:s text:c="2"/>414.338 <text:s/></text:p>
      <text:p text:style-name="P1"/>
      <text:p text:style-name="P1"><text:s text:c="3"/>50.617 <text:s text:c="2"/>133.661 <text:s text:c="2"/>133.661 <text:s text:c="2"/>132.071 <text:s text:c="3"/>50.617 <text:s text:c="3"/>50.617 <text:s/></text:p>
      <text:p text:style-name="P1"><text:s text:c="4"/>50.617 <text:s text:c="2"/>133.661 <text:s text:c="2"/>133.661 <text:s text:c="2"/>133.661 <text:s text:c="2"/>133.661 <text:s text:c="2"/>135.251 <text:s text:c="2"/>185.868 <text:s text:c="2"/>185.868 <text:s text:c="2"/>234.895 <text:s text:c="2"/>234.895 <text:s text:c="2"/>348.777 <text:s text:c="2"/>399.394 <text:s text:c="2"/>551.245 <text:s/></text:p>
      <text:p text:style-name="P1"/>
      <text:p text:style-name="P1"><text:s text:c="2"/>180.674 <text:s text:c="2"/>372.849 <text:s text:c="2"/>372.849 <text:s text:c="2"/>342.118 <text:s text:c="2"/>180.674 <text:s text:c="2"/>180.674 </text:p>
      <text:p text:style-name="P1"><text:s text:c="3"/>61.086 <text:s text:c="2"/>111.316 <text:s text:c="2"/>111.316 <text:s text:c="3"/>98.495 <text:s text:c="3"/>61.086 <text:s text:c="3"/>61.086 </text:p>
      <text:p text:style-name="P1"><text:s text:c="3"/>72.621 <text:s text:c="2"/>282.188 <text:s text:c="2"/>282.188 <text:s text:c="2"/>107.773 <text:s text:c="3"/>72.621 <text:s text:c="3"/>72.621 </text:p>
      <text:p text:style-name="P1"><text:s text:c="3"/>70.361 <text:s text:c="2"/>133.720 <text:s text:c="2"/>133.720 <text:s text:c="3"/>86.281 <text:s text:c="3"/>70.361 <text:s text:c="3"/>70.361 </text:p>
      <text:p text:style-name="P1"><text:s text:c="3"/>78.341 <text:s text:c="2"/>217.319 <text:s text:c="2"/>217.319 <text:s text:c="2"/>173.862 <text:s text:c="3"/>78.341 <text:s text:c="3"/>78.341 </text:p>
      <text:p text:style-name="P1"><text:s text:c="3"/>43.885 <text:s text:c="2"/>118.206 <text:s text:c="2"/>118.206 <text:s text:c="3"/>96.260 <text:s text:c="3"/>43.885 <text:s text:c="3"/>43.885 </text:p>
      <text:p text:style-name="P1"><text:s text:c="2"/>119.625 <text:s text:c="2"/>237.501 <text:s text:c="2"/>237.501 <text:s text:c="2"/>209.784 <text:s text:c="2"/>119.625 <text:s text:c="2"/>119.625 </text:p>
      <text:p text:style-name="P1"/>
      <text:p text:style-name="P1">item 12 <text:s/>Key= <text:s/>8c (52A) <text:s/>count=1</text:p>
      <text:p text:style-name="P1">No valid cases found</text:p>
      <text:p text:style-name="P1"/>
      <text:p text:style-name="P1">item 13 <text:s/>Key= <text:s/>8d (52<text:bookmark text:name="invalid 2"/>A) <text:s/>count=1</text:p>
      <text:p text:style-name="P1">No valid cases found</text:p>
      <text:p text:style-name="P1"/>
      <text:p text:style-name="P1">item 14 <text:s/>Key= <text:s/>8e (52A) <text:s/>count=1219904</text:p>
      <text:p text:style-name="P1"><text:s/>8e 52A <text:s/>oI [r, r, r, s, t, -2r-s-t] <text:s/>[r,r,r,r,2r-s,t+s,2r-t]</text:p>
      <text:p text:style-name="P1">largest eigenvalue 607887 vector = <text:s/>-0.265867<text:tab/>-0.319678<text:tab/>-0.319678<text:tab/>-0.319678<text:tab/>-0.319678<text:tab/>-0.425555<text:tab/>-0.582616<text:tab/></text:p>
      <text:p text:style-name="P1"><text:s/>next eigenvalue <text:s/>41669.7 </text:p>
      <text:p text:style-name="P1"/>
      <text:p text:style-name="P1"><text:s text:c="3"/>36.645 <text:s text:c="2"/>107.661 <text:s text:c="2"/>107.661 <text:s text:c="3"/>34.751 <text:s text:c="3"/>36.645 <text:s text:c="3"/>36.645 <text:s/></text:p>
      <text:p text:style-name="P1"><text:s text:c="4"/>36.645 <text:s text:c="2"/>107.661 <text:s text:c="2"/>107.661 <text:s text:c="2"/>107.661 <text:s text:c="2"/>107.661 <text:s text:c="2"/>180.571 <text:s text:c="2"/>180.951 <text:s text:c="2"/>180.951 <text:s text:c="2"/>213.427 <text:s text:c="2"/>217.216 <text:s text:c="2"/>217.216 <text:s text:c="2"/>250.072 <text:s text:c="2"/>360.008 <text:s/></text:p>
      <text:p text:style-name="P1"/>
      <text:p text:style-name="P1"><text:s text:c="2"/>192.734 <text:s text:c="2"/>199.054 <text:s text:c="2"/>199.054 <text:s text:c="2"/>148.853 <text:s text:c="2"/>192.734 <text:s text:c="2"/>192.734 <text:s/></text:p>
      <text:p text:style-name="P1"><text:s text:c="3"/>192.734 <text:s text:c="2"/>199.054 <text:s text:c="2"/>199.054 <text:s text:c="2"/>199.054 <text:s text:c="2"/>199.054 <text:s text:c="2"/>249.255 <text:s text:c="2"/>354.226 <text:s text:c="2"/>441.989 <text:s text:c="2"/>441.989 <text:s text:c="2"/>546.960 <text:s text:c="2"/>584.522 <text:s text:c="2"/>584.522 <text:s/>1125.163 <text:s/></text:p>
      <text:p text:style-name="P1"/>
      <text:p text:style-name="P1"><text:s text:c="2"/>211.453 <text:s text:c="2"/>224.396 <text:s text:c="2"/>224.396 <text:s text:c="2"/>135.021 <text:s text:c="2"/>211.453 <text:s text:c="2"/>211.453 </text:p>
      <text:p text:style-name="P1"><text:s text:c="2"/>133.250 <text:s text:c="2"/>183.554 <text:s text:c="2"/>183.554 <text:s text:c="3"/>72.860 <text:s text:c="2"/>133.250 <text:s text:c="2"/>133.250 </text:p>
      <text:p text:style-name="P1"><text:s text:c="3"/>99.760 <text:s text:c="2"/>105.737 <text:s text:c="2"/>105.737 <text:s text:c="3"/>77.631 <text:s text:c="3"/>99.760 <text:s text:c="3"/>99.760 </text:p>
      <text:p text:style-name="P1"><text:s text:c="3"/>56.510 <text:s text:c="2"/>114.028 <text:s text:c="2"/>114.028 <text:s text:c="3"/>31.740 <text:s text:c="3"/>56.510 <text:s text:c="3"/>56.510 </text:p>
      <text:p text:style-name="P1"><text:s text:c="2"/>116.710 <text:s text:c="2"/>141.870 <text:s text:c="2"/>141.870 <text:s text:c="3"/>90.936 <text:s text:c="2"/>116.710 <text:s text:c="2"/>116.710 </text:p>
      <text:p text:style-name="P1"><text:s text:c="2"/>180.408 <text:s text:c="2"/>190.197 <text:s text:c="2"/>190.197 <text:s text:c="2"/>140.806 <text:s text:c="2"/>180.408 <text:s text:c="2"/>180.408 </text:p>
      <text:p text:style-name="P1"><text:s text:c="3"/>47.300 <text:s text:c="2"/>113.704 <text:s text:c="2"/>113.704 <text:s text:c="3"/>33.660 <text:s text:c="3"/>47.300 <text:s text:c="3"/>47.300 </text:p>
      <text:p text:style-name="P1"/>
      <text:p text:style-name="P1">item 15 <text:s/>Key<text:bookmark text:name="invalid 3"/>= <text:s/>8f (52A) <text:s/>count=1</text:p>
      <text:p text:style-name="P1">No valid cases found</text:p>
      <text:p text:style-name="P1"/>
      <text:p text:style-name="P1">item 16 <text:s/>Key= <text:s/>9a (49B) <text:s/>count=4788031</text:p>
      <text:p text:style-name="P1"><text:s/>9a 49B <text:s/>hR [r, r, s, r, r, r] <text:s/>[r,r,r,3r,s,s,s]</text:p>
      <text:p text:style-name="P1">largest eigenvalue 665635 vector = <text:s/>-0.0495279<text:tab/>-0.0495279<text:tab/>-0.0495279<text:tab/>-0.148584<text:tab/>-0.568789<text:tab/>-0.568789<text:tab/>-0.568789<text:tab/></text:p>
      <text:p text:style-name="P1"><text:s/>next eigenvalue <text:s/>111020 </text:p>
      <text:p text:style-name="P1"/>
      <text:p text:style-name="P1"><text:s text:c="4"/>2.108 <text:s text:c="4"/>2.108 <text:s text:c="2"/>207.678 <text:s text:c="4"/>2.108 <text:s text:c="4"/>2.108 <text:s text:c="4"/>2.108 <text:s/></text:p>
      <text:p text:style-name="P1"><text:s text:c="5"/>2.108 <text:s text:c="4"/>2.108 <text:s text:c="4"/>2.108 <text:s text:c="4"/>6.323 <text:s text:c="2"/>207.678 <text:s text:c="2"/>207.678 <text:s text:c="2"/>207.678 <text:s text:c="2"/>209.786 <text:s text:c="2"/>209.786 <text:s text:c="2"/>211.894 <text:s text:c="2"/>211.894 <text:s text:c="2"/>211.894 <text:s text:c="2"/>216.109 <text:s/></text:p>
      <text:p text:style-name="P1"/>
      <text:p text:style-name="P1"><text:s text:c="3"/>16.184 <text:s text:c="3"/>16.184 <text:s text:c="2"/>111.066 <text:s text:c="3"/>16.184 <text:s text:c="3"/>16.184 <text:s text:c="3"/>16.184 <text:s/></text:p>
      <text:p text:style-name="P1"><text:s text:c="4"/>16.184 <text:s text:c="3"/>16.184 <text:s text:c="3"/>16.184 <text:s text:c="3"/>48.552 <text:s text:c="2"/>111.066 <text:s text:c="2"/>111.066 <text:s text:c="2"/>111.066 <text:s text:c="2"/>127.250 <text:s text:c="2"/>127.250 <text:s text:c="2"/>127.250 <text:s text:c="2"/>143.434 <text:s text:c="2"/>143.434 <text:s text:c="2"/>191.986 <text:s/></text:p>
      <text:p text:style-name="P1"/>
      <text:p text:style-name="P1"><text:s text:c="4"/>1.820 <text:s text:c="4"/>1.820 <text:s text:c="2"/>139.622 <text:s text:c="4"/>1.820 <text:s text:c="4"/>1.820 <text:s text:c="4"/>1.820 </text:p>
      <text:p text:style-name="P1"><text:s text:c="4"/>0.551 <text:s text:c="4"/>0.551 <text:s text:c="2"/>145.128 <text:s text:c="4"/>0.551 <text:s text:c="4"/>0.551 <text:s text:c="4"/>0.551 </text:p>
      <text:p text:style-name="P1"><text:s text:c="4"/>9.067 <text:s text:c="4"/>9.067 <text:s text:c="2"/>285.080 <text:s text:c="4"/>9.067 <text:s text:c="4"/>9.067 <text:s text:c="4"/>9.067 </text:p>
      <text:p text:style-name="P1"><text:s text:c="4"/>5.025 <text:s text:c="4"/>5.025 <text:s text:c="2"/>179.269 <text:s text:c="4"/>5.025 <text:s text:c="4"/>5.025 <text:s text:c="4"/>5.025 </text:p>
      <text:p text:style-name="P1"><text:s text:c="4"/>1.638 <text:s text:c="4"/>1.638 <text:s text:c="2"/>126.249 <text:s text:c="4"/>1.638 <text:s text:c="4"/>1.638 <text:s text:c="4"/>1.638 </text:p>
      <text:p text:style-name="P1"><text:s text:c="3"/>14.366 <text:s text:c="3"/>14.366 <text:s text:c="2"/>179.577 <text:s text:c="3"/>14.366 <text:s text:c="3"/>14.366 <text:s text:c="3"/>14.366 </text:p>
      <text:p text:style-name="P1"><text:s text:c="4"/>8.104 <text:s text:c="4"/>8.104 <text:s text:c="2"/>124.873 <text:s text:c="4"/>8.104 <text:s text:c="4"/>8.104 <text:s text:c="4"/>8.104 </text:p>
      <text:p text:style-name="P1"/>
      <text:p text:style-name="P1"><text:soft-page-break/>item 17 <text:s/>Key= <text:s/>9b (49B) <text:s/>count=4788031</text:p>
      <text:p text:style-name="P1"><text:s/>9b 49B <text:s/>hR [r, r, s, r, r, r] <text:s/>[r,r,r,s,s,s,3r]</text:p>
      <text:p text:style-name="P1">largest eigenvalue 665635 vector = <text:s/>-0.0495279<text:tab/>-0.0495279<text:tab/>-0.0495279<text:tab/>-0.148584<text:tab/>-0.568789<text:tab/>-0.568789<text:tab/>-0.568789<text:tab/></text:p>
      <text:p text:style-name="P1"><text:s/>next eigenvalue <text:s/>111020 </text:p>
      <text:p text:style-name="P1"/>
      <text:p text:style-name="P1"><text:s text:c="4"/>2.108 <text:s text:c="4"/>2.108 <text:s text:c="2"/>207.678 <text:s text:c="4"/>2.108 <text:s text:c="4"/>2.108 <text:s text:c="4"/>2.108 <text:s/></text:p>
      <text:p text:style-name="P1"><text:s text:c="5"/>2.108 <text:s text:c="4"/>2.108 <text:s text:c="4"/>2.108 <text:s text:c="4"/>6.323 <text:s text:c="2"/>207.678 <text:s text:c="2"/>207.678 <text:s text:c="2"/>207.678 <text:s text:c="2"/>209.786 <text:s text:c="2"/>209.786 <text:s text:c="2"/>211.894 <text:s text:c="2"/>211.894 <text:s text:c="2"/>211.894 <text:s text:c="2"/>216.109 <text:s/></text:p>
      <text:p text:style-name="P1"/>
      <text:p text:style-name="P1"><text:s text:c="3"/>16.184 <text:s text:c="3"/>16.184 <text:s text:c="2"/>111.066 <text:s text:c="3"/>16.184 <text:s text:c="3"/>16.184 <text:s text:c="3"/>16.184 <text:s/></text:p>
      <text:p text:style-name="P1"><text:s text:c="4"/>16.184 <text:s text:c="3"/>16.184 <text:s text:c="3"/>16.184 <text:s text:c="3"/>48.552 <text:s text:c="2"/>111.066 <text:s text:c="2"/>111.066 <text:s text:c="2"/>111.066 <text:s text:c="2"/>127.250 <text:s text:c="2"/>127.250 <text:s text:c="2"/>127.250 <text:s text:c="2"/>143.434 <text:s text:c="2"/>143.434 <text:s text:c="2"/>191.986 <text:s/></text:p>
      <text:p text:style-name="P1"/>
      <text:p text:style-name="P1"><text:s text:c="4"/>1.820 <text:s text:c="4"/>1.820 <text:s text:c="2"/>139.622 <text:s text:c="4"/>1.820 <text:s text:c="4"/>1.820 <text:s text:c="4"/>1.820 </text:p>
      <text:p text:style-name="P1"><text:s text:c="4"/>0.551 <text:s text:c="4"/>0.551 <text:s text:c="2"/>145.128 <text:s text:c="4"/>0.551 <text:s text:c="4"/>0.551 <text:s text:c="4"/>0.551 </text:p>
      <text:p text:style-name="P1"><text:s text:c="4"/>9.067 <text:s text:c="4"/>9.067 <text:s text:c="2"/>285.080 <text:s text:c="4"/>9.067 <text:s text:c="4"/>9.067 <text:s text:c="4"/>9.067 </text:p>
      <text:p text:style-name="P1"><text:s text:c="4"/>5.025 <text:s text:c="4"/>5.025 <text:s text:c="2"/>179.269 <text:s text:c="4"/>5.025 <text:s text:c="4"/>5.025 <text:s text:c="4"/>5.025 </text:p>
      <text:p text:style-name="P1"><text:s text:c="4"/>1.638 <text:s text:c="4"/>1.638 <text:s text:c="2"/>126.249 <text:s text:c="4"/>1.638 <text:s text:c="4"/>1.638 <text:s text:c="4"/>1.638 </text:p>
      <text:p text:style-name="P1"><text:s text:c="3"/>14.366 <text:s text:c="3"/>14.366 <text:s text:c="2"/>179.577 <text:s text:c="3"/>14.366 <text:s text:c="3"/>14.366 <text:s text:c="3"/>14.366 </text:p>
      <text:p text:style-name="P1"><text:s text:c="4"/>8.104 <text:s text:c="4"/>8.104 <text:s text:c="2"/>124.873 <text:s text:c="4"/>8.104 <text:s text:c="4"/>8.104 <text:s text:c="4"/>8.104 </text:p>
      <text:p text:style-name="P1"/>
      <text:p text:style-name="P1">item 18 <text:s/>Key= <text:s/>9c (49B) <text:s/>count=76078</text:p>
      <text:p text:style-name="P1"><text:s/>9c 49B <text:s/>hR [r, r, s, r, r, r] <text:s/>[r,r,r,s,s,s,s+r]</text:p>
      <text:p text:style-name="P1">largest eigenvalue 343489 vector = <text:s/>-0.264258<text:tab/>-0.264258<text:tab/>-0.264258<text:tab/>-0.367266<text:tab/>-0.367266<text:tab/>-0.367266<text:tab/>-0.621169<text:tab/></text:p>
      <text:p text:style-name="P1"><text:s/>next eigenvalue <text:s/>24258.6 </text:p>
      <text:p text:style-name="P1"/>
      <text:p text:style-name="P1"><text:s text:c="2"/>101.745 <text:s text:c="2"/>101.745 <text:s text:c="2"/>101.745 <text:s text:c="3"/>14.702 <text:s text:c="3"/>14.702 <text:s text:c="3"/>14.702 <text:s/></text:p>
      <text:p text:style-name="P1"><text:s text:c="3"/>101.745 <text:s text:c="2"/>101.745 <text:s text:c="2"/>101.745 <text:s text:c="2"/>188.788 <text:s text:c="2"/>188.788 <text:s text:c="2"/>188.788 <text:s text:c="2"/>218.192 <text:s text:c="2"/>218.192 <text:s text:c="2"/>218.192 <text:s text:c="2"/>290.533 <text:s text:c="2"/>290.533 <text:s text:c="2"/>290.533 <text:s text:c="2"/>349.341 <text:s/></text:p>
      <text:p text:style-name="P1"/>
      <text:p text:style-name="P1"><text:s text:c="3"/>63.048 <text:s text:c="3"/>63.048 <text:s text:c="3"/>89.200 <text:s text:c="3"/>63.048 <text:s text:c="3"/>63.048 <text:s text:c="3"/>63.048 <text:s/></text:p>
      <text:p text:style-name="P1"><text:s text:c="4"/>63.048 <text:s text:c="3"/>63.048 <text:s text:c="3"/>63.048 <text:s text:c="3"/>89.200 <text:s text:c="3"/>89.200 <text:s text:c="3"/>89.200 <text:s text:c="2"/>152.248 <text:s text:c="2"/>152.248 <text:s text:c="2"/>152.248 <text:s text:c="2"/>189.145 <text:s text:c="2"/>215.296 <text:s text:c="2"/>215.296 <text:s text:c="2"/>404.441 <text:s/></text:p>
      <text:p text:style-name="P1"/>
      <text:p text:style-name="P1"><text:s text:c="2"/>435.503 <text:s text:c="2"/>435.503 <text:s text:c="2"/>435.503 <text:s text:c="3"/>44.804 <text:s text:c="3"/>44.804 <text:s text:c="3"/>44.804 </text:p>
      <text:p text:style-name="P1"><text:s text:c="2"/>273.132 <text:s text:c="2"/>273.132 <text:s text:c="2"/>509.832 <text:s text:c="2"/>273.132 <text:s text:c="2"/>273.132 <text:s text:c="2"/>273.132 </text:p>
      <text:p text:style-name="P1"><text:s text:c="3"/>31.624 <text:s text:c="3"/>31.624 <text:s text:c="3"/>46.388 <text:s text:c="3"/>31.624 <text:s text:c="3"/>31.624 <text:s text:c="3"/>31.624 </text:p>
      <text:p text:style-name="P1"><text:s text:c="3"/>28.174 <text:s text:c="3"/>28.174 <text:s text:c="3"/>32.886 <text:s text:c="3"/>28.174 <text:s text:c="3"/>28.174 <text:s text:c="3"/>28.174 </text:p>
      <text:p text:style-name="P1"><text:s text:c="3"/>28.053 <text:s text:c="3"/>28.053 <text:s text:c="3"/>47.459 <text:s text:c="3"/>28.053 <text:s text:c="3"/>28.053 <text:s text:c="3"/>28.053 </text:p>
      <text:p text:style-name="P1"><text:s text:c="3"/>53.273 <text:s text:c="3"/>53.273 <text:s text:c="3"/>92.907 <text:s text:c="3"/>53.273 <text:s text:c="3"/>53.273 <text:s text:c="3"/>53.273 </text:p>
      <text:p text:style-name="P1"><text:s text:c="3"/>53.014 <text:s text:c="3"/>53.014 <text:s text:c="3"/>81.765 <text:s text:c="3"/>53.014 <text:s text:c="3"/>53.014 <text:s text:c="3"/>53.014 </text:p>
      <text:p text:style-name="P1"/>
      <text:p text:style-name="P1">item 19 <text:s/>Key= 10a (55A) <text:s/>count=1210263</text:p>
      <text:p text:style-name="P1">10a 55A <text:s/>mC [r, r, s, t, t, u] <text:s/>[r,r,s,-t+s+r,-t+s+r,2r-u,t+s+r]</text:p>
      <text:p text:style-name="P1">largest eigenvalue 614346 vector = <text:s/>-0.237379<text:tab/>-0.279275<text:tab/>-0.332275<text:tab/>-0.341352<text:tab/>-0.391277<text:tab/>-0.478571<text:tab/>-0.506558<text:tab/></text:p>
      <text:p text:style-name="P1"><text:s/>next eigenvalue <text:s/>28270.3 </text:p>
      <text:p text:style-name="P1"/>
      <text:p text:style-name="P1"><text:s text:c="2"/>186.926 <text:s text:c="2"/>207.387 <text:s text:c="2"/>207.387 <text:s text:c="2"/>124.259 <text:s text:c="3"/>48.277 <text:s text:c="3"/>48.277 <text:s/></text:p>
      <text:p text:style-name="P1"><text:s text:c="3"/>186.926 <text:s text:c="2"/>207.387 <text:s text:c="2"/>207.387 <text:s text:c="2"/>290.515 <text:s text:c="2"/>346.036 <text:s text:c="2"/>346.036 <text:s text:c="2"/>442.590 <text:s text:c="2"/>442.590 <text:s text:c="2"/>477.441 <text:s text:c="2"/>477.441 <text:s text:c="2"/>539.033 <text:s text:c="2"/>629.405 <text:s text:c="2"/>822.514 <text:s/></text:p>
      <text:p text:style-name="P1"/>
      <text:p text:style-name="P1"><text:s text:c="2"/>134.510 <text:s text:c="2"/>167.098 <text:s text:c="2"/>190.370 <text:s text:c="2"/>167.098 <text:s text:c="3"/>36.329 <text:s text:c="3"/>72.658 <text:s/></text:p>
      <text:p text:style-name="P1"><text:s text:c="3"/>134.510 <text:s text:c="2"/>167.098 <text:s text:c="2"/>190.370 <text:s text:c="2"/>190.370 <text:s text:c="2"/>228.950 <text:s text:c="2"/>288.551 <text:s text:c="2"/>288.551 <text:s text:c="2"/>361.209 <text:s text:c="2"/>361.209 <text:s text:c="2"/>374.267 <text:s text:c="2"/>524.566 <text:s text:c="2"/>550.089 <text:s text:c="2"/>768.064 <text:s/></text:p>
      <text:p text:style-name="P1"/>
      <text:p text:style-name="P1"><text:s text:c="2"/>127.113 <text:s text:c="2"/>127.113 <text:s text:c="2"/>179.577 <text:s text:c="2"/>104.138 <text:s text:c="2"/>104.138 <text:s text:c="3"/>25.880 </text:p>
      <text:p text:style-name="P1"><text:s text:c="3"/>74.148 <text:s text:c="3"/>90.765 <text:s text:c="2"/>112.502 <text:s text:c="3"/>90.765 <text:s text:c="3"/>19.968 <text:s text:c="3"/>39.937 </text:p>
      <text:p text:style-name="P1"><text:s text:c="3"/>49.585 <text:s text:c="3"/>91.014 <text:s text:c="3"/>95.338 <text:s text:c="3"/>91.014 <text:s text:c="3"/>17.354 <text:s text:c="3"/>34.708 </text:p>
      <text:p text:style-name="P1"><text:s text:c="3"/>80.125 <text:s text:c="2"/>115.728 <text:s text:c="2"/>131.585 <text:s text:c="2"/>115.728 <text:s text:c="3"/>19.429 <text:s text:c="3"/>38.859 </text:p>
      <text:p text:style-name="P1"><text:s text:c="2"/>105.697 <text:s text:c="2"/>114.409 <text:s text:c="2"/>137.821 <text:s text:c="2"/>114.409 <text:s text:c="3"/>23.578 <text:s text:c="3"/>47.155 </text:p>
      <text:p text:style-name="P1"><text:s text:c="2"/>168.197 <text:s text:c="2"/>221.735 <text:s text:c="2"/>242.689 <text:s text:c="2"/>221.735 <text:s text:c="3"/>52.643 <text:s text:c="2"/>105.287 </text:p>
      <text:p text:style-name="P1"><text:s text:c="2"/>143.297 <text:s text:c="2"/>143.297 <text:s text:c="2"/>186.882 <text:s text:c="2"/>141.384 <text:s text:c="2"/>141.384 <text:s text:c="3"/>49.712 </text:p>
      <text:p text:style-name="P1"/>
      <text:p text:style-name="P1">item 20 <text:s/>Key= 10b (55A) <text:s/>count=4045804</text:p>
      <text:p text:style-name="P1">10b 55A <text:s/>mC [r, r, s, t, t, u] <text:s/>[r,r,s,2r-u,-t+s+r,-t+s+r,t+s+r]</text:p>
      <text:p text:style-name="P1">largest eigenvalue 1.38979e+06 vector = <text:s/>-0.163642<text:tab/>-0.222533<text:tab/>-0.251339<text:tab/>-0.289324<text:tab/>-0.433871<text:tab/>-0.527378<text:tab/>-0.557179<text:tab/></text:p>
      <text:p text:style-name="P1"><text:s/>next eigenvalue <text:s/>304641 </text:p>
      <text:p text:style-name="P1"/>
      <text:p text:style-name="P1"><text:s text:c="3"/>87.616 <text:s text:c="2"/>111.066 <text:s text:c="2"/>140.283 <text:s text:c="4"/>3.348 <text:s text:c="3"/>87.616 <text:s text:c="4"/>6.696 <text:s/></text:p>
      <text:p text:style-name="P1"><text:s text:c="4"/>87.616 <text:s text:c="2"/>111.066 <text:s text:c="2"/>140.283 <text:s text:c="2"/>140.283 <text:s text:c="2"/>191.986 <text:s text:c="2"/>205.377 <text:s text:c="2"/>248.001 <text:s text:c="2"/>248.001 <text:s text:c="2"/>254.697 <text:s text:c="2"/>254.697 <text:s text:c="2"/>315.514 <text:s text:c="2"/>416.536 <text:s text:c="2"/>436.624 <text:s/></text:p>
      <text:p text:style-name="P1"/>
      <text:p text:style-name="P1"><text:s text:c="2"/>156.359 <text:s text:c="2"/>177.343 <text:s text:c="2"/>178.634 <text:s text:c="3"/>70.849 <text:s text:c="2"/>156.359 <text:s text:c="2"/>141.697 <text:s/></text:p>
      <text:p text:style-name="P1"><text:s text:c="3"/>156.359 <text:s text:c="2"/>177.343 <text:s text:c="2"/>178.634 <text:s text:c="2"/>178.634 <text:s text:c="2"/>192.004 <text:s text:c="2"/>285.128 <text:s text:c="2"/>285.128 <text:s text:c="2"/>426.826 <text:s text:c="2"/>426.826 <text:s text:c="2"/>456.148 <text:s text:c="2"/>475.399 <text:s text:c="2"/>491.351 <text:s text:c="2"/>881.240 <text:s/></text:p>
      <text:p text:style-name="P1"/>
      <text:p text:style-name="P1"><text:s text:c="3"/>88.015 <text:s text:c="2"/>157.192 <text:s text:c="2"/>168.474 <text:s text:c="3"/>12.522 <text:s text:c="3"/>25.043 <text:s text:c="3"/>88.015 </text:p>
      <text:p text:style-name="P1"><text:soft-page-break/><text:s text:c="3"/>67.339 <text:s text:c="3"/>67.339 <text:s text:c="2"/>141.093 <text:s text:c="3"/>66.234 <text:s text:c="3"/>66.234 <text:s text:c="3"/>13.166 </text:p>
      <text:p text:style-name="P1"><text:s text:c="2"/>122.263 <text:s text:c="2"/>134.654 <text:s text:c="2"/>196.194 <text:s text:c="2"/>134.654 <text:s text:c="3"/>51.820 <text:s text:c="2"/>103.641 </text:p>
      <text:p text:style-name="P1"><text:s text:c="3"/>51.454 <text:s text:c="2"/>140.761 <text:s text:c="2"/>147.851 <text:s text:c="2"/>140.761 <text:s text:c="3"/>23.939 <text:s text:c="3"/>47.877 </text:p>
      <text:p text:style-name="P1"><text:s text:c="3"/>77.743 <text:s text:c="2"/>126.249 <text:s text:c="2"/>211.786 <text:s text:c="3"/>34.776 <text:s text:c="3"/>77.743 <text:s text:c="3"/>69.552 </text:p>
      <text:p text:style-name="P1"><text:s text:c="2"/>218.155 <text:s text:c="2"/>241.153 <text:s text:c="2"/>251.463 <text:s text:c="3"/>99.130 <text:s text:c="2"/>198.260 <text:s text:c="2"/>218.155 </text:p>
      <text:p text:style-name="P1"><text:s text:c="3"/>55.629 <text:s text:c="3"/>61.135 <text:s text:c="2"/>140.596 <text:s text:c="3"/>25.532 <text:s text:c="3"/>55.629 <text:s text:c="3"/>51.064 </text:p>
      <text:p text:style-name="P1"/>
      <text:p text:style-name="P1">item 21 <text:s/>Key= 11a (45A) <text:s/>count=779966</text:p>
      <text:p text:style-name="P1">11a 45A <text:s/>tP [r, r, s, 0,0,0] <text:s/>[r,r,2r,2r,s,s+r,s+r]</text:p>
      <text:p text:style-name="P1">largest eigenvalue 2.70326e+06 vector = <text:s/>-0.0775557<text:tab/>-0.210785<text:tab/>-0.257908<text:tab/>-0.288341<text:tab/>-0.484471<text:tab/>-0.531594<text:tab/>-0.531594<text:tab/></text:p>
      <text:p text:style-name="P1"><text:s/>next eigenvalue <text:s/>707801 </text:p>
      <text:p text:style-name="P1"/>
      <text:p text:style-name="P1"><text:s text:c="2"/>207.387 <text:s text:c="2"/>207.387 <text:s text:c="2"/>629.405 <text:s text:c="4"/>0.000 <text:s text:c="4"/>0.000 <text:s text:c="4"/>0.000 <text:s/></text:p>
      <text:p text:style-name="P1"><text:s text:c="3"/>207.387 <text:s text:c="2"/>207.387 <text:s text:c="2"/>414.774 <text:s text:c="2"/>414.774 <text:s text:c="2"/>629.405 <text:s text:c="2"/>836.792 <text:s text:c="2"/>836.792 <text:s text:c="2"/>836.792 <text:s text:c="2"/>836.792 <text:s/>1044.179 <text:s/>1044.179 <text:s/>1044.179 <text:s/>1044.179 <text:s/></text:p>
      <text:p text:style-name="P1"/>
      <text:p text:style-name="P1"><text:s text:c="2"/>134.510 <text:s text:c="2"/>361.209 <text:s text:c="2"/>361.209 <text:s text:c="4"/>0.000 <text:s text:c="4"/>0.000 <text:s text:c="4"/>0.000 <text:s/></text:p>
      <text:p text:style-name="P1"><text:s text:c="3"/>134.510 <text:s text:c="2"/>361.209 <text:s text:c="2"/>361.209 <text:s text:c="2"/>495.720 <text:s text:c="2"/>495.720 <text:s text:c="2"/>495.720 <text:s text:c="2"/>495.720 <text:s text:c="2"/>722.419 <text:s text:c="2"/>722.419 <text:s text:c="2"/>856.929 <text:s text:c="2"/>856.929 <text:s text:c="2"/>856.929 <text:s text:c="2"/>856.929 <text:s/></text:p>
      <text:p text:style-name="P1"/>
      <text:p text:style-name="P1"><text:s text:c="3"/>51.454 <text:s text:c="2"/>147.851 <text:s text:c="2"/>147.851 <text:s text:c="4"/>0.000 <text:s text:c="4"/>0.000 <text:s text:c="4"/>0.000 </text:p>
      <text:p text:style-name="P1"><text:s text:c="3"/>61.135 <text:s text:c="2"/>176.199 <text:s text:c="2"/>176.199 <text:s text:c="4"/>0.000 <text:s text:c="4"/>0.000 <text:s text:c="4"/>0.000 </text:p>
      <text:p text:style-name="P1"><text:s text:c="3"/>77.040 <text:s text:c="3"/>77.040 <text:s text:c="2"/>164.155 <text:s text:c="4"/>0.000 <text:s text:c="4"/>0.000 <text:s text:c="4"/>0.000 </text:p>
      <text:p text:style-name="P1"><text:s text:c="2"/>134.256 <text:s text:c="2"/>285.300 <text:s text:c="2"/>285.300 <text:s text:c="4"/>0.000 <text:s text:c="4"/>0.000 <text:s text:c="4"/>0.000 </text:p>
      <text:p text:style-name="P1"><text:s text:c="2"/>104.738 <text:s text:c="2"/>221.304 <text:s text:c="2"/>221.304 <text:s text:c="4"/>0.000 <text:s text:c="4"/>0.000 <text:s text:c="4"/>0.000 </text:p>
      <text:p text:style-name="P1"><text:s text:c="2"/>182.386 <text:s text:c="2"/>182.386 <text:s text:c="2"/>596.087 <text:s text:c="4"/>0.000 <text:s text:c="4"/>0.000 <text:s text:c="4"/>0.000 </text:p>
      <text:p text:style-name="P1"><text:s text:c="3"/>73.405 <text:s text:c="3"/>73.405 <text:s text:c="2"/>165.484 <text:s text:c="4"/>0.000 <text:s text:c="4"/>0.000 <text:s text:c="4"/>0.000 </text:p>
      <text:p text:style-name="P1"/>
      <text:p text:style-name="P1">item 22 <text:s/>Key= 11b (45A) <text:s/>count=9220037</text:p>
      <text:p text:style-name="P1">11b 45A <text:s/>tP [r, r, s, 0,0,0] <text:s/>[r,r,s,2r,2r,s+r,s+r]</text:p>
      <text:p text:style-name="P1">largest eigenvalue 2.58508e+06 vector = <text:s/>-0.204646<text:tab/>-0.237033<text:tab/>-0.265172<text:tab/>-0.441679<text:tab/>-0.441679<text:tab/>-0.469818<text:tab/>-0.469818<text:tab/></text:p>
      <text:p text:style-name="P1"><text:s/>next eigenvalue <text:s/>134145 </text:p>
      <text:p text:style-name="P1"/>
      <text:p text:style-name="P1"><text:s text:c="2"/>153.500 <text:s text:c="2"/>153.500 <text:s text:c="2"/>207.678 <text:s text:c="4"/>0.000 <text:s text:c="4"/>0.000 <text:s text:c="4"/>0.000 <text:s/></text:p>
      <text:p text:style-name="P1"><text:s text:c="3"/>153.500 <text:s text:c="2"/>153.500 <text:s text:c="2"/>207.678 <text:s text:c="2"/>307.001 <text:s text:c="2"/>307.001 <text:s text:c="2"/>361.179 <text:s text:c="2"/>361.179 <text:s text:c="2"/>361.179 <text:s text:c="2"/>361.179 <text:s text:c="2"/>514.679 <text:s text:c="2"/>514.679 <text:s text:c="2"/>514.679 <text:s text:c="2"/>514.679 <text:s/></text:p>
      <text:p text:style-name="P1"/>
      <text:p text:style-name="P1"><text:s text:c="2"/>111.066 <text:s text:c="2"/>140.283 <text:s text:c="2"/>140.283 <text:s text:c="4"/>0.000 <text:s text:c="4"/>0.000 <text:s text:c="4"/>0.000 <text:s/></text:p>
      <text:p text:style-name="P1"><text:s text:c="3"/>111.066 <text:s text:c="2"/>140.283 <text:s text:c="2"/>140.283 <text:s text:c="2"/>251.349 <text:s text:c="2"/>251.349 <text:s text:c="2"/>251.349 <text:s text:c="2"/>251.349 <text:s text:c="2"/>280.566 <text:s text:c="2"/>280.566 <text:s text:c="2"/>391.632 <text:s text:c="2"/>391.632 <text:s text:c="2"/>391.632 <text:s text:c="2"/>391.632 <text:s/></text:p>
      <text:p text:style-name="P1"/>
      <text:p text:style-name="P1"><text:s text:c="2"/>178.634 <text:s text:c="2"/>178.634 <text:s text:c="2"/>192.004 <text:s text:c="4"/>0.000 <text:s text:c="4"/>0.000 <text:s text:c="4"/>0.000 </text:p>
      <text:p text:style-name="P1"><text:s text:c="3"/>99.892 <text:s text:c="3"/>99.892 <text:s text:c="2"/>139.622 <text:s text:c="4"/>0.000 <text:s text:c="4"/>0.000 <text:s text:c="4"/>0.000 </text:p>
      <text:p text:style-name="P1"><text:s text:c="2"/>130.772 <text:s text:c="2"/>130.772 <text:s text:c="2"/>145.128 <text:s text:c="4"/>0.000 <text:s text:c="4"/>0.000 <text:s text:c="4"/>0.000 </text:p>
      <text:p text:style-name="P1"><text:s text:c="2"/>221.383 <text:s text:c="2"/>221.383 <text:s text:c="2"/>285.080 <text:s text:c="4"/>0.000 <text:s text:c="4"/>0.000 <text:s text:c="4"/>0.000 </text:p>
      <text:p text:style-name="P1"><text:s text:c="2"/>179.269 <text:s text:c="2"/>229.670 <text:s text:c="2"/>229.670 <text:s text:c="4"/>0.000 <text:s text:c="4"/>0.000 <text:s text:c="4"/>0.000 </text:p>
      <text:p text:style-name="P1"><text:s text:c="2"/>198.453 <text:s text:c="2"/>198.453 <text:s text:c="2"/>264.510 <text:s text:c="4"/>0.000 <text:s text:c="4"/>0.000 <text:s text:c="4"/>0.000 </text:p>
      <text:p text:style-name="P1"><text:s text:c="2"/>185.260 <text:s text:c="2"/>199.385 <text:s text:c="2"/>199.385 <text:s text:c="4"/>0.000 <text:s text:c="4"/>0.000 <text:s text:c="4"/>0.000 </text:p>
      <text:p text:style-name="P1"/>
      <text:p text:style-name="P22"><text:span text:style-name="T37">item 23 <text:s/>Key= 12a (48A) <text:s/>count=75265</text:span><text:bookmark text:name="problem 2"/><text:span text:style-name="T37">59 <text:s text:c="9"/></text:span><text:span text:style-name="T38">******************* </text:span><text:span text:style-name="T40">n</text:span><text:span text:style-name="T39">ot all match character</text:span><text:span text:style-name="T40"> *****************************</text:span></text:p>
      <text:p text:style-name="P1">12a 48A <text:s/>hP [r, r, s, 0, 0, -r] <text:s/>[r,r,r,s,s+r,s+r,s+r]</text:p>
      <text:p text:style-name="P1">largest eigenvalue 2.18047e+06 vector = <text:s/>-0.21532<text:tab/>-0.254614<text:tab/>-0.254614<text:tab/>-0.282698<text:tab/>-0.498017<text:tab/>-0.498017<text:tab/>-0.498017<text:tab/></text:p>
      <text:p text:style-name="P1"><text:s/>next eigenvalue <text:s/>116007 </text:p>
      <text:p text:style-name="P1"/>
      <text:p text:style-name="P1"><text:s text:c="2"/>111.066 <text:s text:c="2"/>157.839 <text:s text:c="2"/>157.839 <text:s/>-157.839 <text:s text:c="4"/>0.000 <text:s text:c="4"/>0.000 <text:s/></text:p>
      <text:p text:style-name="P1"><text:s text:c="3"/>111.066 <text:s text:c="2"/>157.839 <text:s text:c="2"/>157.839 <text:s text:c="2"/>157.839 <text:s text:c="2"/>268.904 <text:s text:c="2"/>268.904 <text:s text:c="2"/>268.904 <text:s text:c="2"/>268.904 <text:s text:c="2"/>268.904 <text:s text:c="2"/>268.904 <text:s text:c="2"/>473.516 <text:s text:c="2"/>584.581 <text:s text:c="2"/>584.581 <text:s/></text:p>
      <text:p text:style-name="P1"/>
      <text:p text:style-name="P1"><text:s text:c="2"/>186.059 <text:s text:c="2"/>186.059 <text:s text:c="2"/>192.004 <text:s text:c="4"/>0.000 <text:s text:c="4"/>0.000 <text:s/>-186.059 <text:s/></text:p>
      <text:p text:style-name="P1"><text:s text:c="3"/>186.059 <text:s text:c="2"/>186.059 <text:s text:c="2"/>186.059 <text:s text:c="2"/>192.004 <text:s text:c="2"/>378.063 <text:s text:c="2"/>378.063 <text:s text:c="2"/>378.063 <text:s text:c="2"/>378.063 <text:s text:c="2"/>378.063 <text:s text:c="2"/>378.063 <text:s text:c="2"/>558.177 <text:s text:c="2"/>750.181 <text:s text:c="2"/>750.181 <text:s/></text:p>
      <text:p text:style-name="P1"/>
      <text:p text:style-name="P1"><text:s text:c="3"/>75.441 <text:s text:c="3"/>75.441 <text:s text:c="2"/>139.622 <text:s text:c="4"/>0.000 <text:s text:c="4"/>0.000 <text:s text:c="2"/>-75.441 </text:p>
      <text:p text:style-name="P1"><text:s text:c="2"/>130.257 <text:s text:c="2"/>130.257 <text:s text:c="2"/>145.128 <text:s text:c="4"/>0.000 <text:s text:c="4"/>0.000 <text:s/>-130.257 </text:p>
      <text:p text:style-name="P1"><text:s text:c="2"/>114.505 <text:s text:c="2"/>114.505 <text:s text:c="2"/>179.269 <text:s text:c="4"/>0.000 <text:s text:c="4"/>0.000 <text:s/>-114.505 </text:p>
      <text:p text:style-name="P1"><text:s text:c="2"/>134.510 <text:s text:c="2"/>198.127 <text:s text:c="2"/>198.127 <text:s/>-198.127 <text:s text:c="4"/>0.000 <text:s text:c="4"/>0.000 </text:p>
      <text:p text:style-name="P1"><text:s text:c="2"/>185.259 <text:s text:c="2"/>203.569 <text:s text:c="2"/>203.569 <text:s/>-203.569 <text:s text:c="4"/>0.000 <text:s text:c="4"/>0.000 </text:p>
      <text:p text:style-name="P1"><text:s text:c="2"/>180.250 <text:s text:c="2"/>180.250 <text:s text:c="2"/>231.446 <text:s text:c="4"/>0.000 <text:s text:c="4"/>0.000 <text:s/>-180.250 </text:p>
      <text:p text:style-name="P1"><text:s text:c="2"/>153.276 <text:s text:c="2"/>216.708 <text:s text:c="2"/>216.708 <text:s/>-216.708 <text:s text:c="4"/>0.000 <text:s text:c="4"/>0.000 </text:p>
      <text:p text:style-name="P1"/>
      <text:p text:style-name="P15">item 24 <text:s/>Key= 12b (48A) <text:s/>count=2473444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12b 48A <text:s/>hP [r, r, s, 0, 0, -r] <text:s/>[r,r,r,3r,s+r,s+r]</text:p>
      <text:p text:style-name="P1">largest eigenvalue 2.65003e+06 vector = <text:s/>-0.0515819<text:tab/>-0.213332<text:tab/>-0.213332<text:tab/>-0.24959<text:tab/>-0.519711<text:tab/>-0.535688<text:tab/>-0.535688<text:tab/></text:p>
      <text:p text:style-name="P1"><text:s/>next eigenvalue <text:s/>881461 </text:p>
      <text:p text:style-name="P1"/>
      <text:p text:style-name="P1"><text:s text:c="3"/>54.358 <text:s text:c="3"/>54.358 <text:s text:c="2"/>207.678 <text:s text:c="4"/>0.000 <text:s text:c="4"/>0.000 <text:s text:c="2"/>-54.358 <text:s/></text:p>
      <text:p text:style-name="P1"><text:soft-page-break/><text:s text:c="4"/>54.358 <text:s text:c="3"/>54.358 <text:s text:c="3"/>54.358 <text:s text:c="2"/>163.075 <text:s text:c="2"/>207.678 <text:s text:c="2"/>262.037 <text:s text:c="2"/>262.037 <text:s text:c="2"/>262.037 <text:s text:c="2"/>262.037 <text:s text:c="2"/>262.037 <text:s text:c="2"/>262.037 <text:s text:c="2"/>370.754 <text:s text:c="2"/>370.754 <text:s/></text:p>
      <text:p text:style-name="P1"/>
      <text:p text:style-name="P1"><text:s text:c="3"/>86.047 <text:s text:c="3"/>86.047 <text:s text:c="2"/>285.079 <text:s text:c="4"/>0.000 <text:s text:c="4"/>0.000 <text:s text:c="2"/>-86.047 <text:s/></text:p>
      <text:p text:style-name="P1"><text:s text:c="4"/>86.047 <text:s text:c="3"/>86.047 <text:s text:c="3"/>86.047 <text:s text:c="2"/>258.141 <text:s text:c="2"/>285.079 <text:s text:c="2"/>371.126 <text:s text:c="2"/>371.126 <text:s text:c="2"/>371.126 <text:s text:c="2"/>371.126 <text:s text:c="2"/>371.126 <text:s text:c="2"/>371.126 <text:s text:c="2"/>543.220 <text:s text:c="2"/>543.220 <text:s/></text:p>
      <text:p text:style-name="P1"/>
      <text:p text:style-name="P1"><text:s text:c="3"/>96.838 <text:s text:c="3"/>96.838 <text:s text:c="2"/>629.404 <text:s text:c="4"/>0.000 <text:s text:c="4"/>0.000 <text:s text:c="2"/>-96.838 </text:p>
      <text:p text:style-name="P1"><text:s text:c="3"/>73.570 <text:s text:c="3"/>73.570 <text:s text:c="2"/>264.510 <text:s text:c="4"/>0.000 <text:s text:c="4"/>0.000 <text:s text:c="2"/>-73.570 </text:p>
      <text:p text:style-name="P1"><text:s text:c="3"/>40.504 <text:s text:c="3"/>40.504 <text:s text:c="2"/>156.468 <text:s text:c="4"/>0.000 <text:s text:c="4"/>0.000 <text:s text:c="2"/>-40.504 </text:p>
      <text:p text:style-name="P1"><text:s text:c="3"/>51.454 <text:s text:c="2"/>150.215 <text:s text:c="2"/>150.215 <text:s/>-150.215 <text:s text:c="4"/>0.000 <text:s text:c="4"/>0.000 </text:p>
      <text:p text:style-name="P1"><text:s text:c="2"/>126.249 <text:s text:c="2"/>256.467 <text:s text:c="2"/>256.467 <text:s/>-256.467 <text:s text:c="4"/>0.000 <text:s text:c="4"/>0.000 </text:p>
      <text:p text:style-name="P1"><text:s text:c="3"/>86.060 <text:s text:c="3"/>86.060 <text:s text:c="2"/>289.959 <text:s text:c="4"/>0.000 <text:s text:c="4"/>0.000 <text:s text:c="2"/>-86.060 </text:p>
      <text:p text:style-name="P1"><text:s text:c="3"/>76.115 <text:s text:c="3"/>76.115 <text:s text:c="2"/>179.577 <text:s text:c="4"/>0.000 <text:s text:c="4"/>0.000 <text:s text:c="2"/>-76.115 </text:p>
      <text:p text:style-name="P1"/>
      <text:p text:style-name="P15">item 25 <text:s/>Key= 13a (50D) <text:s/>count=4594680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13a 50D <text:s/>oC [r, r, s, 0, 0, -t] <text:s/>[r,r,2r-t,s,s+r,s+r,s+r]</text:p>
      <text:p text:style-name="P1">largest eigenvalue 2.86861e+06 vector = <text:s/>-0.0939836<text:tab/>-0.186667<text:tab/>-0.209655<text:tab/>-0.260464<text:tab/>-0.508674<text:tab/>-0.529498<text:tab/>-0.552638<text:tab/></text:p>
      <text:p text:style-name="P1"><text:s/>next eigenvalue <text:s/>599099 </text:p>
      <text:p text:style-name="P1"/>
      <text:p text:style-name="P1"><text:s text:c="2"/>153.500 <text:s text:c="2"/>153.500 <text:s text:c="2"/>207.678 <text:s text:c="3"/>-0.000 <text:s text:c="4"/>0.000 <text:s/>-143.925 <text:s/></text:p>
      <text:p text:style-name="P1"><text:s text:c="3"/>153.500 <text:s text:c="2"/>153.500 <text:s text:c="2"/>163.076 <text:s text:c="2"/>207.678 <text:s text:c="2"/>361.179 <text:s text:c="2"/>361.179 <text:s text:c="2"/>361.179 <text:s text:c="2"/>361.179 <text:s text:c="2"/>370.754 <text:s text:c="2"/>370.754 <text:s text:c="2"/>450.926 <text:s text:c="2"/>658.605 <text:s text:c="2"/>658.605 <text:s/></text:p>
      <text:p text:style-name="P1"/>
      <text:p text:style-name="P1"><text:s text:c="2"/>156.359 <text:s text:c="2"/>178.634 <text:s text:c="2"/>192.004 <text:s text:c="3"/>-0.000 <text:s text:c="4"/>0.000 <text:s/>-156.359 <text:s/></text:p>
      <text:p text:style-name="P1"><text:s text:c="3"/>156.359 <text:s text:c="2"/>178.634 <text:s text:c="2"/>178.634 <text:s text:c="2"/>192.004 <text:s text:c="2"/>348.363 <text:s text:c="2"/>348.363 <text:s text:c="2"/>370.638 <text:s text:c="2"/>370.638 <text:s text:c="2"/>370.638 <text:s text:c="2"/>370.638 <text:s text:c="2"/>491.351 <text:s text:c="2"/>683.355 <text:s text:c="2"/>683.355 <text:s/></text:p>
      <text:p text:style-name="P1"/>
      <text:p text:style-name="P1"><text:s text:c="2"/>130.772 <text:s text:c="2"/>130.772 <text:s text:c="2"/>145.128 <text:s text:c="4"/>0.000 <text:s text:c="4"/>0.000 <text:s/>-129.228 </text:p>
      <text:p text:style-name="P1"><text:s text:c="2"/>221.383 <text:s text:c="2"/>221.383 <text:s text:c="2"/>285.080 <text:s text:c="3"/>-0.000 <text:s text:c="3"/>-0.000 <text:s/>-184.625 </text:p>
      <text:p text:style-name="P1"><text:s text:c="2"/>207.387 <text:s text:c="2"/>207.387 <text:s text:c="2"/>629.405 <text:s text:c="3"/>-0.000 <text:s text:c="4"/>0.000 <text:s/>-124.259 </text:p>
      <text:p text:style-name="P1"><text:s text:c="2"/>198.453 <text:s text:c="2"/>198.453 <text:s text:c="2"/>264.510 <text:s text:c="3"/>-0.000 <text:s text:c="4"/>0.000 <text:s/>-176.196 </text:p>
      <text:p text:style-name="P1"><text:s text:c="2"/>134.510 <text:s text:c="2"/>361.209 <text:s text:c="2"/>361.209 <text:s/>-128.037 <text:s text:c="4"/>0.000 <text:s text:c="4"/>0.000 </text:p>
      <text:p text:style-name="P1"><text:s text:c="3"/>88.015 <text:s text:c="2"/>157.192 <text:s text:c="2"/>231.446 <text:s text:c="3"/>-0.000 <text:s text:c="4"/>0.000 <text:s text:c="2"/>-88.015 </text:p>
      <text:p text:style-name="P1"><text:s text:c="2"/>121.512 <text:s text:c="2"/>142.198 <text:s text:c="2"/>156.468 <text:s text:c="3"/>-0.000 <text:s text:c="4"/>0.000 <text:s/>-121.512 </text:p>
      <text:p text:style-name="P1"/>
      <text:p text:style-name="P15">item 26 <text:s/>Key= 13b (50D) <text:s/>count=5300137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13b 50D <text:s/>oC [r, r, s, 0, 0, -t] <text:s/>[r,r,s,2r-t,s+r,s+r,s+r]</text:p>
      <text:p text:style-name="P1">largest eigenvalue 1.81911e+06 vector = <text:s/>-0.208372<text:tab/>-0.255113<text:tab/>-0.280096<text:tab/>-0.350015<text:tab/>-0.469761<text:tab/>-0.47125<text:tab/>-0.497778<text:tab/></text:p>
      <text:p text:style-name="P1"><text:s/>next eigenvalue <text:s/>129550 </text:p>
      <text:p text:style-name="P1"/>
      <text:p text:style-name="P1"><text:s text:c="3"/>87.616 <text:s text:c="2"/>111.066 <text:s text:c="2"/>140.283 <text:s text:c="3"/>-0.000 <text:s text:c="2"/>-87.616 <text:s text:c="4"/>0.000 <text:s/></text:p>
      <text:p text:style-name="P1"><text:s text:c="4"/>87.616 <text:s text:c="2"/>111.066 <text:s text:c="2"/>140.283 <text:s text:c="2"/>140.283 <text:s text:c="2"/>198.682 <text:s text:c="2"/>198.682 <text:s text:c="2"/>251.349 <text:s text:c="2"/>251.349 <text:s text:c="2"/>251.349 <text:s text:c="2"/>251.349 <text:s text:c="2"/>315.514 <text:s text:c="2"/>426.580 <text:s text:c="2"/>426.580 <text:s/></text:p>
      <text:p text:style-name="P1"/>
      <text:p text:style-name="P1"><text:s text:c="3"/>99.892 <text:s text:c="3"/>99.892 <text:s text:c="2"/>139.622 <text:s text:c="4"/>0.000 <text:s text:c="4"/>0.000 <text:s text:c="2"/>-26.539 <text:s/></text:p>
      <text:p text:style-name="P1"><text:s text:c="4"/>99.892 <text:s text:c="3"/>99.892 <text:s text:c="2"/>139.622 <text:s text:c="2"/>173.244 <text:s text:c="2"/>226.322 <text:s text:c="2"/>239.514 <text:s text:c="2"/>239.514 <text:s text:c="2"/>239.514 <text:s text:c="2"/>239.514 <text:s text:c="2"/>312.867 <text:s text:c="2"/>312.867 <text:s text:c="2"/>365.944 <text:s text:c="2"/>365.944 <text:s/></text:p>
      <text:p text:style-name="P1"/>
      <text:p text:style-name="P1"><text:s text:c="2"/>179.269 <text:s text:c="2"/>229.670 <text:s text:c="2"/>229.670 <text:s/>-115.824 <text:s text:c="3"/>-0.000 <text:s text:c="4"/>0.000 </text:p>
      <text:p text:style-name="P1"><text:s text:c="2"/>185.260 <text:s text:c="2"/>186.831 <text:s text:c="2"/>199.385 <text:s/>-186.831 <text:s text:c="3"/>-0.000 <text:s text:c="4"/>0.000 </text:p>
      <text:p text:style-name="P1"><text:s text:c="2"/>134.654 <text:s text:c="2"/>153.276 <text:s text:c="2"/>196.194 <text:s text:c="3"/>-0.000 <text:s/>-134.654 <text:s text:c="4"/>0.000 </text:p>
      <text:p text:style-name="P1"><text:s text:c="2"/>273.531 <text:s text:c="2"/>279.720 <text:s text:c="2"/>279.720 <text:s text:c="2"/>-81.521 <text:s text:c="3"/>-0.000 <text:s text:c="3"/>-0.000 </text:p>
      <text:p text:style-name="P1"><text:s text:c="2"/>124.873 <text:s text:c="2"/>209.262 <text:s text:c="2"/>209.262 <text:s text:c="2"/>-64.022 <text:s text:c="4"/>0.000 <text:s text:c="4"/>0.000 </text:p>
      <text:p text:style-name="P1"><text:s text:c="3"/>84.143 <text:s text:c="3"/>97.092 <text:s text:c="3"/>97.092 <text:s text:c="2"/>-97.073 <text:s text:c="4"/>0.000 <text:s text:c="4"/>0.000 </text:p>
      <text:p text:style-name="P1"><text:s text:c="3"/>74.148 <text:s text:c="3"/>90.765 <text:s text:c="2"/>112.502 <text:s text:c="2"/>-90.765 <text:s text:c="3"/>-0.000 <text:s text:c="4"/>0.000 </text:p>
      <text:p text:style-name="P1"/>
      <text:p text:style-name="P1">item 27 <text:s/>Key= 14a (55A) <text:s/>count=896125</text:p>
      <text:p text:style-name="P1">14a 55A <text:s/>mC [r, r, s, t, t, u] <text:s/>[r,r,s,-t+s+r,-t+s+r,2r-u,t+s+r]</text:p>
      <text:p text:style-name="P1">largest eigenvalue 534217 vector = <text:s/>-0.243222<text:tab/>-0.266554<text:tab/>-0.319319<text:tab/>-0.328789<text:tab/>-0.389371<text:tab/>-0.485593<text:tab/>-0.521838<text:tab/></text:p>
      <text:p text:style-name="P1"><text:s/>next eigenvalue <text:s/>28954.9 </text:p>
      <text:p text:style-name="P1"/>
      <text:p text:style-name="P1"><text:s text:c="3"/>87.616 <text:s text:c="2"/>111.066 <text:s text:c="2"/>140.283 <text:s text:c="4"/>3.348 <text:s text:c="3"/>87.616 <text:s text:c="4"/>6.696 <text:s/></text:p>
      <text:p text:style-name="P1"><text:s text:c="4"/>87.616 <text:s text:c="2"/>111.066 <text:s text:c="2"/>140.283 <text:s text:c="2"/>140.283 <text:s text:c="2"/>191.986 <text:s text:c="2"/>205.377 <text:s text:c="2"/>248.001 <text:s text:c="2"/>248.001 <text:s text:c="2"/>254.697 <text:s text:c="2"/>254.697 <text:s text:c="2"/>315.514 <text:s text:c="2"/>416.536 <text:s text:c="2"/>436.624 <text:s/></text:p>
      <text:p text:style-name="P1"/>
      <text:p text:style-name="P1"><text:s text:c="2"/>127.113 <text:s text:c="2"/>127.113 <text:s text:c="2"/>179.577 <text:s text:c="2"/>104.138 <text:s text:c="2"/>104.138 <text:s text:c="3"/>25.880 <text:s/></text:p>
      <text:p text:style-name="P1"><text:s text:c="3"/>127.113 <text:s text:c="2"/>127.113 <text:s text:c="2"/>179.577 <text:s text:c="2"/>202.551 <text:s text:c="2"/>202.551 <text:s text:c="2"/>228.346 <text:s text:c="2"/>251.405 <text:s text:c="2"/>280.105 <text:s text:c="2"/>407.923 <text:s text:c="2"/>407.923 <text:s text:c="2"/>410.828 <text:s text:c="2"/>410.828 <text:s text:c="2"/>667.959 <text:s/></text:p>
      <text:p text:style-name="P1"/>
      <text:p text:style-name="P1"><text:s text:c="2"/>107.461 <text:s text:c="2"/>152.086 <text:s text:c="2"/>157.534 <text:s text:c="4"/>9.634 <text:s text:c="2"/>107.461 <text:s text:c="3"/>19.269 </text:p>
      <text:p text:style-name="P1"><text:s text:c="2"/>215.606 <text:s text:c="2"/>220.143 <text:s text:c="2"/>226.293 <text:s text:c="3"/>96.747 <text:s text:c="2"/>215.606 <text:s text:c="2"/>193.494 </text:p>
      <text:p text:style-name="P1"><text:s text:c="2"/>106.636 <text:s text:c="2"/>117.098 <text:s text:c="2"/>193.158 <text:s text:c="4"/>1.890 <text:s text:c="2"/>106.636 <text:s text:c="4"/>3.780 </text:p>
      <text:p text:style-name="P1"><text:s text:c="2"/>143.297 <text:s text:c="2"/>143.297 <text:s text:c="2"/>186.882 <text:s text:c="2"/>141.384 <text:s text:c="2"/>141.384 <text:s text:c="3"/>49.712 </text:p>
      <text:p text:style-name="P1"><text:s text:c="2"/>171.664 <text:s text:c="2"/>173.019 <text:s text:c="2"/>180.320 <text:s text:c="3"/>77.159 <text:s text:c="2"/>171.664 <text:s text:c="2"/>154.318 </text:p>
      <text:p text:style-name="P1"><text:s text:c="2"/>155.385 <text:s text:c="2"/>155.385 <text:s text:c="2"/>173.734 <text:s text:c="2"/>143.051 <text:s text:c="2"/>143.051 <text:s text:c="3"/>55.139 </text:p>
      <text:p text:style-name="P1"><text:s text:c="2"/>192.173 <text:s text:c="2"/>198.243 <text:s text:c="2"/>206.541 <text:s text:c="3"/>64.950 <text:s text:c="2"/>192.173 <text:s text:c="2"/>129.901 </text:p>
      <text:p text:style-name="P1"/>
      <text:p text:style-name="P1">item 28 <text:s/>Key= 14b (55A) <text:s/>count=3737930</text:p>
      <text:p text:style-name="P1"><text:soft-page-break/>14b 55A <text:s/>mC [r, r, s, t, t, u] <text:s/>[r,r,s,2r-u,-t+s+r,-t+s+r,t+s+r]</text:p>
      <text:p text:style-name="P1">largest eigenvalue 1.34439e+06 vector = <text:s/>-0.157188<text:tab/>-0.221694<text:tab/>-0.249782<text:tab/>-0.289037<text:tab/>-0.43565<text:tab/>-0.529023<text:tab/>-0.557273<text:tab/></text:p>
      <text:p text:style-name="P1"><text:s/>next eigenvalue <text:s/>304334 </text:p>
      <text:p text:style-name="P1"/>
      <text:p text:style-name="P1"><text:s text:c="2"/>156.359 <text:s text:c="2"/>177.343 <text:s text:c="2"/>178.634 <text:s text:c="3"/>70.849 <text:s text:c="2"/>156.359 <text:s text:c="2"/>141.697 <text:s/></text:p>
      <text:p text:style-name="P1"><text:s text:c="3"/>156.359 <text:s text:c="2"/>177.343 <text:s text:c="2"/>178.634 <text:s text:c="2"/>178.634 <text:s text:c="2"/>192.004 <text:s text:c="2"/>285.128 <text:s text:c="2"/>285.128 <text:s text:c="2"/>426.826 <text:s text:c="2"/>426.826 <text:s text:c="2"/>456.148 <text:s text:c="2"/>475.399 <text:s text:c="2"/>491.351 <text:s text:c="2"/>881.240 <text:s/></text:p>
      <text:p text:style-name="P1"/>
      <text:p text:style-name="P1"><text:s text:c="3"/>88.015 <text:s text:c="2"/>157.192 <text:s text:c="2"/>168.474 <text:s text:c="3"/>12.522 <text:s text:c="3"/>25.043 <text:s text:c="3"/>88.015 <text:s/></text:p>
      <text:p text:style-name="P1"><text:s text:c="4"/>88.015 <text:s text:c="2"/>157.192 <text:s text:c="2"/>157.192 <text:s text:c="2"/>168.474 <text:s text:c="2"/>231.446 <text:s text:c="2"/>281.533 <text:s text:c="2"/>313.144 <text:s text:c="2"/>313.144 <text:s text:c="2"/>333.222 <text:s text:c="2"/>338.188 <text:s text:c="2"/>338.188 <text:s text:c="2"/>464.132 <text:s text:c="2"/>539.262 <text:s/></text:p>
      <text:p text:style-name="P1"/>
      <text:p text:style-name="P1"><text:s text:c="3"/>67.339 <text:s text:c="3"/>67.339 <text:s text:c="2"/>141.093 <text:s text:c="3"/>66.234 <text:s text:c="3"/>66.234 <text:s text:c="3"/>13.166 </text:p>
      <text:p text:style-name="P1"><text:s text:c="2"/>122.263 <text:s text:c="2"/>134.654 <text:s text:c="2"/>196.194 <text:s text:c="2"/>134.654 <text:s text:c="3"/>51.820 <text:s text:c="2"/>103.641 </text:p>
      <text:p text:style-name="P1"><text:s text:c="3"/>51.454 <text:s text:c="2"/>140.761 <text:s text:c="2"/>147.851 <text:s text:c="2"/>140.761 <text:s text:c="3"/>23.939 <text:s text:c="3"/>47.877 </text:p>
      <text:p text:style-name="P1"><text:s text:c="3"/>77.743 <text:s text:c="2"/>126.249 <text:s text:c="2"/>211.786 <text:s text:c="3"/>34.776 <text:s text:c="3"/>77.743 <text:s text:c="3"/>69.552 </text:p>
      <text:p text:style-name="P1"><text:s text:c="2"/>218.155 <text:s text:c="2"/>241.153 <text:s text:c="2"/>251.463 <text:s text:c="3"/>99.130 <text:s text:c="2"/>198.260 <text:s text:c="2"/>218.155 </text:p>
      <text:p text:style-name="P1"><text:s text:c="3"/>74.148 <text:s text:c="3"/>90.765 <text:s text:c="2"/>112.502 <text:s text:c="3"/>90.765 <text:s text:c="3"/>19.968 <text:s text:c="3"/>39.937 </text:p>
      <text:p text:style-name="P1"><text:s text:c="3"/>55.629 <text:s text:c="3"/>61.135 <text:s text:c="2"/>140.596 <text:s text:c="3"/>25.532 <text:s text:c="3"/>55.629 <text:s text:c="3"/>51.064 </text:p>
      <text:p text:style-name="P1"/>
      <text:p text:style-name="P16">item 29 <text:s/>Key= 15a (45C) <text:s/>count=8786904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15a 45C <text:s/>tI [r, r, s, -r, -r, 0] <text:s/>[r,r,s,s,s,s,2r]</text:p>
      <text:p text:style-name="P1">largest eigenvalue 1.92035e+06 vector = <text:s/>-0.271276<text:tab/>-0.271276<text:tab/>-0.376179<text:tab/>-0.376179<text:tab/>-0.387314<text:tab/>-0.390866<text:tab/>-0.51673<text:tab/></text:p>
      <text:p text:style-name="P1"><text:s/>next eigenvalue <text:s/>195774 </text:p>
      <text:p text:style-name="P1"/>
      <text:p text:style-name="P1"><text:s text:c="2"/>186.847 <text:s text:c="2"/>186.847 <text:s text:c="2"/>207.678 <text:s/>-186.847 <text:s/>-186.847 <text:s text:c="4"/>0.000 <text:s/></text:p>
      <text:p text:style-name="P1"><text:s text:c="3"/>186.847 <text:s text:c="2"/>186.847 <text:s text:c="2"/>207.678 <text:s text:c="2"/>207.678 <text:s text:c="2"/>207.678 <text:s text:c="2"/>207.678 <text:s text:c="2"/>373.695 <text:s text:c="2"/>373.695 <text:s text:c="2"/>581.373 <text:s text:c="2"/>581.373 <text:s text:c="2"/>581.373 <text:s text:c="2"/>581.373 <text:s text:c="2"/>955.068 <text:s/></text:p>
      <text:p text:style-name="P1"/>
      <text:p text:style-name="P1"><text:s text:c="3"/>71.815 <text:s text:c="3"/>71.815 <text:s text:c="2"/>111.066 <text:s text:c="2"/>-71.815 <text:s text:c="2"/>-71.815 <text:s text:c="4"/>0.000 <text:s/></text:p>
      <text:p text:style-name="P1"><text:s text:c="4"/>71.815 <text:s text:c="3"/>71.815 <text:s text:c="2"/>111.066 <text:s text:c="2"/>111.066 <text:s text:c="2"/>111.066 <text:s text:c="2"/>111.066 <text:s text:c="2"/>143.631 <text:s text:c="2"/>143.631 <text:s text:c="2"/>254.697 <text:s text:c="2"/>254.697 <text:s text:c="2"/>254.697 <text:s text:c="2"/>254.697 <text:s text:c="2"/>398.328 <text:s/></text:p>
      <text:p text:style-name="P1"/>
      <text:p text:style-name="P1"><text:s text:c="2"/>132.072 <text:s text:c="2"/>132.072 <text:s text:c="2"/>192.004 <text:s/>-132.072 <text:s/>-132.072 <text:s text:c="4"/>0.000 </text:p>
      <text:p text:style-name="P1"><text:s text:c="3"/>90.983 <text:s text:c="3"/>90.983 <text:s text:c="2"/>139.622 <text:s text:c="2"/>-90.983 <text:s text:c="2"/>-90.983 <text:s text:c="4"/>0.000 </text:p>
      <text:p text:style-name="P1"><text:s text:c="3"/>97.777 <text:s text:c="3"/>97.777 <text:s text:c="2"/>145.128 <text:s text:c="2"/>-97.777 <text:s text:c="2"/>-97.777 <text:s text:c="4"/>0.000 </text:p>
      <text:p text:style-name="P1"><text:s text:c="2"/>256.205 <text:s text:c="2"/>256.205 <text:s text:c="2"/>285.080 <text:s/>-256.205 <text:s/>-256.205 <text:s text:c="4"/>0.000 </text:p>
      <text:p text:style-name="P1"><text:s text:c="2"/>179.269 <text:s text:c="2"/>179.269 <text:s text:c="2"/>179.269 <text:s/>-106.192 <text:s/>-106.192 <text:s/>-146.153 </text:p>
      <text:p text:style-name="P1"><text:s text:c="2"/>349.071 <text:s text:c="2"/>349.071 <text:s text:c="2"/>629.405 <text:s/>-349.071 <text:s/>-349.071 <text:s text:c="4"/>0.000 </text:p>
      <text:p text:style-name="P1"><text:s text:c="2"/>243.916 <text:s text:c="2"/>243.916 <text:s text:c="2"/>264.510 <text:s/>-243.916 <text:s/>-243.916 <text:s text:c="4"/>0.000 </text:p>
      <text:p text:style-name="P1"/>
      <text:p text:style-name="P16">item 30 <text:s/>Key= 15b (45C) <text:s/>count=9419802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15b 45C <text:s/>tI [r, r, s, -r, -r, 0] <text:s/>[r,r,2r,2r,s,s,s]</text:p>
      <text:p text:style-name="P1">largest eigenvalue 2.79699e+06 vector = <text:s/>-0.227443<text:tab/>-0.227443<text:tab/>-0.377135<text:tab/>-0.377135<text:tab/>-0.430111<text:tab/>-0.431776<text:tab/>-0.490562<text:tab/></text:p>
      <text:p text:style-name="P1"><text:s/>next eigenvalue <text:s/>298308 </text:p>
      <text:p text:style-name="P1"/>
      <text:p text:style-name="P1"><text:s text:c="2"/>186.847 <text:s text:c="2"/>186.847 <text:s text:c="2"/>207.678 <text:s/>-186.847 <text:s/>-186.847 <text:s text:c="4"/>0.000 <text:s/></text:p>
      <text:p text:style-name="P1"><text:s text:c="3"/>186.847 <text:s text:c="2"/>186.847 <text:s text:c="2"/>207.678 <text:s text:c="2"/>207.678 <text:s text:c="2"/>207.678 <text:s text:c="2"/>207.678 <text:s text:c="2"/>373.695 <text:s text:c="2"/>373.695 <text:s text:c="2"/>581.373 <text:s text:c="2"/>581.373 <text:s text:c="2"/>581.373 <text:s text:c="2"/>581.373 <text:s text:c="2"/>955.068 <text:s/></text:p>
      <text:p text:style-name="P1"/>
      <text:p text:style-name="P1"><text:s text:c="3"/>71.815 <text:s text:c="3"/>71.815 <text:s text:c="2"/>111.066 <text:s text:c="2"/>-71.815 <text:s text:c="2"/>-71.815 <text:s text:c="4"/>0.000 <text:s/></text:p>
      <text:p text:style-name="P1"><text:s text:c="4"/>71.815 <text:s text:c="3"/>71.815 <text:s text:c="2"/>111.066 <text:s text:c="2"/>111.066 <text:s text:c="2"/>111.066 <text:s text:c="2"/>111.066 <text:s text:c="2"/>143.631 <text:s text:c="2"/>143.631 <text:s text:c="2"/>254.697 <text:s text:c="2"/>254.697 <text:s text:c="2"/>254.697 <text:s text:c="2"/>254.697 <text:s text:c="2"/>398.328 <text:s/></text:p>
      <text:p text:style-name="P1"/>
      <text:p text:style-name="P1"><text:s text:c="2"/>132.072 <text:s text:c="2"/>132.072 <text:s text:c="2"/>192.004 <text:s/>-132.072 <text:s/>-132.072 <text:s text:c="4"/>0.000 </text:p>
      <text:p text:style-name="P1"><text:s text:c="3"/>90.983 <text:s text:c="3"/>90.983 <text:s text:c="2"/>139.622 <text:s text:c="2"/>-90.983 <text:s text:c="2"/>-90.983 <text:s text:c="4"/>0.000 </text:p>
      <text:p text:style-name="P1"><text:s text:c="3"/>97.777 <text:s text:c="3"/>97.777 <text:s text:c="2"/>145.128 <text:s text:c="2"/>-97.777 <text:s text:c="2"/>-97.777 <text:s text:c="4"/>0.000 </text:p>
      <text:p text:style-name="P1"><text:s text:c="2"/>256.205 <text:s text:c="2"/>256.205 <text:s text:c="2"/>285.080 <text:s/>-256.205 <text:s/>-256.205 <text:s text:c="4"/>0.000 </text:p>
      <text:p text:style-name="P1"><text:s text:c="2"/>179.269 <text:s text:c="2"/>179.269 <text:s text:c="2"/>179.269 <text:s/>-106.192 <text:s/>-106.192 <text:s/>-146.153 </text:p>
      <text:p text:style-name="P1"><text:s text:c="2"/>349.071 <text:s text:c="2"/>349.071 <text:s text:c="2"/>629.405 <text:s/>-349.071 <text:s/>-349.071 <text:s text:c="4"/>0.000 </text:p>
      <text:p text:style-name="P1"><text:s text:c="2"/>243.916 <text:s text:c="2"/>243.916 <text:s text:c="2"/>264.510 <text:s/>-243.916 <text:s/>-243.916 <text:s text:c="4"/>0.000 </text:p>
      <text:p text:style-name="P1"/>
      <text:p text:style-name="P1">item 31 <text:s/>Key= 16a (51A) <text:s/>count=1</text:p>
      <text:p text:style-name="P1">No valid cases found</text:p>
      <text:p text:style-name="P1"/>
      <text:p text:style-name="P1">item 32 <text:s/>Key= 16b (51A) <text:s/>count=1865869</text:p>
      <text:p text:style-name="P1">16b 51A <text:s/>oF r, r, s, -t, -t, -2r -2t) <text:s/>[r,r,s,s,-t+s+r,-t+s+r,2t]</text:p>
      <text:p text:style-name="P1">largest eigenvalue 807842 vector = <text:s/>-0.285512<text:tab/>-0.285512<text:tab/>-0.365322<text:tab/>-0.365322<text:tab/>-0.404269<text:tab/>-0.404269<text:tab/>-0.49313<text:tab/></text:p>
      <text:p text:style-name="P1"><text:s/>next eigenvalue <text:s/>53730.5 </text:p>
      <text:p text:style-name="P1"/>
      <text:p text:style-name="P1"><text:s text:c="3"/>98.072 <text:s text:c="3"/>98.072 <text:s text:c="2"/>139.622 <text:s text:c="2"/>-83.893 <text:s text:c="2"/>-83.893 <text:s text:c="2"/>-28.358 <text:s/></text:p>
      <text:p text:style-name="P1"><text:s text:c="4"/>98.072 <text:s text:c="3"/>98.072 <text:s text:c="2"/>139.622 <text:s text:c="2"/>139.622 <text:s text:c="2"/>153.801 <text:s text:c="2"/>153.801 <text:s text:c="2"/>167.786 <text:s text:c="2"/>224.503 <text:s text:c="2"/>321.587 <text:s text:c="2"/>321.587 <text:s text:c="2"/>364.125 <text:s text:c="2"/>364.125 <text:s text:c="2"/>475.194 <text:s/></text:p>
      <text:p text:style-name="P1"/>
      <text:p text:style-name="P1"><text:s text:c="2"/>222.962 <text:s text:c="2"/>222.962 <text:s text:c="2"/>273.531 <text:s/>-197.154 <text:s/>-197.154 <text:s text:c="2"/>-51.615 <text:s/></text:p>
      <text:p text:style-name="P1"><text:s text:c="3"/>222.962 <text:s text:c="2"/>222.962 <text:s text:c="2"/>273.531 <text:s text:c="2"/>273.531 <text:s text:c="2"/>299.339 <text:s text:c="2"/>299.339 <text:s text:c="2"/>394.308 <text:s text:c="2"/>497.538 <text:s text:c="2"/>693.647 <text:s text:c="2"/>693.647 <text:s text:c="2"/>771.070 <text:s text:c="2"/>771.070 <text:s/>1062.147 <text:s/></text:p>
      <text:p text:style-name="P1"/>
      <text:p text:style-name="P1"><text:soft-page-break/><text:s text:c="2"/>112.747 <text:s text:c="2"/>112.747 <text:s text:c="2"/>173.820 <text:s/>-106.990 <text:s/>-106.990 <text:s text:c="2"/>-11.514 </text:p>
      <text:p text:style-name="P1"><text:s text:c="3"/>84.143 <text:s text:c="3"/>84.143 <text:s text:c="2"/>112.215 <text:s text:c="2"/>-71.241 <text:s text:c="2"/>-71.241 <text:s text:c="2"/>-25.804 </text:p>
      <text:p text:style-name="P1"><text:s text:c="2"/>107.367 <text:s text:c="2"/>107.367 <text:s text:c="2"/>136.232 <text:s text:c="2"/>-93.717 <text:s text:c="2"/>-93.717 <text:s text:c="2"/>-27.299 </text:p>
      <text:p text:style-name="P1"><text:s text:c="2"/>201.441 <text:s text:c="2"/>201.441 <text:s text:c="2"/>236.096 <text:s/>-152.296 <text:s/>-152.296 <text:s text:c="2"/>-98.291 </text:p>
      <text:p text:style-name="P1"><text:s text:c="3"/>98.569 <text:s text:c="3"/>98.569 <text:s text:c="2"/>164.155 <text:s text:c="2"/>-96.794 <text:s text:c="2"/>-96.794 <text:s text:c="3"/>-3.549 </text:p>
      <text:p text:style-name="P1"><text:s text:c="3"/>87.429 <text:s text:c="3"/>87.429 <text:s text:c="3"/>90.013 <text:s text:c="2"/>-63.942 <text:s text:c="2"/>-63.942 <text:s text:c="2"/>-46.975 </text:p>
      <text:p text:style-name="P1"><text:s text:c="2"/>123.746 <text:s text:c="2"/>123.746 <text:s text:c="2"/>166.153 <text:s/>-117.381 <text:s/>-117.381 <text:s text:c="2"/>-12.731 </text:p>
      <text:p text:style-name="P1"/>
      <text:p text:style-name="P1">item 33 <text:s/>Key= 18a (45E) <text:s/>count=29537</text:p>
      <text:p text:style-name="P1">18a 45E <text:s/>tI (2r, s, s, r, 2r, 2r) <text:s/>[r,s,s,s,s,2s-r/2,2s-r/2]</text:p>
      <text:p text:style-name="P1">largest eigenvalue 317212 vector = <text:s/>-0.225122<text:tab/>-0.317531<text:tab/>-0.317531<text:tab/>-0.317531<text:tab/>-0.317531<text:tab/>-0.522501<text:tab/>-0.522501<text:tab/></text:p>
      <text:p text:style-name="P1"><text:s/>next eigenvalue <text:s/>22059.8 </text:p>
      <text:p text:style-name="P1"/>
      <text:p text:style-name="P1"><text:s text:c="2"/>437.604 <text:s text:c="2"/>666.707 <text:s text:c="2"/>666.707 <text:s text:c="2"/>218.802 <text:s text:c="2"/>437.604 <text:s text:c="2"/>437.604 <text:s/></text:p>
      <text:p text:style-name="P1"><text:s text:c="3"/>437.604 <text:s text:c="2"/>666.707 <text:s text:c="2"/>666.707 <text:s text:c="2"/>666.707 <text:s text:c="2"/>666.707 <text:s/>1114.611 <text:s/>1114.611 <text:s/>1541.915 <text:s/>1541.915 <text:s/>1552.216 <text:s/>1552.216 <text:s/>1552.216 <text:s/>2865.029 <text:s/></text:p>
      <text:p text:style-name="P1"/>
      <text:p text:style-name="P1"><text:s text:c="3"/>50.330 <text:s text:c="3"/>83.984 <text:s text:c="3"/>83.984 <text:s text:c="3"/>25.165 <text:s text:c="3"/>50.330 <text:s text:c="3"/>50.330 <text:s/></text:p>
      <text:p text:style-name="P1"><text:s text:c="4"/>50.330 <text:s text:c="3"/>83.984 <text:s text:c="3"/>83.984 <text:s text:c="3"/>83.984 <text:s text:c="3"/>83.984 <text:s text:c="2"/>142.804 <text:s text:c="2"/>142.804 <text:s text:c="2"/>184.644 <text:s text:c="2"/>184.644 <text:s text:c="2"/>193.134 <text:s text:c="2"/>193.134 <text:s text:c="2"/>193.134 <text:s text:c="2"/>344.123 <text:s/></text:p>
      <text:p text:style-name="P1"/>
      <text:p text:style-name="P1"><text:s text:c="2"/>115.925 <text:s text:c="2"/>155.202 <text:s text:c="2"/>155.202 <text:s text:c="3"/>57.962 <text:s text:c="2"/>115.925 <text:s text:c="2"/>115.925 </text:p>
      <text:p text:style-name="P1"><text:s text:c="2"/>123.313 <text:s text:c="2"/>182.575 <text:s text:c="2"/>182.575 <text:s text:c="3"/>61.657 <text:s text:c="2"/>123.313 <text:s text:c="2"/>123.313 </text:p>
      <text:p text:style-name="P1"><text:s text:c="3"/>82.469 <text:s text:c="2"/>158.537 <text:s text:c="2"/>158.537 <text:s text:c="3"/>41.234 <text:s text:c="3"/>82.469 <text:s text:c="3"/>82.469 </text:p>
      <text:p text:style-name="P1"><text:s text:c="2"/>411.788 <text:s text:c="2"/>487.400 <text:s text:c="2"/>487.400 <text:s text:c="2"/>205.894 <text:s text:c="2"/>411.788 <text:s text:c="2"/>411.788 </text:p>
      <text:p text:style-name="P1"><text:s text:c="3"/>44.803 <text:s text:c="2"/>108.804 <text:s text:c="2"/>108.804 <text:s text:c="3"/>22.402 <text:s text:c="3"/>44.803 <text:s text:c="3"/>44.803 </text:p>
      <text:p text:style-name="P1"><text:s text:c="2"/>187.536 <text:s text:c="2"/>263.442 <text:s text:c="2"/>263.442 <text:s text:c="3"/>93.768 <text:s text:c="2"/>187.536 <text:s text:c="2"/>187.536 </text:p>
      <text:p text:style-name="P1"><text:s text:c="3"/>24.011 <text:s text:c="3"/>59.419 <text:s text:c="3"/>59.419 <text:s text:c="3"/>12.006 <text:s text:c="3"/>24.011 <text:s text:c="3"/>24.011 </text:p>
      <text:p text:style-name="P1"/>
      <text:p text:style-name="P1">item 34 <text:s/>Key= 18b (45E) <text:s/>count=846990</text:p>
      <text:p text:style-name="P1">18b 45E <text:s/>tI (2r, s, s, r, 2r, 2r) <text:s/>[r,s,s,s,s,s+r2,s+2r]</text:p>
      <text:p text:style-name="P1">largest eigenvalue 388073 vector = <text:s/>-0.0393538<text:tab/>-0.380005<text:tab/>-0.380005<text:tab/>-0.380005<text:tab/>-0.380005<text:tab/>-0.458713<text:tab/>-0.458713<text:tab/></text:p>
      <text:p text:style-name="P1"><text:s/>next eigenvalue <text:s/>33235.5 </text:p>
      <text:p text:style-name="P1"/>
      <text:p text:style-name="P1"><text:s text:c="4"/>1.504 <text:s text:c="2"/>276.906 <text:s text:c="2"/>276.906 <text:s text:c="4"/>0.752 <text:s text:c="4"/>1.504 <text:s text:c="4"/>1.504 <text:s/></text:p>
      <text:p text:style-name="P1"><text:s text:c="5"/>1.504 <text:s text:c="2"/>276.906 <text:s text:c="2"/>276.906 <text:s text:c="2"/>276.906 <text:s text:c="2"/>276.906 <text:s text:c="2"/>279.915 <text:s text:c="2"/>279.915 <text:s text:c="2"/>553.061 <text:s text:c="2"/>553.061 <text:s text:c="2"/>554.565 <text:s text:c="2"/>554.565 <text:s text:c="2"/>554.565 <text:s text:c="2"/>559.078 <text:s/></text:p>
      <text:p text:style-name="P1"/>
      <text:p text:style-name="P1"><text:s text:c="4"/>4.942 <text:s text:c="2"/>142.406 <text:s text:c="2"/>142.406 <text:s text:c="4"/>2.471 <text:s text:c="4"/>4.942 <text:s text:c="4"/>4.942 <text:s/></text:p>
      <text:p text:style-name="P1"><text:s text:c="5"/>4.942 <text:s text:c="2"/>142.406 <text:s text:c="2"/>142.406 <text:s text:c="2"/>142.406 <text:s text:c="2"/>142.406 <text:s text:c="2"/>152.289 <text:s text:c="2"/>152.289 <text:s text:c="2"/>282.342 <text:s text:c="2"/>282.342 <text:s text:c="2"/>287.283 <text:s text:c="2"/>287.283 <text:s text:c="2"/>287.283 <text:s text:c="2"/>302.108 <text:s/></text:p>
      <text:p text:style-name="P1"/>
      <text:p text:style-name="P1"><text:s text:c="3"/>20.073 <text:s text:c="2"/>176.112 <text:s text:c="2"/>176.112 <text:s text:c="3"/>10.037 <text:s text:c="3"/>20.073 <text:s text:c="3"/>20.073 </text:p>
      <text:p text:style-name="P1"><text:s text:c="4"/>3.042 <text:s text:c="2"/>162.572 <text:s text:c="2"/>162.572 <text:s text:c="4"/>1.521 <text:s text:c="4"/>3.042 <text:s text:c="4"/>3.042 </text:p>
      <text:p text:style-name="P1"><text:s text:c="4"/>5.377 <text:s text:c="2"/>200.647 <text:s text:c="2"/>200.647 <text:s text:c="4"/>2.688 <text:s text:c="4"/>5.377 <text:s text:c="4"/>5.377 </text:p>
      <text:p text:style-name="P1"><text:s text:c="3"/>10.345 <text:s text:c="2"/>121.796 <text:s text:c="2"/>121.796 <text:s text:c="4"/>5.173 <text:s text:c="3"/>10.345 <text:s text:c="3"/>10.345 </text:p>
      <text:p text:style-name="P1"><text:s text:c="4"/>6.370 <text:s text:c="2"/>132.239 <text:s text:c="2"/>132.239 <text:s text:c="4"/>3.185 <text:s text:c="4"/>6.370 <text:s text:c="4"/>6.370 </text:p>
      <text:p text:style-name="P1"><text:s text:c="3"/>17.309 <text:s text:c="2"/>171.495 <text:s text:c="2"/>171.495 <text:s text:c="4"/>8.655 <text:s text:c="3"/>17.309 <text:s text:c="3"/>17.309 </text:p>
      <text:p text:style-name="P1"><text:s text:c="4"/>0.732 <text:s text:c="2"/>219.369 <text:s text:c="2"/>219.369 <text:s text:c="4"/>0.366 <text:s text:c="4"/>0.732 <text:s text:c="4"/>0.732 </text:p>
      <text:p text:style-name="P1"/>
      <text:p text:style-name="P1">item 35 <text:s/>Key= 19a (52B) <text:s/>count=296685</text:p>
      <text:p text:style-name="P1">19a 52B <text:s/>oI [r, s, s, t, r, r] <text:s/>[]</text:p>
      <text:p text:style-name="P1">largest eigenvalue 206301 vector = <text:s/>-0.0205567<text:tab/>-0.394009<text:tab/>-0.394009<text:tab/>-0.394009<text:tab/>-0.394009<text:tab/>-0.435054<text:tab/>-0.435123<text:tab/></text:p>
      <text:p text:style-name="P1"><text:s/>next eigenvalue <text:s/>12113.5 </text:p>
      <text:p text:style-name="P1"/>
      <text:p text:style-name="P1"><text:s text:c="4"/>3.683 <text:s text:c="2"/>160.590 <text:s text:c="2"/>160.590 <text:s text:c="2"/>133.894 <text:s text:c="4"/>3.683 <text:s text:c="4"/>3.683 <text:s/></text:p>
      <text:p text:style-name="P1"><text:s text:c="5"/>3.683 <text:s text:c="2"/>160.590 <text:s text:c="2"/>160.590 <text:s text:c="2"/>160.590 <text:s text:c="2"/>160.590 <text:s text:c="2"/>167.955 <text:s text:c="2"/>167.955 <text:s text:c="2"/>187.286 <text:s text:c="2"/>190.968 <text:s text:c="2"/>190.968 <text:s text:c="2"/>451.391 <text:s text:c="2"/>455.074 <text:s text:c="2"/>466.121 <text:s/></text:p>
      <text:p text:style-name="P1"/>
      <text:p text:style-name="P1"><text:s text:c="4"/>4.116 <text:s text:c="2"/>184.407 <text:s text:c="2"/>184.407 <text:s text:c="2"/>126.366 <text:s text:c="4"/>4.116 <text:s text:c="4"/>4.116 <text:s/></text:p>
      <text:p text:style-name="P1"><text:s text:c="5"/>4.116 <text:s text:c="2"/>184.407 <text:s text:c="2"/>184.407 <text:s text:c="2"/>184.407 <text:s text:c="2"/>184.407 <text:s text:c="2"/>192.639 <text:s text:c="2"/>192.639 <text:s text:c="2"/>242.448 <text:s text:c="2"/>246.564 <text:s text:c="2"/>246.564 <text:s text:c="2"/>491.065 <text:s text:c="2"/>495.181 <text:s text:c="2"/>507.529 <text:s/></text:p>
      <text:p text:style-name="P1"/>
      <text:p text:style-name="P1"><text:s text:c="4"/>0.192 <text:s text:c="2"/>109.148 <text:s text:c="2"/>109.148 <text:s text:c="3"/>76.093 <text:s text:c="4"/>0.192 <text:s text:c="4"/>0.192 </text:p>
      <text:p text:style-name="P1"><text:s text:c="4"/>2.928 <text:s text:c="2"/>101.481 <text:s text:c="2"/>101.481 <text:s text:c="3"/>15.050 <text:s text:c="4"/>2.928 <text:s text:c="4"/>2.928 </text:p>
      <text:p text:style-name="P1"><text:s text:c="4"/>0.640 <text:s text:c="2"/>130.498 <text:s text:c="2"/>130.498 <text:s text:c="2"/>110.153 <text:s text:c="4"/>0.640 <text:s text:c="4"/>0.640 </text:p>
      <text:p text:style-name="P1"><text:s text:c="4"/>4.556 <text:s text:c="2"/>144.364 <text:s text:c="2"/>144.364 <text:s text:c="2"/>112.277 <text:s text:c="4"/>4.556 <text:s text:c="4"/>4.556 </text:p>
      <text:p text:style-name="P1"><text:s text:c="4"/>0.447 <text:s text:c="2"/>144.320 <text:s text:c="2"/>144.320 <text:s text:c="3"/>60.899 <text:s text:c="4"/>0.447 <text:s text:c="4"/>0.447 </text:p>
      <text:p text:style-name="P1"><text:s text:c="4"/>8.727 <text:s text:c="2"/>141.544 <text:s text:c="2"/>141.544 <text:s text:c="2"/>120.021 <text:s text:c="4"/>8.727 <text:s text:c="4"/>8.727 </text:p>
      <text:p text:style-name="P1"><text:s text:c="4"/>3.702 <text:s text:c="2"/>146.032 <text:s text:c="2"/>146.032 <text:s text:c="2"/>135.221 <text:s text:c="4"/>3.702 <text:s text:c="4"/>3.702 </text:p>
      <text:p text:style-name="P1"/>
      <text:p text:style-name="P1">item 36 <text:s/>Key= 19b (52B) <text:s/>count=8418</text:p>
      <text:p text:style-name="P1">19b 52B <text:s/>oI [r, s, s, t, r, r] <text:s/>[]</text:p>
      <text:p text:style-name="P1">largest eigenvalue 37492.1 vector = <text:s/>-0.0535296 -0.376106 <text:s text:c="6"/>-0.376106 <text:s text:c="6"/>-0.376106 <text:s text:c="6"/>-0.376106 <text:s text:c="6"/>-0.451284 <text:s text:c="6"/>-0.477131</text:p>
      <text:p text:style-name="P1"><text:s/>next eigenvalue <text:s/>3771.37</text:p>
      <text:p text:style-name="P1"/>
      <text:p text:style-name="P1"><text:soft-page-break/><text:s text:c="4"/>6.231 <text:s text:c="2"/>108.768 <text:s text:c="2"/>108.768 <text:s text:c="3"/>98.122 <text:s text:c="4"/>6.231 <text:s text:c="4"/>6.231</text:p>
      <text:p text:style-name="P1"><text:s text:c="5"/>6.231 <text:s text:c="2"/>108.768 <text:s text:c="2"/>108.768 <text:s text:c="2"/>108.768 <text:s text:c="2"/>108.768 <text:s text:c="2"/>119.414 <text:s text:c="2"/>121.230 <text:s text:c="2"/>121.230 <text:s text:c="2"/>125.645 <text:s text:c="2"/>125.645 <text:s text:c="2"/>309.428 <text:s text:c="2"/>315.659 <text:s text:c="2"/>334.351</text:p>
      <text:p text:style-name="P1"/>
      <text:p text:style-name="P1"><text:s text:c="4"/>5.736 <text:s text:c="2"/>128.375 <text:s text:c="2"/>128.375 <text:s text:c="2"/>117.114 <text:s text:c="4"/>5.736 <text:s text:c="4"/>5.736</text:p>
      <text:p text:style-name="P1"><text:s text:c="5"/>5.736 <text:s text:c="2"/>128.375 <text:s text:c="2"/>128.375 <text:s text:c="2"/>128.375 <text:s text:c="2"/>128.375 <text:s text:c="2"/>139.636 <text:s text:c="2"/>139.847 <text:s text:c="2"/>139.847 <text:s text:c="2"/>145.372 <text:s text:c="2"/>145.372 <text:s text:c="2"/>368.128 <text:s text:c="2"/>373.864 <text:s text:c="2"/>391.073</text:p>
      <text:p text:style-name="P1"/>
      <text:p text:style-name="P1"><text:s text:c="3"/>18.703 <text:s text:c="3"/>84.567 <text:s text:c="3"/>84.567 <text:s text:c="3"/>62.418 <text:s text:c="3"/>18.703 <text:s text:c="3"/>18.703</text:p>
      <text:p text:style-name="P1"><text:s text:c="4"/>3.798 <text:s text:c="2"/>152.494 <text:s text:c="2"/>152.494 <text:s text:c="2"/>145.761 <text:s text:c="4"/>3.798 <text:s text:c="4"/>3.798</text:p>
      <text:p text:style-name="P1"><text:s text:c="3"/>11.236 <text:s text:c="2"/>152.702 <text:s text:c="2"/>152.702 <text:s text:c="2"/>140.384 <text:s text:c="3"/>11.236 <text:s text:c="3"/>11.236</text:p>
      <text:p text:style-name="P1"><text:s text:c="4"/>9.523 <text:s text:c="2"/>125.665 <text:s text:c="2"/>125.665 <text:s text:c="2"/>115.967 <text:s text:c="4"/>9.523 <text:s text:c="4"/>9.523</text:p>
      <text:p text:style-name="P1"><text:s text:c="3"/>62.332 <text:s text:c="2"/>165.806 <text:s text:c="2"/>165.806 <text:s text:c="3"/>41.193 <text:s text:c="3"/>62.332 <text:s text:c="3"/>62.332</text:p>
      <text:p text:style-name="P1"><text:s text:c="3"/>10.176 <text:s text:c="2"/>195.276 <text:s text:c="2"/>195.276 <text:s text:c="2"/>183.557 <text:s text:c="3"/>10.176 <text:s text:c="3"/>10.176</text:p>
      <text:p text:style-name="P1"><text:s text:c="3"/>14.041 <text:s text:c="2"/>124.068 <text:s text:c="2"/>124.068 <text:s text:c="2"/>107.639 <text:s text:c="3"/>14.041 <text:s text:c="3"/>14.041</text:p>
      <text:p text:style-name="P1"/>
      <text:p text:style-name="P1">item 37 <text:s/>Key= 20 (55B) <text:s/>count=10000002</text:p>
      <text:p text:style-name="P1">20 55B <text:s/>mC [r, s, s, t, u, u] <text:s/>DC7_character NA</text:p>
      <text:p text:style-name="P1">largest eigenvalue 2.02186e+06 vector = <text:s/>-0.179852<text:tab/>-0.226901<text:tab/>-0.256691<text:tab/>-0.289794<text:tab/>-0.451232<text:tab/>-0.51716<text:tab/>-0.543354<text:tab/></text:p>
      <text:p text:style-name="P1"><text:s/>next eigenvalue <text:s/>515619 </text:p>
      <text:p text:style-name="P1"/>
      <text:p text:style-name="P1"><text:s text:c="2"/>103.159 <text:s text:c="2"/>172.317 <text:s text:c="2"/>205.760 <text:s text:c="2"/>172.317 <text:s text:c="3"/>28.629 <text:s text:c="3"/>57.259 <text:s/></text:p>
      <text:p text:style-name="P1"><text:s text:c="3"/>103.159 <text:s text:c="2"/>172.317 <text:s text:c="2"/>205.760 <text:s text:c="2"/>205.760 <text:s text:c="2"/>218.216 <text:s text:c="2"/>280.290 <text:s text:c="2"/>280.290 <text:s text:c="2"/>332.734 <text:s text:c="2"/>337.548 <text:s text:c="2"/>337.548 <text:s text:c="2"/>550.394 <text:s text:c="2"/>567.664 <text:s text:c="2"/>739.441 <text:s/></text:p>
      <text:p text:style-name="P1"/>
      <text:p text:style-name="P1"><text:s text:c="2"/>100.427 <text:s text:c="2"/>145.602 <text:s text:c="2"/>145.602 <text:s text:c="2"/>-52.815 <text:s text:c="2"/>-73.415 <text:s text:c="2"/>-73.415 <text:s/></text:p>
      <text:p text:style-name="P1"><text:s text:c="3"/>100.427 <text:s text:c="2"/>145.602 <text:s text:c="2"/>145.602 <text:s text:c="2"/>172.614 <text:s text:c="2"/>172.614 <text:s text:c="2"/>191.986 <text:s text:c="2"/>238.389 <text:s text:c="2"/>319.445 <text:s text:c="2"/>319.445 <text:s text:c="2"/>344.020 <text:s text:c="2"/>444.447 <text:s text:c="2"/>444.447 <text:s text:c="2"/>485.647 <text:s/></text:p>
      <text:p text:style-name="P1"/>
      <text:p text:style-name="P1"><text:s text:c="2"/>126.408 <text:s text:c="2"/>133.650 <text:s text:c="2"/>133.650 <text:s/>-119.114 <text:s text:c="2"/>-48.625 <text:s text:c="2"/>-48.625 </text:p>
      <text:p text:style-name="P1"><text:s text:c="3"/>91.571 <text:s text:c="2"/>116.987 <text:s text:c="2"/>116.987 <text:s text:c="3"/>-7.544 <text:s text:c="2"/>-84.640 <text:s text:c="2"/>-84.640 </text:p>
      <text:p text:style-name="P1"><text:s text:c="2"/>117.350 <text:s text:c="2"/>117.350 <text:s text:c="2"/>117.777 <text:s text:c="2"/>-64.010 <text:s text:c="2"/>-87.246 <text:s text:c="2"/>-83.444 </text:p>
      <text:p text:style-name="P1"><text:s text:c="2"/>170.003 <text:s text:c="2"/>189.471 <text:s text:c="2"/>278.921 <text:s text:c="2"/>189.471 <text:s text:c="3"/>14.530 <text:s text:c="3"/>29.060 </text:p>
      <text:p text:style-name="P1"><text:s text:c="3"/>97.760 <text:s text:c="2"/>197.240 <text:s text:c="2"/>204.392 <text:s text:c="3"/>29.011 <text:s text:c="3"/>58.022 <text:s text:c="3"/>97.760 </text:p>
      <text:p text:style-name="P1"><text:s text:c="2"/>186.926 <text:s text:c="2"/>199.310 <text:s text:c="2"/>382.769 <text:s/>-159.645 <text:s/>-147.261 <text:s text:c="2"/>-79.330 </text:p>
      <text:p text:style-name="P1"><text:s text:c="2"/>192.517 <text:s text:c="2"/>201.315 <text:s text:c="2"/>258.785 <text:s text:c="3"/>96.225 <text:s text:c="2"/>192.450 <text:s text:c="2"/>192.517 </text:p>
      <text:p text:style-name="P1"/>
      <text:p text:style-name="P1">item 38 <text:s/>Key= 21 (45B) <text:s/>count=10000002</text:p>
      <text:p text:style-name="P1">21 45B <text:s/>tP [r, s, s, 0, 0, 0] <text:s/>[r,s,s,s+r,s+r,s+r,d+r]</text:p>
      <text:p text:style-name="P1">largest eigenvalue 3.68367e+06 vector = <text:s/>-0.142133<text:tab/>-0.24903<text:tab/>-0.279918<text:tab/>-0.391163<text:tab/>-0.457524<text:tab/>-0.488412<text:tab/>-0.488412<text:tab/></text:p>
      <text:p text:style-name="P1"><text:s/>next eigenvalue <text:s/>673996 </text:p>
      <text:p text:style-name="P1"/>
      <text:p text:style-name="P1"><text:s text:c="2"/>103.159 <text:s text:c="2"/>205.760 <text:s text:c="2"/>205.760 <text:s text:c="4"/>0.000 <text:s text:c="4"/>0.000 <text:s text:c="4"/>0.000 <text:s/></text:p>
      <text:p text:style-name="P1"><text:s text:c="3"/>103.159 <text:s text:c="2"/>205.760 <text:s text:c="2"/>205.760 <text:s text:c="2"/>308.919 <text:s text:c="2"/>308.919 <text:s text:c="2"/>308.919 <text:s text:c="2"/>308.919 <text:s text:c="2"/>411.521 <text:s text:c="2"/>411.521 <text:s text:c="2"/>514.679 <text:s text:c="2"/>514.679 <text:s text:c="2"/>514.679 <text:s text:c="2"/>514.679 <text:s/></text:p>
      <text:p text:style-name="P1"/>
      <text:p text:style-name="P1"><text:s text:c="2"/>100.427 <text:s text:c="2"/>145.602 <text:s text:c="2"/>145.602 <text:s text:c="4"/>0.000 <text:s text:c="4"/>0.000 <text:s text:c="4"/>0.000 <text:s/></text:p>
      <text:p text:style-name="P1"><text:s text:c="3"/>100.427 <text:s text:c="2"/>145.602 <text:s text:c="2"/>145.602 <text:s text:c="2"/>246.030 <text:s text:c="2"/>246.030 <text:s text:c="2"/>246.030 <text:s text:c="2"/>246.030 <text:s text:c="2"/>291.205 <text:s text:c="2"/>291.205 <text:s text:c="2"/>391.632 <text:s text:c="2"/>391.632 <text:s text:c="2"/>391.632 <text:s text:c="2"/>391.632 <text:s/></text:p>
      <text:p text:style-name="P1"/>
      <text:p text:style-name="P1"><text:s text:c="2"/>126.408 <text:s text:c="2"/>211.432 <text:s text:c="2"/>211.432 <text:s text:c="4"/>0.000 <text:s text:c="4"/>0.000 <text:s text:c="4"/>0.000 </text:p>
      <text:p text:style-name="P1"><text:s text:c="3"/>91.571 <text:s text:c="2"/>123.917 <text:s text:c="2"/>123.917 <text:s text:c="4"/>0.000 <text:s text:c="4"/>0.000 <text:s text:c="4"/>0.000 </text:p>
      <text:p text:style-name="P1"><text:s text:c="2"/>117.777 <text:s text:c="2"/>117.777 <text:s text:c="2"/>171.117 <text:s text:c="4"/>0.000 <text:s text:c="4"/>0.000 <text:s text:c="4"/>0.000 </text:p>
      <text:p text:style-name="P1"><text:s text:c="2"/>170.003 <text:s text:c="2"/>278.921 <text:s text:c="2"/>278.921 <text:s text:c="4"/>0.000 <text:s text:c="4"/>0.000 <text:s text:c="4"/>0.000 </text:p>
      <text:p text:style-name="P1"><text:s text:c="2"/>197.240 <text:s text:c="2"/>197.240 <text:s text:c="2"/>244.130 <text:s text:c="4"/>0.000 <text:s text:c="4"/>0.000 <text:s text:c="4"/>0.000 </text:p>
      <text:p text:style-name="P1"><text:s text:c="2"/>199.310 <text:s text:c="2"/>422.434 <text:s text:c="2"/>422.434 <text:s text:c="4"/>0.000 <text:s text:c="4"/>0.000 <text:s text:c="4"/>0.000 </text:p>
      <text:p text:style-name="P1"><text:s text:c="2"/>201.315 <text:s text:c="2"/>201.315 <text:s text:c="2"/>258.785 <text:s text:c="4"/>0.000 <text:s text:c="4"/>0.000 <text:s text:c="4"/>0.000 </text:p>
      <text:p text:style-name="P1"/>
      <text:p text:style-name="P17">item 39 <text:s/>Key= 22 (48B) <text:s/>count=10000002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22 48B <text:s/>hP [r, s, s, -s, 0, 0] <text:s/>[r, s, s, s, s + r, s + r, s + r]</text:p>
      <text:p text:style-name="P1">largest eigenvalue 5.13223e+06 vector = <text:s/>-0.125752<text:tab/>-0.262086<text:tab/>-0.262086<text:tab/>-0.291485<text:tab/>-0.498753<text:tab/>-0.506503<text:tab/>-0.506503<text:tab/></text:p>
      <text:p text:style-name="P1"><text:s/>next eigenvalue <text:s/>1.20236e+06 </text:p>
      <text:p text:style-name="P1"/>
      <text:p text:style-name="P1"><text:s text:c="2"/>154.738 <text:s text:c="2"/>325.362 <text:s text:c="2"/>325.362 <text:s/>-325.362 <text:s text:c="4"/>0.000 <text:s text:c="4"/>0.000 <text:s/></text:p>
      <text:p text:style-name="P1"><text:s text:c="3"/>154.738 <text:s text:c="2"/>325.362 <text:s text:c="2"/>325.362 <text:s text:c="2"/>325.362 <text:s text:c="2"/>480.100 <text:s text:c="2"/>480.100 <text:s text:c="2"/>480.100 <text:s text:c="2"/>480.100 <text:s text:c="2"/>480.100 <text:s text:c="2"/>480.100 <text:s text:c="2"/>976.087 <text:s/>1130.825 <text:s/>1130.825 <text:s/></text:p>
      <text:p text:style-name="P1"/>
      <text:p text:style-name="P1"><text:s text:c="2"/>150.641 <text:s text:c="2"/>172.010 <text:s text:c="2"/>172.010 <text:s/>-172.010 <text:s text:c="4"/>0.000 <text:s text:c="4"/>0.000 <text:s/></text:p>
      <text:p text:style-name="P1"><text:s text:c="3"/>150.641 <text:s text:c="2"/>172.010 <text:s text:c="2"/>172.010 <text:s text:c="2"/>172.010 <text:s text:c="2"/>322.651 <text:s text:c="2"/>322.651 <text:s text:c="2"/>322.651 <text:s text:c="2"/>322.651 <text:s text:c="2"/>322.651 <text:s text:c="2"/>322.651 <text:s text:c="2"/>516.030 <text:s text:c="2"/>666.671 <text:s text:c="2"/>666.671 <text:s/></text:p>
      <text:p text:style-name="P1"/>
      <text:p text:style-name="P1"><text:s text:c="2"/>189.611 <text:s text:c="2"/>193.207 <text:s text:c="2"/>193.207 <text:s/>-193.207 <text:s text:c="4"/>0.000 <text:s text:c="4"/>0.000 </text:p>
      <text:p text:style-name="P1"><text:s text:c="2"/>120.759 <text:s text:c="2"/>120.759 <text:s text:c="2"/>137.356 <text:s text:c="4"/>0.000 <text:s text:c="4"/>0.000 <text:s/>-120.759 </text:p>
      <text:p text:style-name="P1"><text:s text:c="3"/>75.628 <text:s text:c="3"/>75.628 <text:s text:c="2"/>256.676 <text:s text:c="4"/>0.000 <text:s text:c="4"/>0.000 <text:s text:c="2"/>-75.628 </text:p>
      <text:p text:style-name="P1"><text:s text:c="2"/>255.005 <text:s text:c="2"/>463.106 <text:s text:c="2"/>463.106 <text:s/>-463.106 <text:s text:c="4"/>0.000 <text:s text:c="4"/>0.000 </text:p>
      <text:p text:style-name="P1"><text:s text:c="2"/>345.599 <text:s text:c="2"/>345.599 <text:s text:c="2"/>366.195 <text:s text:c="4"/>0.000 <text:s text:c="4"/>0.000 <text:s/>-345.599 </text:p>
      <text:p text:style-name="P1"><text:s text:c="2"/>298.965 <text:s text:c="2"/>612.085 <text:s text:c="2"/>612.085 <text:s/>-612.085 <text:s text:c="4"/>0.000 <text:s text:c="4"/>0.000 </text:p>
      <text:p text:style-name="P1"><text:s text:c="2"/>306.372 <text:s text:c="2"/>306.372 <text:s text:c="2"/>388.177 <text:s text:c="4"/>0.000 <text:s text:c="4"/>0.000 <text:s/>-306.372 </text:p>
      <text:p text:style-name="P1"/>
      <text:p text:style-name="P1">item 40 <text:s/>Key= 23a (50E) <text:s/>count=4898946</text:p>
      <text:p text:style-name="P18"><text:soft-page-break/>23a 50E <text:s/>oC [r, s, s, -t, 0, 0] <text:s/>[r,s,s,s+r,s+r,s+r,s+r]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largest eigenvalue 2.34417e+06 vector = <text:s/>-0.121086<text:tab/>-0.215988<text:tab/>-0.225575<text:tab/>-0.299742<text:tab/>-0.496779<text:tab/>-0.511402<text:tab/>-0.538178<text:tab/></text:p>
      <text:p text:style-name="P1"><text:s/>next eigenvalue <text:s/>491109 </text:p>
      <text:p text:style-name="P1"/>
      <text:p text:style-name="P1"><text:s text:c="2"/>126.408 <text:s text:c="2"/>211.432 <text:s text:c="2"/>211.432 <text:s text:c="2"/>-36.451 <text:s text:c="4"/>0.000 <text:s text:c="4"/>0.000 <text:s/></text:p>
      <text:p text:style-name="P1"><text:s text:c="3"/>126.408 <text:s text:c="2"/>211.432 <text:s text:c="2"/>211.432 <text:s text:c="2"/>337.840 <text:s text:c="2"/>337.840 <text:s text:c="2"/>337.840 <text:s text:c="2"/>337.840 <text:s text:c="2"/>386.413 <text:s text:c="2"/>459.316 <text:s text:c="2"/>512.821 <text:s text:c="2"/>512.821 <text:s text:c="2"/>585.723 <text:s text:c="2"/>585.723 <text:s/></text:p>
      <text:p text:style-name="P1"/>
      <text:p text:style-name="P1"><text:s text:c="3"/>91.571 <text:s text:c="2"/>123.917 <text:s text:c="2"/>123.917 <text:s text:c="3"/>-6.317 <text:s text:c="4"/>0.000 <text:s text:c="4"/>0.000 <text:s/></text:p>
      <text:p text:style-name="P1"><text:s text:c="4"/>91.571 <text:s text:c="2"/>123.917 <text:s text:c="2"/>123.917 <text:s text:c="2"/>215.488 <text:s text:c="2"/>215.488 <text:s text:c="2"/>215.488 <text:s text:c="2"/>215.488 <text:s text:c="2"/>241.517 <text:s text:c="2"/>254.152 <text:s text:c="2"/>333.088 <text:s text:c="2"/>333.088 <text:s text:c="2"/>345.723 <text:s text:c="2"/>345.723 <text:s/></text:p>
      <text:p text:style-name="P1"/>
      <text:p text:style-name="P1"><text:s text:c="3"/>97.760 <text:s text:c="2"/>197.240 <text:s text:c="2"/>244.130 <text:s text:c="3"/>-0.000 <text:s text:c="4"/>0.000 <text:s text:c="2"/>-97.760 </text:p>
      <text:p text:style-name="P1"><text:s text:c="2"/>192.517 <text:s text:c="2"/>201.315 <text:s text:c="2"/>258.785 <text:s text:c="3"/>-0.000 <text:s text:c="4"/>0.000 <text:s/>-192.517 </text:p>
      <text:p text:style-name="P1"><text:s text:c="2"/>184.942 <text:s text:c="2"/>276.907 <text:s text:c="2"/>303.116 <text:s text:c="3"/>-0.000 <text:s text:c="4"/>0.000 <text:s/>-184.942 </text:p>
      <text:p text:style-name="P1"><text:s text:c="2"/>126.002 <text:s text:c="2"/>229.014 <text:s text:c="2"/>229.014 <text:s text:c="2"/>-50.447 <text:s text:c="4"/>0.000 <text:s text:c="4"/>0.000 </text:p>
      <text:p text:style-name="P1"><text:s text:c="3"/>37.773 <text:s text:c="2"/>138.862 <text:s text:c="2"/>151.001 <text:s text:c="3"/>-0.000 <text:s text:c="2"/>-37.773 <text:s text:c="4"/>0.000 </text:p>
      <text:p text:style-name="P1"><text:s text:c="2"/>163.678 <text:s text:c="2"/>163.678 <text:s text:c="2"/>222.465 <text:s text:c="3"/>-0.000 <text:s text:c="4"/>0.000 <text:s/>-151.823 </text:p>
      <text:p text:style-name="P1"><text:s text:c="2"/>205.057 <text:s text:c="2"/>236.381 <text:s text:c="2"/>298.296 <text:s text:c="3"/>-0.000 <text:s/>-205.057 <text:s text:c="4"/>0.000 </text:p>
      <text:p text:style-name="P1"/>
      <text:p text:style-name="P18">item 41 <text:s/>Key= 23b (50E) <text:s/>count=4995897 <text:s text:c="8"/><text:span text:style-name="T28">******************* </text:span><text:span text:style-name="T27">n</text:span><text:span text:style-name="T29">ot all match character</text:span><text:span text:style-name="T27"> *****************************</text:span></text:p>
      <text:p text:style-name="P1">23b 50E <text:s/>oC [r, s, s, -t, 0, 0] <text:s/>[r,s,s,2s-t,s+t,s+r,s+r]</text:p>
      <text:p text:style-name="P1">largest eigenvalue 2.38039e+06 vector = <text:s/>-0.151129<text:tab/>-0.240365<text:tab/>-0.282599<text:tab/>-0.327758<text:tab/>-0.477326<text:tab/>-0.486855<text:tab/>-0.516943<text:tab/></text:p>
      <text:p text:style-name="P1"><text:s/>next eigenvalue <text:s/>361961 </text:p>
      <text:p text:style-name="P1"/>
      <text:p text:style-name="P1"><text:s text:c="2"/>103.159 <text:s text:c="2"/>172.317 <text:s text:c="2"/>205.760 <text:s/>-172.317 <text:s text:c="3"/>-0.000 <text:s text:c="4"/>0.000 <text:s/></text:p>
      <text:p text:style-name="P1"><text:s text:c="3"/>103.159 <text:s text:c="2"/>172.317 <text:s text:c="2"/>205.760 <text:s text:c="2"/>205.760 <text:s text:c="2"/>275.475 <text:s text:c="2"/>275.475 <text:s text:c="2"/>308.919 <text:s text:c="2"/>308.919 <text:s text:c="2"/>308.919 <text:s text:c="2"/>308.919 <text:s text:c="2"/>550.394 <text:s text:c="2"/>653.552 <text:s text:c="2"/>653.552 <text:s/></text:p>
      <text:p text:style-name="P1"/>
      <text:p text:style-name="P1"><text:s text:c="2"/>100.427 <text:s text:c="2"/>145.602 <text:s text:c="2"/>145.602 <text:s text:c="2"/>-52.815 <text:s text:c="4"/>0.000 <text:s text:c="4"/>0.000 <text:s/></text:p>
      <text:p text:style-name="P1"><text:s text:c="3"/>100.427 <text:s text:c="2"/>145.602 <text:s text:c="2"/>145.602 <text:s text:c="2"/>238.389 <text:s text:c="2"/>246.030 <text:s text:c="2"/>246.030 <text:s text:c="2"/>246.030 <text:s text:c="2"/>246.030 <text:s text:c="2"/>338.816 <text:s text:c="2"/>338.816 <text:s text:c="2"/>344.020 <text:s text:c="2"/>444.447 <text:s text:c="2"/>444.447 <text:s/></text:p>
      <text:p text:style-name="P1"/>
      <text:p text:style-name="P1"><text:s text:c="2"/>117.777 <text:s text:c="2"/>117.777 <text:s text:c="2"/>171.117 <text:s text:c="3"/>-0.000 <text:s text:c="3"/>-0.000 <text:s text:c="2"/>-84.298 </text:p>
      <text:p text:style-name="P1"><text:s text:c="2"/>170.003 <text:s text:c="2"/>189.471 <text:s text:c="2"/>278.921 <text:s/>-189.471 <text:s text:c="3"/>-0.000 <text:s text:c="4"/>0.000 </text:p>
      <text:p text:style-name="P1"><text:s text:c="2"/>199.310 <text:s text:c="2"/>422.434 <text:s text:c="2"/>422.434 <text:s/>-379.302 <text:s text:c="4"/>0.000 <text:s text:c="4"/>0.000 </text:p>
      <text:p text:style-name="P1"><text:s text:c="2"/>146.641 <text:s text:c="2"/>199.594 <text:s text:c="2"/>199.594 <text:s/>-109.299 <text:s text:c="3"/>-0.000 <text:s text:c="3"/>-0.000 </text:p>
      <text:p text:style-name="P1"><text:s text:c="2"/>175.617 <text:s text:c="2"/>175.617 <text:s text:c="2"/>194.430 <text:s text:c="3"/>-0.000 <text:s text:c="3"/>-0.000 <text:s text:c="2"/>-52.004 </text:p>
      <text:p text:style-name="P1"><text:s text:c="2"/>108.768 <text:s text:c="2"/>108.768 <text:s text:c="2"/>129.621 <text:s text:c="4"/>0.000 <text:s text:c="4"/>0.000 <text:s text:c="2"/>-91.891 </text:p>
      <text:p text:style-name="P1"><text:s text:c="2"/>184.906 <text:s text:c="2"/>216.468 <text:s text:c="2"/>232.649 <text:s/>-216.468 <text:s text:c="3"/>-0.000 <text:s text:c="4"/>0.000 </text:p>
      <text:p text:style-name="P1"/>
      <text:p text:style-name="P1">item 42 <text:s/>Key= 24 (49E) <text:s/>count=1319104</text:p>
      <text:p text:style-name="P1">24 49E <text:s/>hR (3r, s, s, -s, -s+r, -2r, -2r) <text:s/>[r,s,s,s,s+r/3,s+r/3,s+r/3]</text:p>
      <text:p text:style-name="P1">largest eigenvalue 2.2158e+06 vector = <text:s/>-0.150813<text:tab/>-0.350138<text:tab/>-0.357707<text:tab/>-0.402858<text:tab/>-0.405255<text:tab/>-0.421653<text:tab/>-0.471579<text:tab/></text:p>
      <text:p text:style-name="P1"><text:s/>next eigenvalue <text:s/>218275 </text:p>
      <text:p text:style-name="P1"/>
      <text:p text:style-name="P1"><text:s text:c="2"/>111.532 <text:s text:c="2"/>127.066 <text:s text:c="2"/>127.066 <text:s text:c="2"/>-89.888 <text:s text:c="3"/>-6.140 <text:s text:c="2"/>-74.355 <text:s/></text:p>
      <text:p text:style-name="P1"><text:s text:c="3"/>111.532 <text:s text:c="2"/>127.066 <text:s text:c="2"/>127.066 <text:s text:c="2"/>164.243 <text:s text:c="2"/>164.243 <text:s text:c="2"/>195.280 <text:s text:c="2"/>232.458 <text:s text:c="2"/>244.738 <text:s text:c="2"/>312.952 <text:s text:c="2"/>344.019 <text:s text:c="2"/>356.270 <text:s text:c="2"/>387.337 <text:s text:c="2"/>523.766 <text:s/></text:p>
      <text:p text:style-name="P1"/>
      <text:p text:style-name="P1"><text:s text:c="2"/>154.488 <text:s text:c="2"/>154.488 <text:s text:c="2"/>231.154 <text:s text:c="2"/>-68.241 <text:s/>-154.102 <text:s text:c="2"/>-77.437 <text:s/></text:p>
      <text:p text:style-name="P1"><text:s text:c="3"/>154.488 <text:s text:c="2"/>154.488 <text:s text:c="2"/>231.154 <text:s text:c="2"/>231.539 <text:s text:c="2"/>231.539 <text:s text:c="2"/>240.350 <text:s text:c="2"/>317.401 <text:s text:c="2"/>386.413 <text:s text:c="2"/>453.882 <text:s text:c="2"/>531.705 <text:s text:c="2"/>539.744 <text:s text:c="2"/>685.036 <text:s text:c="2"/>703.428 <text:s/></text:p>
      <text:p text:style-name="P1"/>
      <text:p text:style-name="P1"><text:s text:c="3"/>94.761 <text:s text:c="3"/>94.761 <text:s text:c="2"/>128.299 <text:s text:c="2"/>-23.334 <text:s text:c="2"/>-85.533 <text:s text:c="2"/>-51.995 </text:p>
      <text:p text:style-name="P1"><text:s text:c="2"/>268.741 <text:s text:c="2"/>437.916 <text:s text:c="2"/>437.916 <text:s/>-348.336 <text:s text:c="2"/>-43.780 <text:s/>-179.160 </text:p>
      <text:p text:style-name="P1"><text:s text:c="2"/>192.732 <text:s text:c="2"/>192.732 <text:s text:c="2"/>209.167 <text:s text:c="2"/>-53.859 <text:s/>-139.445 <text:s/>-123.010 </text:p>
      <text:p text:style-name="P1"><text:s text:c="3"/>91.208 <text:s text:c="3"/>91.208 <text:s text:c="2"/>171.648 <text:s text:c="3"/>-4.448 <text:s text:c="2"/>-21.537 <text:s text:c="2"/>-10.769 </text:p>
      <text:p text:style-name="P1"><text:s text:c="2"/>223.540 <text:s text:c="2"/>223.540 <text:s text:c="2"/>235.391 <text:s text:c="3"/>-6.816 <text:s/>-156.927 <text:s/>-145.077 </text:p>
      <text:p text:style-name="P1"><text:s text:c="2"/>184.382 <text:s text:c="2"/>184.382 <text:s text:c="2"/>199.499 <text:s text:c="2"/>-54.260 <text:s/>-133.000 <text:s/>-117.883 </text:p>
      <text:p text:style-name="P1"><text:s text:c="3"/>98.946 <text:s text:c="2"/>111.117 <text:s text:c="2"/>111.117 <text:s text:c="2"/>-78.135 <text:s text:c="2"/>-24.113 <text:s text:c="2"/>-65.964 </text:p>
      <text:p text:style-name="P1"/>
      <text:p text:style-name="P1">item 43 <text:s/>Key= 25 (55B) <text:s/>count=10000002</text:p>
      <text:p text:style-name="P1">25 55B <text:s/>mC [r, s, s, t, u, u] <text:s/>DC7_character NA</text:p>
      <text:p text:style-name="P1">largest eigenvalue 2.02186e+06 vector = <text:s/>-0.179852<text:tab/>-0.226901<text:tab/>-0.256691<text:tab/>-0.289794<text:tab/>-0.451232<text:tab/>-0.51716<text:tab/>-0.543354<text:tab/></text:p>
      <text:p text:style-name="P1"><text:s/>next eigenvalue <text:s/>515619 </text:p>
      <text:p text:style-name="P1"/>
      <text:p text:style-name="P1"><text:s text:c="2"/>103.159 <text:s text:c="2"/>172.317 <text:s text:c="2"/>205.760 <text:s text:c="2"/>172.317 <text:s text:c="3"/>28.629 <text:s text:c="3"/>57.259 <text:s/></text:p>
      <text:p text:style-name="P1"><text:s text:c="3"/>103.159 <text:s text:c="2"/>172.317 <text:s text:c="2"/>205.760 <text:s text:c="2"/>205.760 <text:s text:c="2"/>218.216 <text:s text:c="2"/>280.290 <text:s text:c="2"/>280.290 <text:s text:c="2"/>332.734 <text:s text:c="2"/>337.548 <text:s text:c="2"/>337.548 <text:s text:c="2"/>550.394 <text:s text:c="2"/>567.664 <text:s text:c="2"/>739.441 <text:s/></text:p>
      <text:p text:style-name="P1"/>
      <text:p text:style-name="P1"><text:s text:c="2"/>100.427 <text:s text:c="2"/>145.602 <text:s text:c="2"/>145.602 <text:s text:c="2"/>-52.815 <text:s text:c="2"/>-73.415 <text:s text:c="2"/>-73.415 <text:s/></text:p>
      <text:p text:style-name="P1"><text:s text:c="3"/>100.427 <text:s text:c="2"/>145.602 <text:s text:c="2"/>145.602 <text:s text:c="2"/>172.614 <text:s text:c="2"/>172.614 <text:s text:c="2"/>191.986 <text:s text:c="2"/>238.389 <text:s text:c="2"/>319.445 <text:s text:c="2"/>319.445 <text:s text:c="2"/>344.020 <text:s text:c="2"/>444.447 <text:s text:c="2"/>444.447 <text:s text:c="2"/>485.647 <text:s/></text:p>
      <text:p text:style-name="P1"/>
      <text:p text:style-name="P1"><text:s text:c="2"/>126.408 <text:s text:c="2"/>133.650 <text:s text:c="2"/>133.650 <text:s/>-119.114 <text:s text:c="2"/>-48.625 <text:s text:c="2"/>-48.625 </text:p>
      <text:p text:style-name="P1"><text:s text:c="3"/>91.571 <text:s text:c="2"/>116.987 <text:s text:c="2"/>116.987 <text:s text:c="3"/>-7.544 <text:s text:c="2"/>-84.640 <text:s text:c="2"/>-84.640 </text:p>
      <text:p text:style-name="P1"><text:s text:c="2"/>117.350 <text:s text:c="2"/>117.350 <text:s text:c="2"/>117.777 <text:s text:c="2"/>-64.010 <text:s text:c="2"/>-87.246 <text:s text:c="2"/>-83.444 </text:p>
      <text:p text:style-name="P1"><text:soft-page-break/><text:s text:c="2"/>170.003 <text:s text:c="2"/>189.471 <text:s text:c="2"/>278.921 <text:s text:c="2"/>189.471 <text:s text:c="3"/>14.530 <text:s text:c="3"/>29.060 </text:p>
      <text:p text:style-name="P1"><text:s text:c="3"/>97.760 <text:s text:c="2"/>197.240 <text:s text:c="2"/>204.392 <text:s text:c="3"/>29.011 <text:s text:c="3"/>58.022 <text:s text:c="3"/>97.760 </text:p>
      <text:p text:style-name="P1"><text:s text:c="2"/>186.926 <text:s text:c="2"/>199.310 <text:s text:c="2"/>382.769 <text:s/>-159.645 <text:s/>-147.261 <text:s text:c="2"/>-79.330 </text:p>
      <text:p text:style-name="P1"><text:s text:c="2"/>192.517 <text:s text:c="2"/>201.315 <text:s text:c="2"/>258.785 <text:s text:c="3"/>96.225 <text:s text:c="2"/>192.450 <text:s text:c="2"/>192.517 </text:p>
      <text:p text:style-name="P1"/>
      <text:p text:style-name="P1">item 44 <text:s/>Key= 26a (51B) <text:s/>count=221330</text:p>
      <text:p text:style-name="P1">26a 51B <text:s/>oF (2r, s, t, r, 2r, 2r) <text:s/>[r,s,s,t,t,t+2r,t+2r]</text:p>
      <text:p text:style-name="P1">largest eigenvalue 198992 vector = <text:s/>-0.0563708<text:tab/>-0.340619<text:tab/>-0.340619<text:tab/>-0.390894<text:tab/>-0.390894<text:tab/>-0.45336<text:tab/>-0.503636<text:tab/></text:p>
      <text:p text:style-name="P1"><text:s/>next eigenvalue <text:s/>16091.2 </text:p>
      <text:p text:style-name="P1"/>
      <text:p text:style-name="P1"><text:s text:c="3"/>20.073 <text:s text:c="2"/>158.992 <text:s text:c="2"/>193.232 <text:s text:c="3"/>10.037 <text:s text:c="3"/>20.073 <text:s text:c="3"/>20.073 <text:s/></text:p>
      <text:p text:style-name="P1"><text:s text:c="4"/>20.073 <text:s text:c="2"/>158.992 <text:s text:c="2"/>158.992 <text:s text:c="2"/>193.232 <text:s text:c="2"/>193.232 <text:s text:c="2"/>199.138 <text:s text:c="2"/>233.378 <text:s text:c="2"/>342.187 <text:s text:c="2"/>342.187 <text:s text:c="2"/>362.260 <text:s text:c="2"/>362.260 <text:s text:c="2"/>362.260 <text:s text:c="2"/>422.479 <text:s/></text:p>
      <text:p text:style-name="P1"/>
      <text:p text:style-name="P1"><text:s text:c="3"/>10.345 <text:s text:c="2"/>112.298 <text:s text:c="2"/>131.295 <text:s text:c="4"/>5.173 <text:s text:c="3"/>10.345 <text:s text:c="3"/>10.345 <text:s/></text:p>
      <text:p text:style-name="P1"><text:s text:c="4"/>10.345 <text:s text:c="2"/>112.298 <text:s text:c="2"/>112.298 <text:s text:c="2"/>131.295 <text:s text:c="2"/>131.295 <text:s text:c="2"/>132.988 <text:s text:c="2"/>151.985 <text:s text:c="2"/>238.420 <text:s text:c="2"/>238.420 <text:s text:c="2"/>248.765 <text:s text:c="2"/>248.765 <text:s text:c="2"/>248.765 <text:s text:c="2"/>279.800 <text:s/></text:p>
      <text:p text:style-name="P1"/>
      <text:p text:style-name="P1"><text:s text:c="3"/>17.309 <text:s text:c="2"/>168.722 <text:s text:c="2"/>174.268 <text:s text:c="4"/>8.655 <text:s text:c="3"/>17.309 <text:s text:c="3"/>17.309 </text:p>
      <text:p text:style-name="P1"><text:s text:c="3"/>65.115 <text:s text:c="2"/>165.462 <text:s text:c="2"/>243.907 <text:s text:c="3"/>32.557 <text:s text:c="3"/>65.115 <text:s text:c="3"/>65.115 </text:p>
      <text:p text:style-name="P1"><text:s text:c="3"/>46.993 <text:s text:c="2"/>187.085 <text:s text:c="2"/>251.015 <text:s text:c="3"/>23.497 <text:s text:c="3"/>46.993 <text:s text:c="3"/>46.993 </text:p>
      <text:p text:style-name="P1"><text:s text:c="3"/>11.025 <text:s text:c="2"/>178.686 <text:s text:c="2"/>179.896 <text:s text:c="4"/>5.512 <text:s text:c="3"/>11.025 <text:s text:c="3"/>11.025 </text:p>
      <text:p text:style-name="P1"><text:s text:c="4"/>4.928 <text:s text:c="2"/>171.973 <text:s text:c="2"/>174.769 <text:s text:c="4"/>2.464 <text:s text:c="4"/>4.928 <text:s text:c="4"/>4.928 </text:p>
      <text:p text:style-name="P1"><text:s text:c="3"/>11.451 <text:s text:c="2"/>207.904 <text:s text:c="2"/>225.444 <text:s text:c="4"/>5.725 <text:s text:c="3"/>11.451 <text:s text:c="3"/>11.451 </text:p>
      <text:p text:style-name="P1"><text:s text:c="4"/>3.029 <text:s text:c="2"/>189.203 <text:s text:c="2"/>190.726 <text:s text:c="4"/>1.515 <text:s text:c="4"/>3.029 <text:s text:c="4"/>3.029 </text:p>
      <text:p text:style-name="P1"/>
      <text:p text:style-name="P1">item 45 <text:s/>Key= 26b (51B) <text:s/>count=37504</text:p>
      <text:p text:style-name="P1">26b 51B <text:s/>oF (2r, s, t, r, 2r, 2r) <text:s/>[r,s,s,t,t,s+2r&lt;t+s-r/2]</text:p>
      <text:p text:style-name="P1">largest eigenvalue 147525 vector = <text:s/>-0.169073<text:tab/>-0.252783<text:tab/>-0.252783<text:tab/>-0.376334<text:tab/>-0.376334<text:tab/>-0.513607<text:tab/>-0.544581<text:tab/></text:p>
      <text:p text:style-name="P1"><text:s/>next eigenvalue <text:s/>12355.9 </text:p>
      <text:p text:style-name="P1"/>
      <text:p text:style-name="P1"><text:s text:c="3"/>21.020 <text:s text:c="3"/>32.886 <text:s text:c="3"/>74.728 <text:s text:c="3"/>10.510 <text:s text:c="3"/>21.020 <text:s text:c="3"/>21.020 <text:s/></text:p>
      <text:p text:style-name="P1"><text:s text:c="4"/>21.020 <text:s text:c="3"/>32.886 <text:s text:c="3"/>32.886 <text:s text:c="3"/>74.728 <text:s text:c="3"/>74.728 <text:s text:c="3"/>74.927 <text:s text:c="3"/>97.104 <text:s text:c="3"/>97.104 <text:s text:c="2"/>116.769 <text:s text:c="2"/>118.124 <text:s text:c="2"/>118.124 <text:s text:c="2"/>118.124 <text:s text:c="2"/>181.185 <text:s/></text:p>
      <text:p text:style-name="P1"/>
      <text:p text:style-name="P1"><text:s text:c="3"/>35.737 <text:s text:c="3"/>81.765 <text:s text:c="2"/>141.950 <text:s text:c="3"/>17.869 <text:s text:c="3"/>35.737 <text:s text:c="3"/>35.737 <text:s/></text:p>
      <text:p text:style-name="P1"><text:s text:c="4"/>35.737 <text:s text:c="3"/>81.765 <text:s text:c="3"/>81.765 <text:s text:c="2"/>141.950 <text:s text:c="2"/>141.950 <text:s text:c="2"/>153.240 <text:s text:c="2"/>205.847 <text:s text:c="2"/>205.847 <text:s text:c="2"/>213.425 <text:s text:c="2"/>241.584 <text:s text:c="2"/>241.584 <text:s text:c="2"/>241.584 <text:s text:c="2"/>348.797 <text:s/></text:p>
      <text:p text:style-name="P1"/>
      <text:p text:style-name="P1"><text:s text:c="3"/>63.875 <text:s text:c="2"/>146.908 <text:s text:c="2"/>184.704 <text:s text:c="3"/>31.937 <text:s text:c="3"/>63.875 <text:s text:c="3"/>63.875 </text:p>
      <text:p text:style-name="P1"><text:s text:c="3"/>32.765 <text:s text:c="3"/>69.775 <text:s text:c="2"/>120.872 <text:s text:c="3"/>16.382 <text:s text:c="3"/>32.765 <text:s text:c="3"/>32.765 </text:p>
      <text:p text:style-name="P1"><text:s text:c="3"/>50.330 <text:s text:c="3"/>83.679 <text:s text:c="3"/>84.290 <text:s text:c="3"/>25.165 <text:s text:c="3"/>50.330 <text:s text:c="3"/>50.330 </text:p>
      <text:p text:style-name="P1"><text:s text:c="2"/>123.314 <text:s text:c="2"/>125.981 <text:s text:c="2"/>239.169 <text:s text:c="3"/>61.657 <text:s text:c="2"/>123.314 <text:s text:c="2"/>123.314 </text:p>
      <text:p text:style-name="P1"><text:s text:c="3"/>82.469 <text:s text:c="2"/>108.220 <text:s text:c="2"/>208.855 <text:s text:c="3"/>41.234 <text:s text:c="3"/>82.469 <text:s text:c="3"/>82.469 </text:p>
      <text:p text:style-name="P1"><text:s text:c="3"/>25.628 <text:s text:c="3"/>48.907 <text:s text:c="3"/>88.054 <text:s text:c="3"/>12.814 <text:s text:c="3"/>25.628 <text:s text:c="3"/>25.628 </text:p>
      <text:p text:style-name="P1"><text:s text:c="3"/>24.011 <text:s text:c="3"/>47.891 <text:s text:c="3"/>70.947 <text:s text:c="3"/>12.006 <text:s text:c="3"/>24.011 <text:s text:c="3"/>24.011 </text:p>
      <text:p text:style-name="P1"/>
      <text:p text:style-name="P1">item 46 <text:s/>Key= 26c (51B) <text:s/>count=595998</text:p>
      <text:p text:style-name="P1">26c 51B <text:s/>oF (2r, s, t, r, 2r, 2r) <text:s/>[r,s,s,s+2r,t,t,t+2r]</text:p>
      <text:p text:style-name="P1">largest eigenvalue 319237 vector = <text:s/>-0.0226396<text:tab/>-0.294051<text:tab/>-0.294051<text:tab/>-0.33933<text:tab/>-0.471406<text:tab/>-0.471406<text:tab/>-0.516685<text:tab/></text:p>
      <text:p text:style-name="P1"><text:s/>next eigenvalue <text:s/>45160.3 </text:p>
      <text:p text:style-name="P1"/>
      <text:p text:style-name="P1"><text:s text:c="4"/>1.504 <text:s text:c="2"/>134.510 <text:s text:c="2"/>419.303 <text:s text:c="4"/>0.752 <text:s text:c="4"/>1.504 <text:s text:c="4"/>1.504 <text:s/></text:p>
      <text:p text:style-name="P1"><text:s text:c="5"/>1.504 <text:s text:c="2"/>134.510 <text:s text:c="2"/>134.510 <text:s text:c="2"/>137.519 <text:s text:c="2"/>419.303 <text:s text:c="2"/>419.303 <text:s text:c="2"/>422.312 <text:s text:c="2"/>553.061 <text:s text:c="2"/>553.061 <text:s text:c="2"/>554.566 <text:s text:c="2"/>554.566 <text:s text:c="2"/>554.566 <text:s text:c="2"/>559.079 <text:s/></text:p>
      <text:p text:style-name="P1"/>
      <text:p text:style-name="P1"><text:s text:c="4"/>4.942 <text:s text:c="2"/>104.461 <text:s text:c="2"/>180.352 <text:s text:c="4"/>2.471 <text:s text:c="4"/>4.942 <text:s text:c="4"/>4.942 <text:s/></text:p>
      <text:p text:style-name="P1"><text:s text:c="5"/>4.942 <text:s text:c="2"/>104.461 <text:s text:c="2"/>104.461 <text:s text:c="2"/>114.344 <text:s text:c="2"/>180.352 <text:s text:c="2"/>180.352 <text:s text:c="2"/>190.235 <text:s text:c="2"/>282.342 <text:s text:c="2"/>282.342 <text:s text:c="2"/>287.284 <text:s text:c="2"/>287.284 <text:s text:c="2"/>287.284 <text:s text:c="2"/>302.108 <text:s/></text:p>
      <text:p text:style-name="P1"/>
      <text:p text:style-name="P1"><text:s text:c="4"/>3.042 <text:s text:c="2"/>136.760 <text:s text:c="2"/>188.385 <text:s text:c="4"/>1.521 <text:s text:c="4"/>3.042 <text:s text:c="4"/>3.042 </text:p>
      <text:p text:style-name="P1"><text:s text:c="4"/>5.377 <text:s text:c="2"/>193.153 <text:s text:c="2"/>208.141 <text:s text:c="4"/>2.688 <text:s text:c="4"/>5.377 <text:s text:c="4"/>5.377 </text:p>
      <text:p text:style-name="P1"><text:s text:c="4"/>6.370 <text:s text:c="2"/>117.098 <text:s text:c="2"/>147.380 <text:s text:c="4"/>3.185 <text:s text:c="4"/>6.370 <text:s text:c="4"/>6.370 </text:p>
      <text:p text:style-name="P1"><text:s text:c="4"/>0.732 <text:s text:c="2"/>215.783 <text:s text:c="2"/>222.955 <text:s text:c="4"/>0.366 <text:s text:c="4"/>0.732 <text:s text:c="4"/>0.732 </text:p>
      <text:p text:style-name="P1"><text:s text:c="4"/>1.331 <text:s text:c="2"/>138.391 <text:s text:c="2"/>161.074 <text:s text:c="4"/>0.665 <text:s text:c="4"/>1.331 <text:s text:c="4"/>1.331 </text:p>
      <text:p text:style-name="P1"><text:s text:c="4"/>6.847 <text:s text:c="2"/>150.249 <text:s text:c="2"/>227.909 <text:s text:c="4"/>3.424 <text:s text:c="4"/>6.847 <text:s text:c="4"/>6.847 </text:p>
      <text:p text:style-name="P1"><text:s text:c="4"/>0.837 <text:s text:c="3"/>77.275 <text:s text:c="2"/>125.687 <text:s text:c="4"/>0.419 <text:s text:c="4"/>0.837 <text:s text:c="4"/>0.837 </text:p>
      <text:p text:style-name="P1"/>
      <text:p text:style-name="P1">item 47 <text:s/>Key= 26d (51B) <text:s/>count=16853</text:p>
      <text:p text:style-name="P1">26d 51B <text:s/>oF (2r, s, t, r, 2r, 2r) <text:s/>[r,s,s,s+2r,t,t,t+s-r/2]</text:p>
      <text:p text:style-name="P1">largest eigenvalue 143983 vector = <text:s/>-0.0752582<text:tab/>-0.117252<text:tab/>-0.117252<text:tab/>-0.267769<text:tab/>-0.518409<text:tab/>-0.518409<text:tab/>-0.598033<text:tab/></text:p>
      <text:p text:style-name="P1"><text:s/>next eigenvalue <text:s/>19523.7 </text:p>
      <text:p text:style-name="P1"/>
      <text:p text:style-name="P1"><text:s text:c="3"/>36.385 <text:s text:c="3"/>74.422 <text:s text:c="2"/>214.218 <text:s text:c="3"/>18.192 <text:s text:c="3"/>36.385 <text:s text:c="3"/>36.385 <text:s/></text:p>
      <text:p text:style-name="P1"><text:s text:c="4"/>36.385 <text:s text:c="3"/>74.422 <text:s text:c="3"/>74.422 <text:s text:c="2"/>147.192 <text:s text:c="2"/>214.218 <text:s text:c="2"/>214.218 <text:s text:c="2"/>270.448 <text:s text:c="2"/>270.448 <text:s text:c="2"/>286.988 <text:s text:c="2"/>306.832 <text:s text:c="2"/>306.832 <text:s text:c="2"/>306.832 <text:s text:c="2"/>415.987 <text:s/></text:p>
      <text:p text:style-name="P1"/>
      <text:p text:style-name="P1"><text:s text:c="4"/>7.774 <text:s text:c="3"/>16.090 <text:s text:c="2"/>124.724 <text:s text:c="4"/>3.887 <text:s text:c="4"/>7.774 <text:s text:c="4"/>7.774 <text:s/></text:p>
      <text:p text:style-name="P1"><text:soft-page-break/><text:s text:c="5"/>7.774 <text:s text:c="3"/>16.090 <text:s text:c="3"/>16.090 <text:s text:c="3"/>31.637 <text:s text:c="2"/>124.724 <text:s text:c="2"/>124.724 <text:s text:c="2"/>136.927 <text:s text:c="2"/>136.927 <text:s text:c="2"/>140.271 <text:s text:c="2"/>144.701 <text:s text:c="2"/>144.701 <text:s text:c="2"/>144.701 <text:s text:c="2"/>168.021 <text:s/></text:p>
      <text:p text:style-name="P1"/>
      <text:p text:style-name="P1"><text:s text:c="3"/>12.610 <text:s text:c="3"/>26.504 <text:s text:c="2"/>116.996 <text:s text:c="4"/>6.305 <text:s text:c="3"/>12.610 <text:s text:c="3"/>12.610 </text:p>
      <text:p text:style-name="P1"><text:s text:c="3"/>33.325 <text:s text:c="3"/>52.149 <text:s text:c="2"/>133.080 <text:s text:c="3"/>16.663 <text:s text:c="3"/>33.325 <text:s text:c="3"/>33.325 </text:p>
      <text:p text:style-name="P1"><text:s text:c="3"/>43.760 <text:s text:c="2"/>104.571 <text:s text:c="2"/>278.171 <text:s text:c="3"/>21.880 <text:s text:c="3"/>43.760 <text:s text:c="3"/>43.760 </text:p>
      <text:p text:style-name="P1"><text:s text:c="3"/>18.015 <text:s text:c="3"/>37.180 <text:s text:c="3"/>79.470 <text:s text:c="4"/>9.007 <text:s text:c="3"/>18.015 <text:s text:c="3"/>18.015 </text:p>
      <text:p text:style-name="P1"><text:s text:c="3"/>44.803 <text:s text:c="3"/>63.148 <text:s text:c="2"/>154.461 <text:s text:c="3"/>22.402 <text:s text:c="3"/>44.803 <text:s text:c="3"/>44.803 </text:p>
      <text:p text:style-name="P1"><text:s text:c="3"/>17.719 <text:s text:c="3"/>34.532 <text:s text:c="2"/>101.234 <text:s text:c="4"/>8.859 <text:s text:c="3"/>17.719 <text:s text:c="3"/>17.719 </text:p>
      <text:p text:style-name="P1"><text:s text:c="3"/>31.599 <text:s text:c="3"/>36.490 <text:s text:c="2"/>135.760 <text:s text:c="3"/>15.799 <text:s text:c="3"/>31.599 <text:s text:c="3"/>31.599 </text:p>
      <text:p text:style-name="P1"/>
      <text:p text:style-name="P23"><text:span text:style-name="T37">item 48 <text:s/>Key= 27 (57C) <text:s/>count=4470663 <text:s text:c="8"/></text:span><text:span text:style-name="T38">******************* </text:span><text:span text:style-name="T40">w</text:span><text:span text:style-name="T41">rong in Paciorek&amp;Bonin</text:span><text:span text:style-name="T40"> *****************************</text:span></text:p>
      <text:p text:style-name="P19"><text:span text:style-name="T40"><text:s text:c="8"/></text:span><text:span text:style-name="T27">******************* n</text:span><text:span text:style-name="T29">ot all match character</text:span><text:span text:style-name="T27"> *****************************</text:span></text:p>
      <text:p text:style-name="P1">27 57C <text:s/>mC [r, s, t, u, r/2, r/2] <text:s/>DC7_character NA</text:p>
      <text:p text:style-name="P1">largest eigenvalue 802256 vector = <text:s/>-0.0550333<text:tab/>-0.303424<text:tab/>-0.34237<text:tab/>-0.353827<text:tab/>-0.449507<text:tab/>-0.45371<text:tab/>-0.504565<text:tab/></text:p>
      <text:p text:style-name="P1"><text:s/>next eigenvalue <text:s/>93055.3 </text:p>
      <text:p text:style-name="P1"/>
      <text:p text:style-name="P1"><text:s text:c="3"/>15.300 <text:s text:c="2"/>157.017 <text:s text:c="2"/>203.842 <text:s/>-153.180 <text:s text:c="2"/>-15.300 <text:s text:c="3"/>-0.000 <text:s/></text:p>
      <text:p text:style-name="P1"><text:s text:c="4"/>15.300 <text:s text:c="2"/>157.017 <text:s text:c="2"/>172.316 <text:s text:c="2"/>172.316 <text:s text:c="2"/>203.842 <text:s text:c="2"/>203.842 <text:s text:c="2"/>207.678 <text:s text:c="2"/>207.678 <text:s text:c="2"/>234.442 <text:s text:c="2"/>238.278 <text:s text:c="2"/>514.039 <text:s text:c="2"/>514.039 <text:s text:c="2"/>544.639 <text:s/></text:p>
      <text:p text:style-name="P1"/>
      <text:p text:style-name="P1"><text:s text:c="3"/>46.981 <text:s text:c="2"/>142.490 <text:s text:c="2"/>272.762 <text:s/>-130.173 <text:s text:c="2"/>-46.981 <text:s text:c="4"/>0.000 <text:s/></text:p>
      <text:p text:style-name="P1"><text:s text:c="4"/>46.981 <text:s text:c="2"/>142.490 <text:s text:c="2"/>189.471 <text:s text:c="2"/>189.471 <text:s text:c="2"/>272.762 <text:s text:c="2"/>272.762 <text:s text:c="2"/>285.079 <text:s text:c="2"/>285.079 <text:s text:c="2"/>366.724 <text:s text:c="2"/>379.042 <text:s text:c="2"/>545.424 <text:s text:c="2"/>545.424 <text:s text:c="2"/>639.387 <text:s/></text:p>
      <text:p text:style-name="P1"/>
      <text:p text:style-name="P1"><text:s text:c="3"/>35.544 <text:s text:c="3"/>62.216 <text:s text:c="2"/>179.269 <text:s text:c="2"/>-26.274 <text:s text:c="2"/>-35.544 <text:s text:c="4"/>0.000 </text:p>
      <text:p text:style-name="P1"><text:s text:c="3"/>22.112 <text:s text:c="2"/>138.121 <text:s text:c="2"/>170.405 <text:s text:c="2"/>-44.016 <text:s text:c="3"/>-0.000 <text:s text:c="2"/>-22.112 </text:p>
      <text:p text:style-name="P1"><text:s text:c="3"/>63.108 <text:s text:c="3"/>93.386 <text:s text:c="2"/>121.834 <text:s text:c="2"/>-80.709 <text:s text:c="3"/>-0.000 <text:s text:c="2"/>-63.108 </text:p>
      <text:p text:style-name="P1"><text:s text:c="4"/>3.333 <text:s text:c="3"/>34.440 <text:s text:c="2"/>141.264 <text:s text:c="2"/>-34.440 <text:s text:c="3"/>-0.937 <text:s text:c="4"/>0.000 </text:p>
      <text:p text:style-name="P1"><text:s text:c="4"/>6.231 <text:s text:c="3"/>51.454 <text:s text:c="2"/>119.414 <text:s text:c="3"/>-4.786 <text:s text:c="4"/>0.000 <text:s text:c="3"/>-6.231 </text:p>
      <text:p text:style-name="P1"><text:s text:c="3"/>21.908 <text:s text:c="2"/>146.081 <text:s text:c="2"/>162.908 <text:s text:c="2"/>-19.029 <text:s text:c="2"/>-21.908 <text:s text:c="3"/>-0.000 </text:p>
      <text:p text:style-name="P1"><text:s text:c="3"/>37.203 <text:s text:c="2"/>102.651 <text:s text:c="2"/>195.892 <text:s text:c="2"/>-27.185 <text:s text:c="2"/>-37.203 <text:s text:c="3"/>-0.000 </text:p>
      <text:p text:style-name="P1"/>
      <text:p text:style-name="P20">item 49 <text:s/>Key= 28 (56A) <text:s/>count=3629337<text:span text:style-name="T27"> <text:s text:c="7"/>******************* n</text:span><text:span text:style-name="T29">ot all match character</text:span><text:span text:style-name="T27"> *****************************</text:span></text:p>
      <text:p text:style-name="P1">28 56A <text:s/>mC [r, s, t, u, r, 2u] <text:s/>DC7_character NA</text:p>
      <text:p text:style-name="P1">largest eigenvalue 871348 vector = <text:s/>-0.11799<text:tab/>-0.2734<text:tab/>-0.305624<text:tab/>-0.350863<text:tab/>-0.446928<text:tab/>-0.480429<text:tab/>-0.514065<text:tab/></text:p>
      <text:p text:style-name="P1"><text:s/>next eigenvalue <text:s/>117192 </text:p>
      <text:p text:style-name="P1"/>
      <text:p text:style-name="P1"><text:s text:c="3"/>73.273 <text:s text:c="3"/>77.926 <text:s text:c="2"/>111.066 <text:s text:c="3"/>14.470 <text:s text:c="3"/>73.273 <text:s text:c="3"/>28.939 <text:s/></text:p>
      <text:p text:style-name="P1"><text:s text:c="4"/>73.273 <text:s text:c="3"/>77.926 <text:s text:c="2"/>111.066 <text:s text:c="2"/>111.066 <text:s text:c="2"/>122.260 <text:s text:c="2"/>174.522 <text:s text:c="2"/>174.522 <text:s text:c="2"/>180.139 <text:s text:c="2"/>203.461 <text:s text:c="2"/>203.461 <text:s text:c="2"/>257.613 <text:s text:c="2"/>292.129 <text:s text:c="2"/>378.948 <text:s/></text:p>
      <text:p text:style-name="P1"/>
      <text:p text:style-name="P1"><text:s text:c="3"/>30.644 <text:s text:c="2"/>134.510 <text:s text:c="2"/>404.828 <text:s text:c="4"/>8.084 <text:s text:c="3"/>16.169 <text:s text:c="3"/>30.644 <text:s/></text:p>
      <text:p text:style-name="P1"><text:s text:c="4"/>30.644 <text:s text:c="2"/>134.510 <text:s text:c="2"/>134.510 <text:s text:c="2"/>195.798 <text:s text:c="2"/>404.828 <text:s text:c="2"/>419.303 <text:s text:c="2"/>451.640 <text:s text:c="2"/>531.254 <text:s text:c="2"/>531.254 <text:s text:c="2"/>547.423 <text:s text:c="2"/>547.423 <text:s text:c="2"/>576.373 <text:s text:c="2"/>624.879 <text:s/></text:p>
      <text:p text:style-name="P1"/>
      <text:p text:style-name="P1"><text:s text:c="3"/>51.454 <text:s text:c="3"/>51.454 <text:s text:c="3"/>92.189 <text:s text:c="3"/>-6.462 <text:s text:c="3"/>-6.462 <text:s text:c="2"/>-16.091 </text:p>
      <text:p text:style-name="P1"><text:s text:c="3"/>41.493 <text:s text:c="2"/>187.880 <text:s text:c="2"/>271.358 <text:s text:c="2"/>187.880 <text:s text:c="3"/>16.740 <text:s text:c="3"/>33.481 </text:p>
      <text:p text:style-name="P1"><text:s text:c="3"/>12.220 <text:s text:c="2"/>139.481 <text:s text:c="2"/>179.577 <text:s text:c="4"/>5.778 <text:s text:c="3"/>12.220 <text:s text:c="3"/>11.556 </text:p>
      <text:p text:style-name="P1"><text:s text:c="4"/>9.580 <text:s text:c="3"/>11.129 <text:s text:c="2"/>124.873 <text:s text:c="3"/>11.129 <text:s text:c="4"/>3.607 <text:s text:c="4"/>7.215 </text:p>
      <text:p text:style-name="P1"><text:s text:c="4"/>6.439 <text:s text:c="4"/>7.196 <text:s text:c="3"/>50.391 <text:s text:c="3"/>-5.061 <text:s text:c="3"/>-4.305 <text:s text:c="3"/>-4.269 </text:p>
      <text:p text:style-name="P1"><text:s text:c="4"/>6.394 <text:s text:c="3"/>43.946 <text:s text:c="2"/>100.287 <text:s text:c="4"/>0.621 <text:s text:c="4"/>6.394 <text:s text:c="4"/>1.243 </text:p>
      <text:p text:style-name="P1"><text:s text:c="3"/>26.272 <text:s text:c="3"/>71.681 <text:s text:c="2"/>136.232 <text:s text:c="4"/>8.436 <text:s text:c="3"/>26.272 <text:s text:c="3"/>16.872 </text:p>
      <text:p text:style-name="P1"/>
      <text:p text:style-name="P21">item 50 <text:s/>Key= 29 (56C) <text:s/>count=3627573<text:span text:style-name="T27"> <text:s text:c="7"/>******************* n</text:span><text:span text:style-name="T29">ot all match character</text:span><text:span text:style-name="T27"> *****************************</text:span></text:p>
      <text:p text:style-name="P1">29 56C <text:s/>mC [r, s, t, u, 2u, r] <text:s/>DC7_character NA</text:p>
      <text:p text:style-name="P1">largest eigenvalue 878502 vector = <text:s/>-0.121107<text:tab/>-0.278054<text:tab/>-0.309624<text:tab/>-0.357101<text:tab/>-0.440669<text:tab/>-0.478805<text:tab/>-0.511066<text:tab/></text:p>
      <text:p text:style-name="P1"><text:s/>next eigenvalue <text:s/>112075 </text:p>
      <text:p text:style-name="P1"/>
      <text:p text:style-name="P1"><text:s text:c="3"/>74.592 <text:s text:c="2"/>123.542 <text:s text:c="2"/>203.842 <text:s text:c="2"/>123.542 <text:s text:c="4"/>4.772 <text:s text:c="4"/>9.545 <text:s/></text:p>
      <text:p text:style-name="P1"><text:s text:c="4"/>74.592 <text:s text:c="2"/>123.542 <text:s text:c="2"/>188.589 <text:s text:c="2"/>203.842 <text:s text:c="2"/>203.842 <text:s text:c="2"/>207.678 <text:s text:c="2"/>273.661 <text:s text:c="2"/>273.661 <text:s text:c="2"/>283.206 <text:s text:c="2"/>283.206 <text:s text:c="2"/>450.926 <text:s text:c="2"/>511.200 <text:s text:c="2"/>539.835 <text:s/></text:p>
      <text:p text:style-name="P1"/>
      <text:p text:style-name="P1"><text:s text:c="4"/>1.997 <text:s text:c="3"/>30.732 <text:s text:c="2"/>108.213 <text:s text:c="2"/>-30.626 <text:s text:c="3"/>-1.890 <text:s text:c="3"/>-0.214 <text:s/></text:p>
      <text:p text:style-name="P1"><text:s text:c="5"/>1.997 <text:s text:c="3"/>30.732 <text:s text:c="3"/>32.516 <text:s text:c="3"/>32.943 <text:s text:c="2"/>108.213 <text:s text:c="2"/>108.213 <text:s text:c="2"/>108.319 <text:s text:c="2"/>108.319 <text:s text:c="2"/>112.100 <text:s text:c="2"/>112.420 <text:s text:c="2"/>169.571 <text:s text:c="2"/>169.891 <text:s text:c="2"/>173.244 <text:s/></text:p>
      <text:p text:style-name="P1"/>
      <text:p text:style-name="P1"><text:s text:c="2"/>144.098 <text:s text:c="2"/>177.314 <text:s text:c="2"/>272.762 <text:s text:c="2"/>177.314 <text:s text:c="3"/>18.166 <text:s text:c="3"/>36.332 </text:p>
      <text:p text:style-name="P1"><text:s text:c="3"/>37.900 <text:s text:c="2"/>179.269 <text:s text:c="2"/>215.210 <text:s/>-160.673 <text:s text:c="2"/>-19.304 <text:s text:c="2"/>-37.192 </text:p>
      <text:p text:style-name="P1"><text:s text:c="4"/>9.566 <text:s text:c="2"/>157.701 <text:s text:c="2"/>215.464 <text:s/>-154.960 <text:s text:c="3"/>-6.825 <text:s text:c="3"/>-5.482 </text:p>
      <text:p text:style-name="P1"><text:s text:c="2"/>103.038 <text:s text:c="2"/>138.121 <text:s text:c="2"/>138.121 <text:s text:c="2"/>-58.751 <text:s text:c="2"/>-28.009 <text:s text:c="2"/>-28.009 </text:p>
      <text:p text:style-name="P1"><text:s text:c="3"/>42.909 <text:s text:c="2"/>145.534 <text:s text:c="2"/>145.534 <text:s/>-140.194 <text:s text:c="2"/>-18.657 <text:s text:c="2"/>-18.657 </text:p>
      <text:p text:style-name="P1"><text:s text:c="2"/>107.004 <text:s text:c="2"/>162.908 <text:s text:c="2"/>162.908 <text:s/>-123.176 <text:s text:c="3"/>-9.842 <text:s text:c="3"/>-9.842 </text:p>
      <text:p text:style-name="P1"><text:s text:c="3"/>11.132 <text:s text:c="2"/>193.098 <text:s text:c="2"/>195.892 <text:s text:c="4"/>3.654 <text:s text:c="3"/>11.132 <text:s text:c="4"/>7.308 </text:p>
      <text:p text:style-name="P1"/>
      <text:p text:style-name="P21">item 51 <text:s/>Key= 30 (56B) <text:s/>count=3617730<text:span text:style-name="T27"> <text:s text:c="7"/>******************* n</text:span><text:span text:style-name="T29">ot all match character</text:span><text:span text:style-name="T27"> *****************************</text:span></text:p>
      <text:p text:style-name="P1">30 56B <text:s/>mC [r, s, t, s, u, 2u] <text:s/>DC7_character NA</text:p>
      <text:p text:style-name="P1">largest eigenvalue 849185 vector = <text:s/>-0.122106<text:tab/>-0.271171<text:tab/>-0.304169<text:tab/>-0.351747<text:tab/>-0.446071<text:tab/>-0.480586<text:tab/>-0.51514<text:tab/></text:p>
      <text:p text:style-name="P1"><text:soft-page-break/><text:s/>next eigenvalue <text:s/>113078 </text:p>
      <text:p text:style-name="P1"/>
      <text:p text:style-name="P1"><text:s text:c="3"/>28.177 <text:s text:c="3"/>63.662 <text:s text:c="2"/>111.066 <text:s text:c="3"/>63.662 <text:s text:c="4"/>4.295 <text:s text:c="4"/>8.589 <text:s/></text:p>
      <text:p text:style-name="P1"><text:s text:c="4"/>28.177 <text:s text:c="3"/>63.662 <text:s text:c="3"/>83.249 <text:s text:c="2"/>100.427 <text:s text:c="2"/>111.066 <text:s text:c="2"/>111.066 <text:s text:c="2"/>134.948 <text:s text:c="2"/>134.948 <text:s text:c="2"/>143.537 <text:s text:c="2"/>143.537 <text:s text:c="2"/>238.389 <text:s text:c="2"/>253.682 <text:s text:c="2"/>279.449 <text:s/></text:p>
      <text:p text:style-name="P1"/>
      <text:p text:style-name="P1"><text:s text:c="3"/>16.348 <text:s text:c="2"/>126.408 <text:s text:c="2"/>192.004 <text:s/>-121.858 <text:s text:c="2"/>-11.798 <text:s text:c="3"/>-9.099 <text:s/></text:p>
      <text:p text:style-name="P1"><text:s text:c="4"/>16.348 <text:s text:c="2"/>126.408 <text:s text:c="2"/>133.656 <text:s text:c="2"/>151.855 <text:s text:c="2"/>192.004 <text:s text:c="2"/>192.004 <text:s text:c="2"/>196.554 <text:s text:c="2"/>196.554 <text:s text:c="2"/>220.150 <text:s text:c="2"/>233.799 <text:s text:c="2"/>440.270 <text:s text:c="2"/>453.919 <text:s text:c="2"/>459.316 <text:s/></text:p>
      <text:p text:style-name="P1"/>
      <text:p text:style-name="P1"><text:s text:c="3"/>57.265 <text:s text:c="3"/>59.419 <text:s text:c="2"/>139.622 <text:s text:c="3"/>12.557 <text:s text:c="3"/>57.265 <text:s text:c="3"/>25.113 </text:p>
      <text:p text:style-name="P1"><text:s text:c="3"/>69.553 <text:s text:c="3"/>87.362 <text:s text:c="2"/>145.128 <text:s text:c="3"/>87.362 <text:s text:c="4"/>7.101 <text:s text:c="3"/>14.202 </text:p>
      <text:p text:style-name="P1"><text:s text:c="3"/>25.216 <text:s text:c="2"/>134.510 <text:s text:c="2"/>303.116 <text:s text:c="4"/>2.849 <text:s text:c="4"/>5.698 <text:s text:c="3"/>25.216 </text:p>
      <text:p text:style-name="P1"><text:s text:c="4"/>5.444 <text:s text:c="2"/>107.207 <text:s text:c="2"/>185.260 <text:s/>-106.462 <text:s text:c="3"/>-4.699 <text:s text:c="3"/>-1.491 </text:p>
      <text:p text:style-name="P1"><text:s text:c="3"/>26.155 <text:s text:c="2"/>107.842 <text:s text:c="2"/>153.276 <text:s/>-103.334 <text:s text:c="2"/>-21.647 <text:s text:c="3"/>-9.016 </text:p>
      <text:p text:style-name="P1"><text:s text:c="3"/>37.095 <text:s text:c="3"/>51.454 <text:s text:c="3"/>60.368 <text:s text:c="3"/>16.079 <text:s text:c="3"/>32.158 <text:s text:c="3"/>37.095 </text:p>
      <text:p text:style-name="P1"><text:s text:c="3"/>33.717 <text:s text:c="2"/>126.249 <text:s text:c="2"/>126.249 <text:s text:c="2"/>-76.032 <text:s text:c="3"/>-6.141 <text:s text:c="3"/>-6.141 </text:p>
      <text:p text:style-name="P1"/>
      <text:p text:style-name="P1">item 52 <text:s/>Key= 32a (50C) <text:s/>count=9198941</text:p>
      <text:p text:style-name="P1">32a 50C <text:s/>oP [r, s, t, 0, 0, 0] <text:s/>[r,s,t,s+r,s+r,t+r,t+r]</text:p>
      <text:p text:style-name="P1">largest eigenvalue 2.38621e+06 vector = <text:s/>-0.185765<text:tab/>-0.240196<text:tab/>-0.293252<text:tab/>-0.425961<text:tab/>-0.425961<text:tab/>-0.479017<text:tab/>-0.479017<text:tab/></text:p>
      <text:p text:style-name="P1"><text:s/>next eigenvalue <text:s/>123386 </text:p>
      <text:p text:style-name="P1"/>
      <text:p text:style-name="P1"><text:s text:c="2"/>103.159 <text:s text:c="2"/>203.842 <text:s text:c="2"/>207.678 <text:s text:c="4"/>0.000 <text:s text:c="4"/>0.000 <text:s text:c="4"/>0.000 <text:s/></text:p>
      <text:p text:style-name="P1"><text:s text:c="3"/>103.159 <text:s text:c="2"/>203.842 <text:s text:c="2"/>207.678 <text:s text:c="2"/>307.001 <text:s text:c="2"/>307.001 <text:s text:c="2"/>310.837 <text:s text:c="2"/>310.837 <text:s text:c="2"/>411.521 <text:s text:c="2"/>411.521 <text:s text:c="2"/>514.679 <text:s text:c="2"/>514.679 <text:s text:c="2"/>514.679 <text:s text:c="2"/>514.679 <text:s/></text:p>
      <text:p text:style-name="P1"/>
      <text:p text:style-name="P1"><text:s text:c="2"/>100.427 <text:s text:c="2"/>111.066 <text:s text:c="2"/>180.139 <text:s text:c="4"/>0.000 <text:s text:c="4"/>0.000 <text:s text:c="4"/>0.000 <text:s/></text:p>
      <text:p text:style-name="P1"><text:s text:c="3"/>100.427 <text:s text:c="2"/>111.066 <text:s text:c="2"/>180.139 <text:s text:c="2"/>211.493 <text:s text:c="2"/>211.493 <text:s text:c="2"/>280.566 <text:s text:c="2"/>280.566 <text:s text:c="2"/>291.205 <text:s text:c="2"/>291.205 <text:s text:c="2"/>391.632 <text:s text:c="2"/>391.632 <text:s text:c="2"/>391.632 <text:s text:c="2"/>391.632 <text:s/></text:p>
      <text:p text:style-name="P1"/>
      <text:p text:style-name="P1"><text:s text:c="2"/>126.408 <text:s text:c="2"/>192.004 <text:s text:c="2"/>230.860 <text:s text:c="4"/>0.000 <text:s text:c="4"/>0.000 <text:s text:c="4"/>0.000 </text:p>
      <text:p text:style-name="P1"><text:s text:c="3"/>91.571 <text:s text:c="2"/>108.213 <text:s text:c="2"/>139.622 <text:s text:c="4"/>0.000 <text:s text:c="4"/>0.000 <text:s text:c="4"/>0.000 </text:p>
      <text:p text:style-name="P1"><text:s text:c="3"/>90.426 <text:s text:c="2"/>145.128 <text:s text:c="2"/>171.117 <text:s text:c="4"/>0.000 <text:s text:c="4"/>0.000 <text:s text:c="4"/>0.000 </text:p>
      <text:p text:style-name="P1"><text:s text:c="2"/>170.003 <text:s text:c="2"/>272.762 <text:s text:c="2"/>285.080 <text:s text:c="4"/>0.000 <text:s text:c="4"/>0.000 <text:s text:c="4"/>0.000 </text:p>
      <text:p text:style-name="P1"><text:s text:c="2"/>179.269 <text:s text:c="2"/>215.210 <text:s text:c="2"/>244.130 <text:s text:c="4"/>0.000 <text:s text:c="4"/>0.000 <text:s text:c="4"/>0.000 </text:p>
      <text:p text:style-name="P1"><text:s text:c="2"/>138.121 <text:s text:c="2"/>258.785 <text:s text:c="2"/>264.510 <text:s text:c="4"/>0.000 <text:s text:c="4"/>0.000 <text:s text:c="4"/>0.000 </text:p>
      <text:p text:style-name="P1"><text:s text:c="2"/>134.510 <text:s text:c="2"/>303.116 <text:s text:c="2"/>419.303 <text:s text:c="4"/>0.000 <text:s text:c="4"/>0.000 <text:s text:c="4"/>0.000 </text:p>
      <text:p text:style-name="P1"/>
      <text:p text:style-name="P1">item 53 <text:s/>Key= 32b (50C) <text:s/>count=801062</text:p>
      <text:p text:style-name="P1">32b 50C <text:s/>oP [r, s, t, 0, 0, 0] <text:s/>[r,s,s+r,s+r,t,t+r,t+r]</text:p>
      <text:p text:style-name="P1">largest eigenvalue 3.04913e+06 vector = <text:s/>-0.0453158<text:tab/>-0.120069<text:tab/>-0.165385<text:tab/>-0.165385<text:tab/>-0.525804<text:tab/>-0.57112<text:tab/>-0.57112<text:tab/></text:p>
      <text:p text:style-name="P1"><text:s/>next eigenvalue <text:s/>376839 </text:p>
      <text:p text:style-name="P1"/>
      <text:p text:style-name="P1"><text:s text:c="2"/>199.310 <text:s text:c="2"/>215.464 <text:s text:c="2"/>629.405 <text:s text:c="4"/>0.000 <text:s text:c="4"/>0.000 <text:s text:c="4"/>0.000 <text:s/></text:p>
      <text:p text:style-name="P1"><text:s text:c="3"/>199.310 <text:s text:c="2"/>215.464 <text:s text:c="2"/>414.774 <text:s text:c="2"/>414.774 <text:s text:c="2"/>629.405 <text:s text:c="2"/>828.715 <text:s text:c="2"/>828.715 <text:s text:c="2"/>844.868 <text:s text:c="2"/>844.868 <text:s/>1044.179 <text:s/>1044.179 <text:s/>1044.179 <text:s/>1044.179 <text:s/></text:p>
      <text:p text:style-name="P1"/>
      <text:p text:style-name="P1"><text:s text:c="3"/>61.135 <text:s text:c="3"/>93.146 <text:s text:c="2"/>259.252 <text:s text:c="4"/>0.000 <text:s text:c="4"/>0.000 <text:s text:c="4"/>0.000 <text:s/></text:p>
      <text:p text:style-name="P1"><text:s text:c="4"/>61.135 <text:s text:c="3"/>93.146 <text:s text:c="2"/>154.280 <text:s text:c="2"/>154.280 <text:s text:c="2"/>259.252 <text:s text:c="2"/>320.386 <text:s text:c="2"/>320.386 <text:s text:c="2"/>352.397 <text:s text:c="2"/>352.397 <text:s text:c="2"/>413.532 <text:s text:c="2"/>413.532 <text:s text:c="2"/>413.532 <text:s text:c="2"/>413.532 <text:s/></text:p>
      <text:p text:style-name="P1"/>
      <text:p text:style-name="P1"><text:s text:c="2"/>189.040 <text:s text:c="2"/>191.414 <text:s text:c="2"/>457.746 <text:s text:c="4"/>0.000 <text:s text:c="4"/>0.000 <text:s text:c="4"/>0.000 </text:p>
      <text:p text:style-name="P1"><text:s text:c="3"/>31.523 <text:s text:c="2"/>122.556 <text:s text:c="2"/>164.155 <text:s text:c="4"/>0.000 <text:s text:c="4"/>0.000 <text:s text:c="4"/>0.000 </text:p>
      <text:p text:style-name="P1"><text:s text:c="3"/>34.595 <text:s text:c="3"/>87.429 <text:s text:c="2"/>124.406 <text:s text:c="4"/>0.000 <text:s text:c="4"/>0.000 <text:s text:c="4"/>0.000 </text:p>
      <text:p text:style-name="P1"><text:s text:c="2"/>166.682 <text:s text:c="2"/>198.089 <text:s text:c="2"/>596.087 <text:s text:c="4"/>0.000 <text:s text:c="4"/>0.000 <text:s text:c="4"/>0.000 </text:p>
      <text:p text:style-name="P1"><text:s text:c="3"/>65.267 <text:s text:c="3"/>81.544 <text:s text:c="2"/>165.484 <text:s text:c="4"/>0.000 <text:s text:c="4"/>0.000 <text:s text:c="4"/>0.000 </text:p>
      <text:p text:style-name="P1"><text:s text:c="2"/>186.762 <text:s text:c="2"/>264.903 <text:s text:c="2"/>579.099 <text:s text:c="4"/>0.000 <text:s text:c="4"/>0.000 <text:s text:c="4"/>0.000 </text:p>
      <text:p text:style-name="P1"><text:s text:c="2"/>111.891 <text:s text:c="2"/>222.169 <text:s text:c="2"/>343.646 <text:s text:c="4"/>0.000 <text:s text:c="4"/>0.000 <text:s text:c="4"/>0.000 </text:p>
      <text:p text:style-name="P1"/>
      <text:p text:style-name="P1">item 54 <text:s/>Key= 33a (53A) <text:s/>count=6982941</text:p>
      <text:p text:style-name="P1">33a 53A <text:s/>mP [r, s, t, 0, u, 0] <text:s/>[r,s,t,s+r,s+r,-u+t+r,t+s]</text:p>
      <text:p text:style-name="P1">largest eigenvalue 1.88899e+06 vector = <text:s/>-0.190032<text:tab/>-0.240648<text:tab/>-0.284076<text:tab/>-0.3501<text:tab/>-0.464448<text:tab/>-0.478149<text:tab/>-0.508299<text:tab/></text:p>
      <text:p text:style-name="P1"><text:s/>next eigenvalue <text:s/>120636 </text:p>
      <text:p text:style-name="P1"/>
      <text:p text:style-name="P1"><text:s text:c="2"/>103.159 <text:s text:c="2"/>109.653 <text:s text:c="2"/>203.842 <text:s text:c="3"/>-0.000 <text:s text:c="4"/>0.000 <text:s text:c="3"/>-5.133 <text:s/></text:p>
      <text:p text:style-name="P1"><text:s text:c="3"/>103.159 <text:s text:c="2"/>109.653 <text:s text:c="2"/>203.842 <text:s text:c="2"/>207.678 <text:s text:c="2"/>217.945 <text:s text:c="2"/>307.001 <text:s text:c="2"/>307.001 <text:s text:c="2"/>313.495 <text:s text:c="2"/>313.495 <text:s text:c="2"/>411.521 <text:s text:c="2"/>411.521 <text:s text:c="2"/>421.787 <text:s text:c="2"/>421.787 <text:s/></text:p>
      <text:p text:style-name="P1"/>
      <text:p text:style-name="P1"><text:s text:c="2"/>100.427 <text:s text:c="2"/>111.066 <text:s text:c="2"/>180.139 <text:s text:c="3"/>-0.000 <text:s text:c="4"/>0.000 <text:s text:c="2"/>-46.120 <text:s/></text:p>
      <text:p text:style-name="P1"><text:s text:c="3"/>100.427 <text:s text:c="2"/>111.066 <text:s text:c="2"/>165.374 <text:s text:c="2"/>180.139 <text:s text:c="2"/>257.613 <text:s text:c="2"/>280.566 <text:s text:c="2"/>280.566 <text:s text:c="2"/>291.205 <text:s text:c="2"/>291.205 <text:s text:c="2"/>345.512 <text:s text:c="2"/>345.512 <text:s text:c="2"/>437.751 <text:s text:c="2"/>437.751 <text:s/></text:p>
      <text:p text:style-name="P1"/>
      <text:p text:style-name="P1"><text:s text:c="2"/>110.941 <text:s text:c="2"/>126.408 <text:s text:c="2"/>230.860 <text:s text:c="3"/>-0.000 <text:s text:c="4"/>0.000 <text:s text:c="2"/>-45.344 </text:p>
      <text:p text:style-name="P1"><text:s text:c="3"/>60.729 <text:s text:c="3"/>91.571 <text:s text:c="2"/>108.213 <text:s text:c="3"/>-0.000 <text:s text:c="4"/>0.000 <text:s text:c="2"/>-12.677 </text:p>
      <text:p text:style-name="P1"><text:s text:c="3"/>90.426 <text:s text:c="2"/>102.383 <text:s text:c="2"/>145.128 <text:s text:c="2"/>-76.394 <text:s text:c="3"/>-0.000 <text:s text:c="4"/>0.000 </text:p>
      <text:p text:style-name="P1"><text:s text:c="2"/>170.003 <text:s text:c="2"/>241.398 <text:s text:c="2"/>272.762 <text:s text:c="3"/>-0.000 <text:s text:c="4"/>0.000 <text:s/>-126.322 </text:p>
      <text:p text:style-name="P1"><text:s text:c="2"/>170.077 <text:s text:c="2"/>179.269 <text:s text:c="2"/>215.210 <text:s text:c="3"/>-0.000 <text:s text:c="4"/>0.000 <text:s/>-105.216 </text:p>
      <text:p text:style-name="P1"><text:s text:c="2"/>138.121 <text:s text:c="2"/>154.649 <text:s text:c="2"/>258.785 <text:s/>-148.924 <text:s text:c="3"/>-0.000 <text:s text:c="4"/>0.000 </text:p>
      <text:p text:style-name="P1"><text:s text:c="2"/>126.002 <text:s text:c="2"/>155.843 <text:s text:c="2"/>272.768 <text:s text:c="3"/>-0.000 <text:s text:c="4"/>0.000 <text:s text:c="2"/>-96.585 </text:p>
      <text:p text:style-name="P1"><text:soft-page-break/></text:p>
      <text:p text:style-name="P1">item 55 <text:s/>Key= 33b (53A) <text:s/>count=1769573</text:p>
      <text:p text:style-name="P1">33b 53A <text:s/>mP [r, s, t, 0, u, 0] <text:s/>[r,s,t,-u+t+r,s+r,s+r,t+s]</text:p>
      <text:p text:style-name="P1">largest eigenvalue 895583 vector = <text:s/>-0.19889<text:tab/>-0.252744<text:tab/>-0.28914<text:tab/>-0.345268<text:tab/>-0.451634<text:tab/>-0.451634<text:tab/>-0.534608<text:tab/></text:p>
      <text:p text:style-name="P1"><text:s/>next eigenvalue <text:s/>47522.6 </text:p>
      <text:p text:style-name="P1"/>
      <text:p text:style-name="P1"><text:s text:c="2"/>199.310 <text:s text:c="2"/>215.464 <text:s text:c="2"/>222.227 <text:s text:c="3"/>-0.000 <text:s/>-195.032 <text:s text:c="4"/>0.000 <text:s/></text:p>
      <text:p text:style-name="P1"><text:s text:c="3"/>199.310 <text:s text:c="2"/>215.464 <text:s text:c="2"/>222.227 <text:s text:c="2"/>226.505 <text:s text:c="2"/>414.774 <text:s text:c="2"/>414.774 <text:s text:c="2"/>437.690 <text:s text:c="2"/>437.690 <text:s text:c="2"/>441.969 <text:s text:c="2"/>441.969 <text:s text:c="2"/>616.568 <text:s text:c="2"/>832.032 <text:s text:c="2"/>832.032 <text:s/></text:p>
      <text:p text:style-name="P1"/>
      <text:p text:style-name="P1"><text:s text:c="3"/>90.970 <text:s text:c="2"/>163.256 <text:s text:c="2"/>179.577 <text:s text:c="4"/>0.000 <text:s text:c="2"/>-66.530 <text:s text:c="4"/>0.000 <text:s/></text:p>
      <text:p text:style-name="P1"><text:s text:c="4"/>90.970 <text:s text:c="2"/>163.256 <text:s text:c="2"/>179.577 <text:s text:c="2"/>204.016 <text:s text:c="2"/>254.225 <text:s text:c="2"/>254.225 <text:s text:c="2"/>337.077 <text:s text:c="2"/>342.833 <text:s text:c="2"/>342.833 <text:s text:c="2"/>367.272 <text:s text:c="2"/>367.272 <text:s text:c="2"/>500.333 <text:s text:c="2"/>500.333 <text:s/></text:p>
      <text:p text:style-name="P1"/>
      <text:p text:style-name="P1"><text:s text:c="3"/>72.533 <text:s text:c="3"/>74.636 <text:s text:c="3"/>84.143 <text:s text:c="3"/>-0.000 <text:s text:c="2"/>-37.129 <text:s text:c="4"/>0.000 </text:p>
      <text:p text:style-name="P1"><text:s text:c="2"/>133.641 <text:s text:c="2"/>142.165 <text:s text:c="2"/>157.613 <text:s text:c="4"/>0.000 <text:s text:c="2"/>-21.870 <text:s text:c="4"/>0.000 </text:p>
      <text:p text:style-name="P1"><text:s text:c="2"/>201.441 <text:s text:c="2"/>210.676 <text:s text:c="2"/>220.997 <text:s text:c="4"/>0.000 <text:s/>-165.069 <text:s text:c="4"/>0.000 </text:p>
      <text:p text:style-name="P1"><text:s text:c="2"/>115.922 <text:s text:c="2"/>199.147 <text:s text:c="2"/>207.771 <text:s text:c="3"/>-0.000 <text:s text:c="2"/>-83.415 <text:s text:c="4"/>0.000 </text:p>
      <text:p text:style-name="P1"><text:s text:c="3"/>75.969 <text:s text:c="3"/>92.589 <text:s text:c="2"/>122.085 <text:s text:c="3"/>-0.000 <text:s text:c="2"/>-53.798 <text:s text:c="4"/>0.000 </text:p>
      <text:p text:style-name="P1"><text:s text:c="3"/>98.584 <text:s text:c="2"/>109.294 <text:s text:c="2"/>153.876 <text:s text:c="3"/>-0.000 <text:s text:c="2"/>-95.466 <text:s text:c="4"/>0.000 </text:p>
      <text:p text:style-name="P1"><text:s text:c="2"/>111.822 <text:s text:c="2"/>156.488 <text:s text:c="2"/>165.238 <text:s text:c="4"/>0.000 <text:s text:c="2"/>-33.960 <text:s text:c="4"/>0.000 </text:p>
      <text:p text:style-name="P1"/>
      <text:p text:style-name="P1">item 56 <text:s/>Key= 33c (53A) <text:s/>count=856253</text:p>
      <text:p text:style-name="P1">33c 53A <text:s/>mP [r, s, t, 0, u, 0] <text:s/>[r,s,s+r,s+r,t,-u+t+r,t+s]</text:p>
      <text:p text:style-name="P1">largest eigenvalue 1.75855e+06 vector = <text:s/>-0.0334045<text:tab/>-0.0793696<text:tab/>-0.099642<text:tab/>-0.122558<text:tab/>-0.548417<text:tab/>-0.5748<text:tab/>-0.580068<text:tab/></text:p>
      <text:p text:style-name="P1"><text:s/>next eigenvalue <text:s/>363048 </text:p>
      <text:p text:style-name="P1"/>
      <text:p text:style-name="P1"><text:s text:c="2"/>134.510 <text:s text:c="2"/>195.798 <text:s text:c="2"/>419.303 <text:s text:c="3"/>-0.000 <text:s text:c="4"/>0.000 <text:s text:c="2"/>-27.192 <text:s/></text:p>
      <text:p text:style-name="P1"><text:s text:c="3"/>134.510 <text:s text:c="2"/>195.798 <text:s text:c="2"/>303.116 <text:s text:c="2"/>357.500 <text:s text:c="2"/>419.303 <text:s text:c="2"/>553.813 <text:s text:c="2"/>553.813 <text:s text:c="2"/>615.101 <text:s text:c="2"/>615.101 <text:s text:c="2"/>722.419 <text:s text:c="2"/>722.419 <text:s text:c="2"/>776.803 <text:s text:c="2"/>776.803 <text:s/></text:p>
      <text:p text:style-name="P1"/>
      <text:p text:style-name="P1"><text:s text:c="3"/>61.135 <text:s text:c="3"/>93.146 <text:s text:c="2"/>165.816 <text:s text:c="4"/>0.000 <text:s text:c="2"/>-32.301 <text:s text:c="4"/>0.000 <text:s/></text:p>
      <text:p text:style-name="P1"><text:s text:c="4"/>61.135 <text:s text:c="3"/>93.146 <text:s text:c="2"/>154.280 <text:s text:c="2"/>154.280 <text:s text:c="2"/>165.816 <text:s text:c="2"/>194.650 <text:s text:c="2"/>258.962 <text:s text:c="2"/>258.962 <text:s text:c="2"/>259.252 <text:s text:c="2"/>287.796 <text:s text:c="2"/>287.796 <text:s text:c="2"/>352.397 <text:s text:c="2"/>352.397 <text:s/></text:p>
      <text:p text:style-name="P1"/>
      <text:p text:style-name="P1"><text:s text:c="2"/>189.040 <text:s text:c="2"/>191.414 <text:s text:c="2"/>457.746 <text:s text:c="2"/>-30.970 <text:s text:c="3"/>-0.000 <text:s text:c="4"/>0.000 </text:p>
      <text:p text:style-name="P1"><text:s text:c="3"/>46.084 <text:s text:c="3"/>87.477 <text:s text:c="2"/>146.669 <text:s text:c="3"/>-0.000 <text:s text:c="2"/>-37.308 <text:s text:c="4"/>0.000 </text:p>
      <text:p text:style-name="P1"><text:s text:c="2"/>114.892 <text:s text:c="2"/>133.598 <text:s text:c="2"/>272.783 <text:s text:c="3"/>-0.000 <text:s text:c="4"/>0.000 <text:s text:c="2"/>-71.420 </text:p>
      <text:p text:style-name="P1"><text:s text:c="2"/>111.086 <text:s text:c="2"/>144.450 <text:s text:c="2"/>291.046 <text:s text:c="3"/>-0.000 <text:s text:c="4"/>0.000 <text:s text:c="2"/>-61.632 </text:p>
      <text:p text:style-name="P1"><text:s text:c="3"/>63.222 <text:s text:c="2"/>110.793 <text:s text:c="2"/>174.958 <text:s text:c="3"/>-0.000 <text:s text:c="4"/>0.000 <text:s text:c="2"/>-27.821 </text:p>
      <text:p text:style-name="P1"><text:s text:c="2"/>186.762 <text:s text:c="2"/>264.903 <text:s text:c="2"/>579.099 <text:s/>-240.339 <text:s text:c="3"/>-0.000 <text:s text:c="4"/>0.000 </text:p>
      <text:p text:style-name="P1"><text:s text:c="3"/>54.195 <text:s text:c="3"/>87.029 <text:s text:c="2"/>222.169 <text:s text:c="3"/>-0.000 <text:s text:c="4"/>0.000 <text:s text:c="2"/>-29.333 </text:p>
      <text:p text:style-name="P1"/>
      <text:p text:style-name="P1">item 57 <text:s/>Key= 34a (53B) <text:s/>count=6909046</text:p>
      <text:p text:style-name="P1">34a 53B <text:s/>mP [r, s, t, u, 0, 0] <text:s/>[r,s,t,s+r,s+r,t+r,t+r] HJB no u</text:p>
      <text:p text:style-name="P1">largest eigenvalue 1.86946e+06 vector = <text:s/>-0.18924<text:tab/>-0.241378<text:tab/>-0.281712<text:tab/>-0.34185<text:tab/>-0.464969<text:tab/>-0.476329<text:tab/>-0.516349<text:tab/></text:p>
      <text:p text:style-name="P1"><text:s/>next eigenvalue <text:s/>112043 </text:p>
      <text:p text:style-name="P1"/>
      <text:p text:style-name="P1"><text:s text:c="2"/>126.408 <text:s text:c="2"/>192.004 <text:s text:c="2"/>230.860 <text:s text:c="2"/>-36.451 <text:s text:c="3"/>-0.000 <text:s text:c="4"/>0.000 <text:s/></text:p>
      <text:p text:style-name="P1"><text:s text:c="3"/>126.408 <text:s text:c="2"/>192.004 <text:s text:c="2"/>230.860 <text:s text:c="2"/>318.412 <text:s text:c="2"/>318.412 <text:s text:c="2"/>357.268 <text:s text:c="2"/>357.268 <text:s text:c="2"/>386.413 <text:s text:c="2"/>459.316 <text:s text:c="2"/>512.821 <text:s text:c="2"/>512.821 <text:s text:c="2"/>585.723 <text:s text:c="2"/>585.723 <text:s/></text:p>
      <text:p text:style-name="P1"/>
      <text:p text:style-name="P1"><text:s text:c="3"/>91.571 <text:s text:c="2"/>108.213 <text:s text:c="2"/>139.622 <text:s text:c="3"/>-6.317 <text:s text:c="4"/>0.000 <text:s text:c="4"/>0.000 <text:s/></text:p>
      <text:p text:style-name="P1"><text:s text:c="4"/>91.571 <text:s text:c="2"/>108.213 <text:s text:c="2"/>139.622 <text:s text:c="2"/>199.783 <text:s text:c="2"/>199.783 <text:s text:c="2"/>231.193 <text:s text:c="2"/>231.193 <text:s text:c="2"/>241.517 <text:s text:c="2"/>254.152 <text:s text:c="2"/>333.088 <text:s text:c="2"/>333.088 <text:s text:c="2"/>345.723 <text:s text:c="2"/>345.723 <text:s/></text:p>
      <text:p text:style-name="P1"/>
      <text:p text:style-name="P1"><text:s text:c="3"/>97.760 <text:s text:c="2"/>179.269 <text:s text:c="2"/>244.130 <text:s text:c="3"/>-0.000 <text:s text:c="4"/>0.000 <text:s text:c="2"/>-61.818 </text:p>
      <text:p text:style-name="P1"><text:s text:c="2"/>138.121 <text:s text:c="2"/>192.517 <text:s text:c="2"/>258.785 <text:s text:c="3"/>-0.000 <text:s text:c="4"/>0.000 <text:s text:c="2"/>-66.128 </text:p>
      <text:p text:style-name="P1"><text:s text:c="2"/>134.510 <text:s text:c="2"/>184.942 <text:s text:c="2"/>303.116 <text:s text:c="3"/>-0.000 <text:s text:c="4"/>0.000 <text:s text:c="2"/>-99.850 </text:p>
      <text:p text:style-name="P1"><text:s text:c="2"/>126.002 <text:s text:c="2"/>185.260 <text:s text:c="2"/>272.768 <text:s text:c="2"/>-50.447 <text:s text:c="4"/>0.000 <text:s text:c="4"/>0.000 </text:p>
      <text:p text:style-name="P1"><text:s text:c="3"/>37.773 <text:s text:c="2"/>138.862 <text:s text:c="2"/>145.534 <text:s text:c="3"/>-0.000 <text:s text:c="2"/>-26.838 <text:s text:c="4"/>0.000 </text:p>
      <text:p text:style-name="P1"><text:s text:c="2"/>153.276 <text:s text:c="2"/>194.430 <text:s text:c="2"/>197.958 <text:s text:c="3"/>-0.000 <text:s text:c="2"/>-52.004 <text:s text:c="4"/>0.000 </text:p>
      <text:p text:style-name="P1"><text:s text:c="3"/>51.454 <text:s text:c="2"/>125.645 <text:s text:c="2"/>129.621 <text:s text:c="3"/>-0.000 <text:s text:c="4"/>0.000 <text:s text:c="2"/>-11.017 </text:p>
      <text:p text:style-name="P1"/>
      <text:p text:style-name="P1">item 58 <text:s/>Key= 34b (53B) <text:s/>count=397576</text:p>
      <text:p text:style-name="P1">34b 53B <text:s/>mP [r, s, t, u, 0, 0] <text:s/>[r,s,t,s+r,s+r,-u+t+s.t+r]</text:p>
      <text:p text:style-name="P1">largest eigenvalue 462181 vector = <text:s/>-0.188162<text:tab/>-0.231915<text:tab/>-0.310075<text:tab/>-0.420077<text:tab/>-0.420077<text:tab/>-0.462055<text:tab/>-0.498237<text:tab/></text:p>
      <text:p text:style-name="P1"><text:s/>next eigenvalue <text:s/>22673.8 </text:p>
      <text:p text:style-name="P1"/>
      <text:p text:style-name="P1"><text:s text:c="2"/>100.427 <text:s text:c="2"/>111.066 <text:s text:c="2"/>180.139 <text:s text:c="2"/>-52.815 <text:s text:c="4"/>0.000 <text:s text:c="4"/>0.000 <text:s/></text:p>
      <text:p text:style-name="P1"><text:s text:c="3"/>100.427 <text:s text:c="2"/>111.066 <text:s text:c="2"/>180.139 <text:s text:c="2"/>211.493 <text:s text:c="2"/>211.493 <text:s text:c="2"/>238.389 <text:s text:c="2"/>280.566 <text:s text:c="2"/>280.566 <text:s text:c="2"/>338.816 <text:s text:c="2"/>338.816 <text:s text:c="2"/>344.020 <text:s text:c="2"/>444.447 <text:s text:c="2"/>444.447 <text:s/></text:p>
      <text:p text:style-name="P1"/>
      <text:p text:style-name="P1"><text:s text:c="3"/>61.614 <text:s text:c="2"/>105.891 <text:s text:c="2"/>129.062 <text:s text:c="2"/>-65.416 <text:s text:c="4"/>0.000 <text:s text:c="4"/>0.000 <text:s/></text:p>
      <text:p text:style-name="P1"><text:s text:c="4"/>61.614 <text:s text:c="2"/>105.891 <text:s text:c="2"/>129.062 <text:s text:c="2"/>167.506 <text:s text:c="2"/>167.506 <text:s text:c="2"/>169.538 <text:s text:c="2"/>190.677 <text:s text:c="2"/>190.677 <text:s text:c="2"/>231.152 <text:s text:c="2"/>231.152 <text:s text:c="2"/>300.370 <text:s text:c="2"/>361.984 <text:s text:c="2"/>361.984 <text:s/></text:p>
      <text:p text:style-name="P1"/>
      <text:p text:style-name="P1"><text:s text:c="2"/>154.141 <text:s text:c="2"/>154.604 <text:s text:c="2"/>252.680 <text:s text:c="2"/>-68.808 <text:s text:c="3"/>-0.000 <text:s text:c="4"/>0.000 </text:p>
      <text:p text:style-name="P1"><text:s text:c="2"/>137.231 <text:s text:c="2"/>139.974 <text:s text:c="2"/>197.974 <text:s text:c="2"/>-11.990 <text:s text:c="3"/>-0.000 <text:s text:c="4"/>0.000 </text:p>
      <text:p text:style-name="P1"><text:s text:c="2"/>262.212 <text:s text:c="2"/>282.868 <text:s text:c="2"/>301.765 <text:s text:c="2"/>-36.390 <text:s text:c="3"/>-0.000 <text:s text:c="4"/>0.000 </text:p>
      <text:p text:style-name="P1"><text:soft-page-break/><text:s text:c="3"/>85.740 <text:s text:c="3"/>99.519 <text:s text:c="2"/>124.434 <text:s text:c="2"/>-17.991 <text:s text:c="3"/>-0.000 <text:s text:c="4"/>0.000 </text:p>
      <text:p text:style-name="P1"><text:s text:c="3"/>83.459 <text:s text:c="2"/>148.716 <text:s text:c="2"/>202.606 <text:s/>-106.716 <text:s text:c="3"/>-0.000 <text:s text:c="4"/>0.000 </text:p>
      <text:p text:style-name="P1"><text:s text:c="2"/>195.955 <text:s text:c="2"/>226.795 <text:s text:c="2"/>276.969 <text:s text:c="2"/>-58.936 <text:s text:c="4"/>0.000 <text:s text:c="4"/>0.000 </text:p>
      <text:p text:style-name="P1"><text:s text:c="3"/>51.618 <text:s text:c="2"/>138.513 <text:s text:c="2"/>143.986 <text:s text:c="2"/>-91.007 <text:s text:c="4"/>0.000 <text:s text:c="4"/>0.000 </text:p>
      <text:p text:style-name="P1"/>
      <text:p text:style-name="P1">item 59 <text:s/>Key= 34c (53B) <text:s/>count=1450917</text:p>
      <text:p text:style-name="P1">34c 53B <text:s/>mP [r, s, t, u, 0, 0] <text:s/>[r,s,t,-u+t+s,s+r,s+r,t+r]</text:p>
      <text:p text:style-name="P1">largest eigenvalue 804429 vector = <text:s/>-0.207576<text:tab/>-0.253185<text:tab/>-0.292047<text:tab/>-0.365095<text:tab/>-0.46076<text:tab/>-0.46076<text:tab/>-0.499623<text:tab/></text:p>
      <text:p text:style-name="P1"><text:s/>next eigenvalue <text:s/>40954.3 </text:p>
      <text:p text:style-name="P1"/>
      <text:p text:style-name="P1"><text:s text:c="2"/>103.159 <text:s text:c="2"/>172.317 <text:s text:c="2"/>203.842 <text:s/>-168.480 <text:s text:c="3"/>-0.000 <text:s text:c="4"/>0.000 <text:s/></text:p>
      <text:p text:style-name="P1"><text:s text:c="3"/>103.159 <text:s text:c="2"/>172.317 <text:s text:c="2"/>203.842 <text:s text:c="2"/>207.678 <text:s text:c="2"/>275.475 <text:s text:c="2"/>275.475 <text:s text:c="2"/>307.001 <text:s text:c="2"/>307.001 <text:s text:c="2"/>310.837 <text:s text:c="2"/>310.837 <text:s text:c="2"/>544.639 <text:s text:c="2"/>647.798 <text:s text:c="2"/>647.798 <text:s/></text:p>
      <text:p text:style-name="P1"/>
      <text:p text:style-name="P1"><text:s text:c="2"/>170.003 <text:s text:c="2"/>189.471 <text:s text:c="2"/>272.762 <text:s/>-177.154 <text:s text:c="3"/>-0.000 <text:s text:c="4"/>0.000 <text:s/></text:p>
      <text:p text:style-name="P1"><text:s text:c="3"/>170.003 <text:s text:c="2"/>189.471 <text:s text:c="2"/>272.762 <text:s text:c="2"/>285.080 <text:s text:c="2"/>359.474 <text:s text:c="2"/>359.474 <text:s text:c="2"/>442.766 <text:s text:c="2"/>442.766 <text:s text:c="2"/>455.083 <text:s text:c="2"/>455.083 <text:s text:c="2"/>639.387 <text:s text:c="2"/>809.391 <text:s text:c="2"/>809.391 <text:s/></text:p>
      <text:p text:style-name="P1"/>
      <text:p text:style-name="P1"><text:s text:c="2"/>146.641 <text:s text:c="2"/>167.742 <text:s text:c="2"/>231.446 <text:s/>-109.299 <text:s text:c="4"/>0.000 <text:s text:c="4"/>0.000 </text:p>
      <text:p text:style-name="P1"><text:s text:c="3"/>90.970 <text:s text:c="2"/>163.256 <text:s text:c="2"/>179.577 <text:s/>-141.746 <text:s text:c="4"/>0.000 <text:s text:c="4"/>0.000 </text:p>
      <text:p text:style-name="P1"><text:s text:c="3"/>72.485 <text:s text:c="2"/>112.540 <text:s text:c="2"/>136.232 <text:s/>-105.747 <text:s text:c="3"/>-0.000 <text:s text:c="4"/>0.000 </text:p>
      <text:p text:style-name="P1"><text:s text:c="2"/>133.641 <text:s text:c="2"/>136.650 <text:s text:c="2"/>142.165 <text:s/>-121.202 <text:s text:c="3"/>-0.000 <text:s text:c="4"/>0.000 </text:p>
      <text:p text:style-name="P1"><text:s text:c="3"/>76.388 <text:s text:c="2"/>103.537 <text:s text:c="2"/>145.372 <text:s text:c="2"/>-95.697 <text:s text:c="3"/>-0.000 <text:s text:c="4"/>0.000 </text:p>
      <text:p text:style-name="P1"><text:s text:c="2"/>136.924 <text:s text:c="2"/>170.579 <text:s text:c="2"/>216.186 <text:s/>-126.473 <text:s text:c="3"/>-0.000 <text:s text:c="4"/>0.000 </text:p>
      <text:p text:style-name="P1"><text:s text:c="2"/>120.107 <text:s text:c="2"/>150.949 <text:s text:c="2"/>165.996 <text:s/>-130.769 <text:s text:c="3"/>-0.000 <text:s text:c="4"/>0.000 </text:p>
      <text:p text:style-name="P1"/>
      <text:p text:style-name="P1">item 60 <text:s/>Key= 34d (53B) <text:s/>count=766326</text:p>
      <text:p text:style-name="P1">34d 53B <text:s/>mP [r, s, t, u, 0, 0] <text:s/>[r,s,s+r,s+r,t,t+r,t+r] HJB no u</text:p>
      <text:p text:style-name="P1">largest eigenvalue 1.7153e+06 vector = <text:s/>-0.0349476<text:tab/>-0.079675<text:tab/>-0.0993747<text:tab/>-0.126339<text:tab/>-0.546744<text:tab/>-0.575203<text:tab/>-0.58035<text:tab/></text:p>
      <text:p text:style-name="P1"><text:s/>next eigenvalue <text:s/>335475 </text:p>
      <text:p text:style-name="P1"/>
      <text:p text:style-name="P1"><text:s text:c="3"/>61.135 <text:s text:c="3"/>93.146 <text:s text:c="2"/>259.252 <text:s text:c="4"/>0.000 <text:s text:c="4"/>0.000 <text:s text:c="2"/>-38.905 <text:s/></text:p>
      <text:p text:style-name="P1"><text:s text:c="4"/>61.135 <text:s text:c="3"/>93.146 <text:s text:c="2"/>115.375 <text:s text:c="2"/>193.185 <text:s text:c="2"/>259.252 <text:s text:c="2"/>320.386 <text:s text:c="2"/>320.386 <text:s text:c="2"/>352.397 <text:s text:c="2"/>352.397 <text:s text:c="2"/>374.627 <text:s text:c="2"/>374.627 <text:s text:c="2"/>452.437 <text:s text:c="2"/>452.437 <text:s/></text:p>
      <text:p text:style-name="P1"/>
      <text:p text:style-name="P1"><text:s text:c="2"/>189.040 <text:s text:c="2"/>191.414 <text:s text:c="2"/>457.746 <text:s text:c="4"/>0.000 <text:s text:c="4"/>0.000 <text:s/>-111.955 <text:s/></text:p>
      <text:p text:style-name="P1"><text:s text:c="3"/>189.040 <text:s text:c="2"/>191.414 <text:s text:c="2"/>268.498 <text:s text:c="2"/>457.746 <text:s text:c="2"/>492.408 <text:s text:c="2"/>646.785 <text:s text:c="2"/>646.785 <text:s text:c="2"/>649.160 <text:s text:c="2"/>649.160 <text:s text:c="2"/>726.244 <text:s text:c="2"/>726.244 <text:s text:c="2"/>950.154 <text:s text:c="2"/>950.154 <text:s/></text:p>
      <text:p text:style-name="P1"/>
      <text:p text:style-name="P1"><text:s text:c="3"/>34.595 <text:s text:c="3"/>87.429 <text:s text:c="2"/>124.406 <text:s text:c="4"/>0.000 <text:s text:c="4"/>0.000 <text:s text:c="2"/>-28.674 </text:p>
      <text:p text:style-name="P1"><text:s text:c="3"/>93.352 <text:s text:c="2"/>156.488 <text:s text:c="2"/>311.020 <text:s text:c="3"/>-0.000 <text:s text:c="4"/>0.000 <text:s text:c="2"/>-84.603 </text:p>
      <text:p text:style-name="P1"><text:s text:c="3"/>53.624 <text:s text:c="3"/>88.470 <text:s text:c="2"/>149.525 <text:s text:c="3"/>-0.000 <text:s text:c="4"/>0.000 <text:s text:c="2"/>-44.258 </text:p>
      <text:p text:style-name="P1"><text:s text:c="3"/>72.118 <text:s text:c="2"/>126.526 <text:s text:c="2"/>216.648 <text:s text:c="3"/>-0.000 <text:s text:c="4"/>0.000 <text:s text:c="2"/>-52.258 </text:p>
      <text:p text:style-name="P1"><text:s text:c="3"/>93.052 <text:s text:c="2"/>119.298 <text:s text:c="2"/>228.903 <text:s text:c="3"/>-0.000 <text:s text:c="4"/>0.000 <text:s text:c="3"/>-4.815 </text:p>
      <text:p text:style-name="P1"><text:s text:c="3"/>50.494 <text:s text:c="3"/>76.321 <text:s text:c="2"/>144.293 <text:s text:c="3"/>-0.000 <text:s text:c="3"/>-3.457 <text:s text:c="4"/>0.000 </text:p>
      <text:p text:style-name="P1"><text:s text:c="2"/>124.202 <text:s text:c="2"/>130.235 <text:s text:c="2"/>326.979 <text:s text:c="3"/>-0.000 <text:s text:c="4"/>0.000 <text:s text:c="2"/>-32.985 </text:p>
      <text:p text:style-name="P1"/>
      <text:p text:style-name="P1">item 61 <text:s/>Key= 34e (53B) <text:s/>count=90005</text:p>
      <text:p text:style-name="P1">34e 53B <text:s/>mP [r, s, t, u, 0, 0] <text:s/>[r,s,s,s+r,s+r,t,-u+t+s,t+r]</text:p>
      <text:p text:style-name="P1">largest eigenvalue 262167 vector = <text:s/>-0.133009<text:tab/>-0.189802<text:tab/>-0.322811<text:tab/>-0.322811<text:tab/>-0.42525<text:tab/>-0.495357<text:tab/>-0.558259<text:tab/></text:p>
      <text:p text:style-name="P1"><text:s/>next eigenvalue <text:s/>27363.8 </text:p>
      <text:p text:style-name="P1"/>
      <text:p text:style-name="P1"><text:s text:c="2"/>199.310 <text:s text:c="2"/>215.464 <text:s text:c="2"/>465.566 <text:s text:c="2"/>-51.625 <text:s text:c="3"/>-0.000 <text:s text:c="4"/>0.000 <text:s/></text:p>
      <text:p text:style-name="P1"><text:s text:c="3"/>199.310 <text:s text:c="2"/>215.464 <text:s text:c="2"/>414.774 <text:s text:c="2"/>414.774 <text:s text:c="2"/>465.566 <text:s text:c="2"/>629.405 <text:s text:c="2"/>664.876 <text:s text:c="2"/>664.876 <text:s text:c="2"/>732.655 <text:s text:c="2"/>828.715 <text:s text:c="2"/>828.715 <text:s text:c="2"/>931.965 <text:s text:c="2"/>931.965 <text:s/></text:p>
      <text:p text:style-name="P1"/>
      <text:p text:style-name="P1"><text:s text:c="2"/>166.682 <text:s text:c="2"/>198.089 <text:s text:c="2"/>432.160 <text:s text:c="2"/>-34.162 <text:s text:c="3"/>-0.000 <text:s text:c="4"/>0.000 <text:s/></text:p>
      <text:p text:style-name="P1"><text:s text:c="3"/>166.682 <text:s text:c="2"/>198.089 <text:s text:c="2"/>364.771 <text:s text:c="2"/>364.771 <text:s text:c="2"/>432.160 <text:s text:c="2"/>596.087 <text:s text:c="2"/>598.841 <text:s text:c="2"/>598.841 <text:s text:c="2"/>664.411 <text:s text:c="2"/>762.768 <text:s text:c="2"/>762.768 <text:s text:c="2"/>831.093 <text:s text:c="2"/>831.093 <text:s/></text:p>
      <text:p text:style-name="P1"/>
      <text:p text:style-name="P1"><text:s text:c="3"/>95.321 <text:s text:c="2"/>145.775 <text:s text:c="2"/>279.420 <text:s/>-120.400 <text:s text:c="3"/>-0.000 <text:s text:c="4"/>0.000 </text:p>
      <text:p text:style-name="P1"><text:s text:c="2"/>175.872 <text:s text:c="2"/>178.008 <text:s text:c="2"/>359.487 <text:s/>-102.204 <text:s text:c="4"/>0.000 <text:s text:c="4"/>0.000 </text:p>
      <text:p text:style-name="P1"><text:s text:c="3"/>17.939 <text:s text:c="2"/>130.608 <text:s text:c="2"/>160.545 <text:s/>-129.696 <text:s text:c="3"/>-0.000 <text:s text:c="4"/>0.000 </text:p>
      <text:p text:style-name="P1"><text:s text:c="2"/>123.121 <text:s text:c="2"/>147.882 <text:s text:c="2"/>403.449 <text:s/>-106.604 <text:s text:c="3"/>-0.000 <text:s text:c="4"/>0.000 </text:p>
      <text:p text:style-name="P1"><text:s text:c="3"/>64.313 <text:s text:c="2"/>133.389 <text:s text:c="2"/>197.856 <text:s text:c="2"/>-73.394 <text:s text:c="4"/>0.000 <text:s text:c="4"/>0.000 </text:p>
      <text:p text:style-name="P1"><text:s text:c="3"/>46.860 <text:s text:c="3"/>53.321 <text:s text:c="2"/>270.983 <text:s text:c="2"/>-40.454 <text:s text:c="3"/>-0.000 <text:s text:c="4"/>0.000 </text:p>
      <text:p text:style-name="P1"><text:s text:c="3"/>65.178 <text:s text:c="2"/>129.123 <text:s text:c="2"/>196.512 <text:s/>-125.210 <text:s text:c="3"/>-0.000 <text:s text:c="4"/>0.000 </text:p>
      <text:p text:style-name="P1"/>
      <text:p text:style-name="P1">item 62 <text:s/>Key= 35a (53C) <text:s/>count=1073846</text:p>
      <text:p text:style-name="P1">35a 53C <text:s/>mP [r, s, t, 0, 0, u] <text:s/>[r,s,t,-u+s+r,t+r,t+r,t+s]</text:p>
      <text:p text:style-name="P1">largest eigenvalue 774140 vector = <text:s/>-0.209647<text:tab/>-0.243378<text:tab/>-0.270382<text:tab/>-0.314491<text:tab/>-0.480029<text:tab/>-0.480029<text:tab/>-0.51376<text:tab/></text:p>
      <text:p text:style-name="P1"><text:s/>next eigenvalue <text:s/>25845.8 </text:p>
      <text:p text:style-name="P1"/>
      <text:p text:style-name="P1"><text:s text:c="2"/>195.892 <text:s text:c="2"/>218.155 <text:s text:c="2"/>271.358 <text:s text:c="3"/>-0.000 <text:s text:c="4"/>0.000 <text:s/>-127.635 <text:s/></text:p>
      <text:p text:style-name="P1"><text:s text:c="3"/>195.892 <text:s text:c="2"/>218.155 <text:s text:c="2"/>271.358 <text:s text:c="2"/>286.413 <text:s text:c="2"/>467.251 <text:s text:c="2"/>467.251 <text:s text:c="2"/>489.514 <text:s text:c="2"/>489.514 <text:s text:c="2"/>541.682 <text:s text:c="2"/>557.772 <text:s text:c="2"/>557.772 <text:s text:c="2"/>813.041 <text:s text:c="2"/>813.041 <text:s/></text:p>
      <text:p text:style-name="P1"/>
      <text:p text:style-name="P1"><text:s text:c="2"/>133.641 <text:s text:c="2"/>142.165 <text:s text:c="2"/>157.613 <text:s text:c="4"/>0.000 <text:s text:c="4"/>0.000 <text:s text:c="2"/>-87.033 <text:s/></text:p>
      <text:p text:style-name="P1"><text:soft-page-break/><text:s text:c="3"/>133.641 <text:s text:c="2"/>142.165 <text:s text:c="2"/>157.613 <text:s text:c="2"/>188.773 <text:s text:c="2"/>291.254 <text:s text:c="2"/>291.254 <text:s text:c="2"/>299.778 <text:s text:c="2"/>299.778 <text:s text:c="2"/>346.386 <text:s text:c="2"/>346.386 <text:s text:c="2"/>362.838 <text:s text:c="2"/>520.451 <text:s text:c="2"/>520.451 <text:s/></text:p>
      <text:p text:style-name="P1"/>
      <text:p text:style-name="P1"><text:s text:c="2"/>150.849 <text:s text:c="2"/>189.040 <text:s text:c="2"/>191.414 <text:s text:c="3"/>-0.000 <text:s text:c="4"/>0.000 <text:s/>-117.857 </text:p>
      <text:p text:style-name="P1"><text:s text:c="2"/>148.593 <text:s text:c="2"/>175.194 <text:s text:c="2"/>201.818 <text:s text:c="3"/>-0.000 <text:s text:c="4"/>0.000 <text:s text:c="2"/>-78.670 </text:p>
      <text:p text:style-name="P1"><text:s text:c="2"/>193.153 <text:s text:c="2"/>206.787 <text:s text:c="2"/>208.141 <text:s text:c="3"/>-0.000 <text:s text:c="4"/>0.000 <text:s text:c="2"/>-86.926 </text:p>
      <text:p text:style-name="P1"><text:s text:c="2"/>212.587 <text:s text:c="2"/>215.606 <text:s text:c="2"/>220.143 <text:s text:c="3"/>-0.000 <text:s text:c="4"/>0.000 <text:s/>-188.195 </text:p>
      <text:p text:style-name="P1"><text:s text:c="2"/>149.684 <text:s text:c="2"/>203.715 <text:s text:c="2"/>222.398 <text:s text:c="3"/>-0.000 <text:s text:c="4"/>0.000 <text:s/>-123.669 </text:p>
      <text:p text:style-name="P1"><text:s text:c="2"/>120.499 <text:s text:c="2"/>131.444 <text:s text:c="2"/>166.642 <text:s text:c="3"/>-0.000 <text:s text:c="4"/>0.000 <text:s text:c="2"/>-61.315 </text:p>
      <text:p text:style-name="P1"><text:s text:c="2"/>152.493 <text:s text:c="2"/>159.113 <text:s text:c="2"/>197.573 <text:s text:c="4"/>0.000 <text:s text:c="4"/>0.000 <text:s/>-100.216 </text:p>
      <text:p text:style-name="P1"/>
      <text:p text:style-name="P1">item 63 <text:s/>Key= 35b (53C) <text:s/>count=2211180</text:p>
      <text:p text:style-name="P1">35b 53C <text:s/>mP [r, s, t, 0, 0, u] <text:s/>[r,s,-u+s+r,t,t+r,t+r,t+s]</text:p>
      <text:p text:style-name="P1">largest eigenvalue 1.38676e+06 vector = <text:s/>-0.130202<text:tab/>-0.157245<text:tab/>-0.184449<text:tab/>-0.240688<text:tab/>-0.516143<text:tab/>-0.539527<text:tab/>-0.555767<text:tab/></text:p>
      <text:p text:style-name="P1"><text:s/>next eigenvalue <text:s/>305953 </text:p>
      <text:p text:style-name="P1"/>
      <text:p text:style-name="P1"><text:s text:c="2"/>103.159 <text:s text:c="2"/>163.076 <text:s text:c="2"/>207.678 <text:s text:c="3"/>-0.000 <text:s text:c="4"/>0.000 <text:s text:c="2"/>-62.392 <text:s/></text:p>
      <text:p text:style-name="P1"><text:s text:c="3"/>103.159 <text:s text:c="2"/>163.076 <text:s text:c="2"/>203.842 <text:s text:c="2"/>207.678 <text:s text:c="2"/>310.837 <text:s text:c="2"/>310.837 <text:s text:c="2"/>328.626 <text:s text:c="2"/>370.754 <text:s text:c="2"/>370.754 <text:s text:c="2"/>411.521 <text:s text:c="2"/>411.521 <text:s text:c="2"/>536.305 <text:s text:c="2"/>536.305 <text:s/></text:p>
      <text:p text:style-name="P1"/>
      <text:p text:style-name="P1"><text:s text:c="2"/>199.310 <text:s text:c="2"/>215.464 <text:s text:c="2"/>629.405 <text:s text:c="3"/>-0.000 <text:s text:c="4"/>0.000 <text:s/>-124.259 <text:s/></text:p>
      <text:p text:style-name="P1"><text:s text:c="3"/>199.310 <text:s text:c="2"/>215.464 <text:s text:c="2"/>290.515 <text:s text:c="2"/>539.033 <text:s text:c="2"/>629.405 <text:s text:c="2"/>828.715 <text:s text:c="2"/>828.715 <text:s text:c="2"/>844.868 <text:s text:c="2"/>844.868 <text:s text:c="2"/>919.919 <text:s text:c="2"/>919.919 <text:s/>1168.438 <text:s/>1168.438 <text:s/></text:p>
      <text:p text:style-name="P1"/>
      <text:p text:style-name="P1"><text:s text:c="2"/>138.121 <text:s text:c="2"/>220.710 <text:s text:c="2"/>264.510 <text:s text:c="3"/>-0.000 <text:s text:c="4"/>0.000 <text:s/>-100.046 </text:p>
      <text:p text:style-name="P1"><text:s text:c="3"/>88.015 <text:s text:c="2"/>146.641 <text:s text:c="2"/>231.446 <text:s text:c="3"/>-0.000 <text:s text:c="4"/>0.000 <text:s text:c="2"/>-66.915 </text:p>
      <text:p text:style-name="P1"><text:s text:c="2"/>121.512 <text:s text:c="2"/>138.862 <text:s text:c="2"/>156.468 <text:s text:c="3"/>-0.000 <text:s text:c="4"/>0.000 <text:s/>-114.841 </text:p>
      <text:p text:style-name="P1"><text:s text:c="2"/>150.243 <text:s text:c="2"/>184.906 <text:s text:c="2"/>315.055 <text:s text:c="4"/>0.000 <text:s text:c="4"/>0.000 <text:s/>-146.513 </text:p>
      <text:p text:style-name="P1"><text:s text:c="2"/>162.908 <text:s text:c="2"/>250.276 <text:s text:c="2"/>289.959 <text:s text:c="3"/>-0.000 <text:s text:c="4"/>0.000 <text:s/>-155.004 </text:p>
      <text:p text:style-name="P1"><text:s text:c="3"/>67.927 <text:s text:c="3"/>76.388 <text:s text:c="2"/>153.212 <text:s text:c="3"/>-0.000 <text:s text:c="4"/>0.000 <text:s text:c="2"/>-40.777 </text:p>
      <text:p text:style-name="P1"><text:s text:c="2"/>107.461 <text:s text:c="2"/>115.922 <text:s text:c="2"/>240.278 <text:s text:c="3"/>-0.000 <text:s text:c="4"/>0.000 <text:s text:c="2"/>-24.236 </text:p>
      <text:p text:style-name="P1"/>
      <text:p text:style-name="P1">item 64 <text:s/>Key= 35c (53C) <text:s/>count=1614854</text:p>
      <text:p text:style-name="P1">35c 53C <text:s/>mP [r, s, t, 0, 0, u] <text:s/>[r,s,t,-u+s+r,u+s+r,t+r,t+r]</text:p>
      <text:p text:style-name="P1">largest eigenvalue 905686 vector = <text:s/>-0.199153<text:tab/>-0.247871<text:tab/>-0.277346<text:tab/>-0.325339<text:tab/>-0.476498<text:tab/>-0.476498<text:tab/>-0.51189<text:tab/></text:p>
      <text:p text:style-name="P1"><text:s/>next eigenvalue <text:s/>37865.1 </text:p>
      <text:p text:style-name="P1"/>
      <text:p text:style-name="P1"><text:s text:c="2"/>126.408 <text:s text:c="2"/>156.359 <text:s text:c="2"/>192.004 <text:s text:c="3"/>-0.000 <text:s text:c="4"/>0.000 <text:s text:c="2"/>-51.906 <text:s/></text:p>
      <text:p text:style-name="P1"><text:s text:c="3"/>126.408 <text:s text:c="2"/>156.359 <text:s text:c="2"/>192.004 <text:s text:c="2"/>230.860 <text:s text:c="2"/>318.412 <text:s text:c="2"/>318.412 <text:s text:c="2"/>334.672 <text:s text:c="2"/>348.363 <text:s text:c="2"/>348.363 <text:s text:c="2"/>422.864 <text:s text:c="2"/>422.864 <text:s text:c="2"/>526.676 <text:s text:c="2"/>526.676 <text:s/></text:p>
      <text:p text:style-name="P1"/>
      <text:p text:style-name="P1"><text:s text:c="3"/>90.426 <text:s text:c="2"/>132.316 <text:s text:c="2"/>145.128 <text:s text:c="3"/>-0.000 <text:s text:c="4"/>0.000 <text:s text:c="2"/>-51.625 <text:s/></text:p>
      <text:p text:style-name="P1"><text:s text:c="4"/>90.426 <text:s text:c="2"/>132.316 <text:s text:c="2"/>145.128 <text:s text:c="2"/>171.117 <text:s text:c="2"/>235.554 <text:s text:c="2"/>235.554 <text:s text:c="2"/>274.368 <text:s text:c="2"/>277.444 <text:s text:c="2"/>277.444 <text:s text:c="2"/>316.245 <text:s text:c="2"/>316.245 <text:s text:c="2"/>419.495 <text:s text:c="2"/>419.495 <text:s/></text:p>
      <text:p text:style-name="P1"/>
      <text:p text:style-name="P1"><text:s text:c="2"/>195.892 <text:s text:c="2"/>218.155 <text:s text:c="2"/>271.358 <text:s text:c="3"/>-0.000 <text:s text:c="4"/>0.000 <text:s/>-127.635 </text:p>
      <text:p text:style-name="P1"><text:s text:c="3"/>90.970 <text:s text:c="2"/>163.256 <text:s text:c="2"/>179.577 <text:s text:c="3"/>-0.000 <text:s text:c="4"/>0.000 <text:s text:c="2"/>-25.880 </text:p>
      <text:p text:style-name="P1"><text:s text:c="2"/>133.641 <text:s text:c="2"/>142.165 <text:s text:c="2"/>157.613 <text:s text:c="4"/>0.000 <text:s text:c="4"/>0.000 <text:s text:c="2"/>-87.033 </text:p>
      <text:p text:style-name="P1"><text:s text:c="2"/>150.849 <text:s text:c="2"/>189.040 <text:s text:c="2"/>191.414 <text:s text:c="3"/>-0.000 <text:s text:c="4"/>0.000 <text:s/>-117.857 </text:p>
      <text:p text:style-name="P1"><text:s text:c="3"/>61.614 <text:s text:c="3"/>91.014 <text:s text:c="2"/>105.891 <text:s text:c="3"/>-0.000 <text:s text:c="4"/>0.000 <text:s text:c="2"/>-23.566 </text:p>
      <text:p text:style-name="P1"><text:s text:c="3"/>88.884 <text:s text:c="2"/>158.992 <text:s text:c="2"/>193.232 <text:s text:c="3"/>-0.000 <text:s text:c="4"/>0.000 <text:s text:c="2"/>-53.405 </text:p>
      <text:p text:style-name="P1"><text:s text:c="2"/>148.593 <text:s text:c="2"/>175.194 <text:s text:c="2"/>201.818 <text:s text:c="3"/>-0.000 <text:s text:c="4"/>0.000 <text:s text:c="2"/>-78.670 </text:p>
      <text:p text:style-name="P1"/>
      <text:p text:style-name="P1">item 65 <text:s/>Key= 35d (53C) <text:s/>count=774551</text:p>
      <text:p text:style-name="P1">35d 53C <text:s/>mP [r, s, t, 0, 0, u] <text:s/>[r,s,-u+s+r,t,u+s+r,t+r,t+r]</text:p>
      <text:p text:style-name="P1">largest eigenvalue 624127 vector = <text:s/>-0.155115<text:tab/>-0.203639<text:tab/>-0.264507<text:tab/>-0.359644<text:tab/>-0.452999<text:tab/>-0.514759<text:tab/>-0.514759<text:tab/></text:p>
      <text:p text:style-name="P1"><text:s/>next eigenvalue <text:s/>36003 </text:p>
      <text:p text:style-name="P1"/>
      <text:p text:style-name="P1"><text:s text:c="3"/>88.015 <text:s text:c="2"/>146.641 <text:s text:c="2"/>231.446 <text:s text:c="3"/>-0.000 <text:s text:c="4"/>0.000 <text:s text:c="2"/>-66.915 <text:s/></text:p>
      <text:p text:style-name="P1"><text:s text:c="4"/>88.015 <text:s text:c="2"/>146.641 <text:s text:c="2"/>167.742 <text:s text:c="2"/>231.446 <text:s text:c="2"/>301.572 <text:s text:c="2"/>319.462 <text:s text:c="2"/>319.462 <text:s text:c="2"/>378.088 <text:s text:c="2"/>378.088 <text:s text:c="2"/>399.188 <text:s text:c="2"/>399.188 <text:s text:c="2"/>533.018 <text:s text:c="2"/>533.018 <text:s/></text:p>
      <text:p text:style-name="P1"/>
      <text:p text:style-name="P1"><text:s text:c="3"/>67.927 <text:s text:c="3"/>76.388 <text:s text:c="2"/>153.212 <text:s text:c="3"/>-0.000 <text:s text:c="4"/>0.000 <text:s text:c="2"/>-40.777 <text:s/></text:p>
      <text:p text:style-name="P1"><text:s text:c="4"/>67.927 <text:s text:c="3"/>76.388 <text:s text:c="2"/>103.537 <text:s text:c="2"/>153.212 <text:s text:c="2"/>185.092 <text:s text:c="2"/>221.139 <text:s text:c="2"/>221.139 <text:s text:c="2"/>229.601 <text:s text:c="2"/>229.601 <text:s text:c="2"/>256.750 <text:s text:c="2"/>256.750 <text:s text:c="2"/>338.305 <text:s text:c="2"/>338.305 <text:s/></text:p>
      <text:p text:style-name="P1"/>
      <text:p text:style-name="P1"><text:s text:c="2"/>107.461 <text:s text:c="2"/>115.922 <text:s text:c="2"/>240.278 <text:s text:c="3"/>-0.000 <text:s text:c="4"/>0.000 <text:s text:c="2"/>-24.236 </text:p>
      <text:p text:style-name="P1"><text:s text:c="3"/>31.523 <text:s text:c="2"/>122.556 <text:s text:c="2"/>164.155 <text:s text:c="4"/>0.000 <text:s text:c="4"/>0.000 <text:s text:c="2"/>-25.078 </text:p>
      <text:p text:style-name="P1"><text:s text:c="3"/>81.208 <text:s text:c="2"/>139.749 <text:s text:c="2"/>213.388 <text:s text:c="3"/>-0.000 <text:s text:c="4"/>0.000 <text:s text:c="2"/>-39.546 </text:p>
      <text:p text:style-name="P1"><text:s text:c="2"/>138.555 <text:s text:c="2"/>140.958 <text:s text:c="2"/>245.592 <text:s text:c="3"/>-0.000 <text:s text:c="4"/>0.000 <text:s text:c="2"/>-75.871 </text:p>
      <text:p text:style-name="P1"><text:s text:c="3"/>42.726 <text:s text:c="3"/>53.842 <text:s text:c="2"/>102.633 <text:s text:c="3"/>-0.000 <text:s text:c="4"/>0.000 <text:s text:c="2"/>-16.646 </text:p>
      <text:p text:style-name="P1"><text:s text:c="3"/>97.910 <text:s text:c="2"/>123.018 <text:s text:c="2"/>209.620 <text:s text:c="3"/>-0.000 <text:s text:c="4"/>0.000 <text:s text:c="2"/>-66.063 </text:p>
      <text:p text:style-name="P1"><text:s text:c="2"/>106.493 <text:s text:c="2"/>124.720 <text:s text:c="2"/>187.930 <text:s text:c="3"/>-0.000 <text:s text:c="4"/>0.000 <text:s text:c="2"/>-50.939 </text:p>
      <text:p text:style-name="P1"/>
      <text:p text:style-name="P1">item 66 <text:s/>Key= 36a (50A) <text:s/>count=984360</text:p>
      <text:p text:style-name="P1">36a 50A <text:s/>oC [r,s, t, 0, -r, 0) <text:s/>[r,s,t,s+r,s+r,t+r,t+r]</text:p>
      <text:p text:style-name="P1">largest eigenvalue 692633 vector = <text:s/>-0.0971887<text:tab/>-0.329929<text:tab/>-0.3483<text:tab/>-0.37405<text:tab/>-0.435811<text:tab/>-0.435811<text:tab/>-0.490522<text:tab/></text:p>
      <text:p text:style-name="P1"><text:soft-page-break/><text:s/>next eigenvalue <text:s/>54735.4 </text:p>
      <text:p text:style-name="P1"/>
      <text:p text:style-name="P1"><text:s text:c="3"/>78.750 <text:s text:c="2"/>163.256 <text:s text:c="2"/>179.577 <text:s text:c="4"/>0.000 <text:s text:c="2"/>-78.750 <text:s text:c="4"/>0.000 <text:s/></text:p>
      <text:p text:style-name="P1"><text:s text:c="4"/>78.750 <text:s text:c="2"/>163.256 <text:s text:c="2"/>179.577 <text:s text:c="2"/>179.577 <text:s text:c="2"/>242.006 <text:s text:c="2"/>242.006 <text:s text:c="2"/>337.077 <text:s text:c="2"/>342.833 <text:s text:c="2"/>342.833 <text:s text:c="2"/>342.833 <text:s text:c="2"/>342.833 <text:s text:c="2"/>500.333 <text:s text:c="2"/>500.333 <text:s/></text:p>
      <text:p text:style-name="P1"/>
      <text:p text:style-name="P1"><text:s text:c="3"/>46.213 <text:s text:c="2"/>136.232 <text:s text:c="2"/>143.025 <text:s text:c="4"/>0.000 <text:s text:c="4"/>0.000 <text:s text:c="2"/>-46.213 <text:s/></text:p>
      <text:p text:style-name="P1"><text:s text:c="4"/>46.213 <text:s text:c="2"/>136.232 <text:s text:c="2"/>136.232 <text:s text:c="2"/>143.025 <text:s text:c="2"/>189.238 <text:s text:c="2"/>189.238 <text:s text:c="2"/>228.657 <text:s text:c="2"/>279.257 <text:s text:c="2"/>279.257 <text:s text:c="2"/>279.257 <text:s text:c="2"/>279.257 <text:s text:c="2"/>371.682 <text:s text:c="2"/>371.682 <text:s/></text:p>
      <text:p text:style-name="P1"/>
      <text:p text:style-name="P1"><text:s text:c="3"/>47.401 <text:s text:c="2"/>139.636 <text:s text:c="2"/>160.231 <text:s text:c="4"/>0.000 <text:s text:c="4"/>0.000 <text:s text:c="2"/>-47.401 </text:p>
      <text:p text:style-name="P1"><text:s text:c="3"/>31.523 <text:s text:c="2"/>157.052 <text:s text:c="2"/>164.155 <text:s/>-157.052 <text:s text:c="4"/>0.000 <text:s text:c="4"/>0.000 </text:p>
      <text:p text:style-name="P1"><text:s text:c="3"/>34.595 <text:s text:c="3"/>87.429 <text:s text:c="3"/>87.429 <text:s text:c="2"/>-52.537 <text:s text:c="3"/>-0.000 <text:s text:c="4"/>0.000 </text:p>
      <text:p text:style-name="P1"><text:s text:c="3"/>34.366 <text:s text:c="2"/>175.140 <text:s text:c="2"/>181.017 <text:s text:c="4"/>0.000 <text:s text:c="4"/>0.000 <text:s text:c="2"/>-34.366 </text:p>
      <text:p text:style-name="P1"><text:s text:c="3"/>27.997 <text:s text:c="2"/>168.722 <text:s text:c="2"/>174.268 <text:s text:c="4"/>0.000 <text:s text:c="4"/>0.000 <text:s text:c="2"/>-27.997 </text:p>
      <text:p text:style-name="P1"><text:s text:c="3"/>72.118 <text:s text:c="2"/>146.386 <text:s text:c="2"/>146.386 <text:s text:c="2"/>-56.600 <text:s text:c="3"/>-0.000 <text:s text:c="4"/>0.000 </text:p>
      <text:p text:style-name="P1"><text:s text:c="3"/>55.347 <text:s text:c="2"/>140.311 <text:s text:c="2"/>148.312 <text:s text:c="4"/>0.000 <text:s text:c="4"/>0.000 <text:s text:c="2"/>-55.347 </text:p>
      <text:p text:style-name="P1"/>
      <text:p text:style-name="P1">item 67 <text:s/>Key= 36b (50A) <text:s/>count=726456</text:p>
      <text:p text:style-name="P1">36b 50A <text:s/>oC [r,s, t, 0, -r, 0) <text:s/>[r,s,t,s+r,s+r,-u+t+s,t+r]</text:p>
      <text:p text:style-name="P1">largest eigenvalue 1.25813e+06 vector = <text:s/>-0.0994765<text:tab/>-0.143837<text:tab/>-0.226358<text:tab/>-0.25342<text:tab/>-0.486462<text:tab/>-0.50377<text:tab/>-0.602931<text:tab/></text:p>
      <text:p text:style-name="P1"><text:s/>next eigenvalue <text:s/>199125 </text:p>
      <text:p text:style-name="P1"/>
      <text:p text:style-name="P1"><text:s text:c="2"/>215.464 <text:s text:c="2"/>400.760 <text:s text:c="2"/>629.405 <text:s/>-400.760 <text:s text:c="4"/>0.000 <text:s text:c="4"/>0.000 <text:s/></text:p>
      <text:p text:style-name="P1"><text:s text:c="3"/>215.464 <text:s text:c="2"/>400.760 <text:s text:c="2"/>616.224 <text:s text:c="2"/>616.224 <text:s text:c="2"/>629.405 <text:s text:c="2"/>629.405 <text:s text:c="2"/>844.868 <text:s text:c="2"/>844.868 <text:s text:c="2"/>844.868 <text:s text:c="2"/>844.868 <text:s/>1430.924 <text:s/>1646.388 <text:s/>1646.388 <text:s/></text:p>
      <text:p text:style-name="P1"/>
      <text:p text:style-name="P1"><text:s text:c="2"/>134.510 <text:s text:c="2"/>134.510 <text:s text:c="2"/>419.303 <text:s text:c="4"/>0.000 <text:s text:c="4"/>0.000 <text:s text:c="3"/>-3.452 <text:s/></text:p>
      <text:p text:style-name="P1"><text:s text:c="3"/>134.510 <text:s text:c="2"/>134.510 <text:s text:c="2"/>265.569 <text:s text:c="2"/>272.472 <text:s text:c="2"/>419.303 <text:s text:c="2"/>553.813 <text:s text:c="2"/>553.813 <text:s text:c="2"/>553.813 <text:s text:c="2"/>553.813 <text:s text:c="2"/>684.872 <text:s text:c="2"/>684.872 <text:s text:c="2"/>691.775 <text:s text:c="2"/>691.775 <text:s/></text:p>
      <text:p text:style-name="P1"/>
      <text:p text:style-name="P1"><text:s text:c="3"/>42.804 <text:s text:c="3"/>51.454 <text:s text:c="2"/>166.082 <text:s text:c="4"/>0.000 <text:s text:c="4"/>0.000 <text:s text:c="2"/>-42.804 </text:p>
      <text:p text:style-name="P1"><text:s text:c="2"/>136.415 <text:s text:c="2"/>150.243 <text:s text:c="2"/>315.055 <text:s text:c="4"/>0.000 <text:s/>-136.415 <text:s text:c="4"/>0.000 </text:p>
      <text:p text:style-name="P1"><text:s text:c="3"/>71.700 <text:s text:c="2"/>113.542 <text:s text:c="2"/>189.780 <text:s text:c="4"/>0.000 <text:s text:c="4"/>0.000 <text:s text:c="2"/>-71.700 </text:p>
      <text:p text:style-name="P1"><text:s text:c="3"/>92.007 <text:s text:c="3"/>97.910 <text:s text:c="2"/>209.620 <text:s text:c="4"/>0.000 <text:s text:c="2"/>-92.007 <text:s text:c="4"/>0.000 </text:p>
      <text:p text:style-name="P1"><text:s text:c="2"/>198.089 <text:s text:c="2"/>357.062 <text:s text:c="2"/>596.087 <text:s/>-357.062 <text:s text:c="4"/>0.000 <text:s text:c="4"/>0.000 </text:p>
      <text:p text:style-name="P1"><text:s text:c="2"/>144.450 <text:s text:c="2"/>144.450 <text:s text:c="2"/>291.046 <text:s text:c="3"/>-0.000 <text:s text:c="4"/>0.000 <text:s text:c="2"/>-78.314 </text:p>
      <text:p text:style-name="P1"><text:s text:c="3"/>99.167 <text:s text:c="2"/>160.020 <text:s text:c="2"/>275.996 <text:s text:c="4"/>0.000 <text:s text:c="4"/>0.000 <text:s text:c="2"/>-99.167 </text:p>
      <text:p text:style-name="P1"/>
      <text:p text:style-name="P1">item 68 <text:s/>Key= 36c (50A) <text:s/>count=984360</text:p>
      <text:p text:style-name="P1">36c 50A <text:s/>oC [r,s, t, 0, -r, 0) <text:s/>[r,s,t,-u+t+s,s+r,s+r,t+r]</text:p>
      <text:p text:style-name="P1">largest eigenvalue 692633 vector = <text:s/>-0.0971887<text:tab/>-0.329929<text:tab/>-0.3483<text:tab/>-0.37405<text:tab/>-0.435811<text:tab/>-0.435811<text:tab/>-0.490522<text:tab/></text:p>
      <text:p text:style-name="P1"><text:s/>next eigenvalue <text:s/>54735.4 </text:p>
      <text:p text:style-name="P1"/>
      <text:p text:style-name="P1"><text:s text:c="3"/>78.750 <text:s text:c="2"/>163.256 <text:s text:c="2"/>179.577 <text:s text:c="4"/>0.000 <text:s text:c="2"/>-78.750 <text:s text:c="4"/>0.000 <text:s/></text:p>
      <text:p text:style-name="P1"><text:s text:c="4"/>78.750 <text:s text:c="2"/>163.256 <text:s text:c="2"/>179.577 <text:s text:c="2"/>179.577 <text:s text:c="2"/>242.006 <text:s text:c="2"/>242.006 <text:s text:c="2"/>337.077 <text:s text:c="2"/>342.833 <text:s text:c="2"/>342.833 <text:s text:c="2"/>342.833 <text:s text:c="2"/>342.833 <text:s text:c="2"/>500.333 <text:s text:c="2"/>500.333 <text:s/></text:p>
      <text:p text:style-name="P1"/>
      <text:p text:style-name="P1"><text:s text:c="3"/>46.213 <text:s text:c="2"/>136.232 <text:s text:c="2"/>143.025 <text:s text:c="4"/>0.000 <text:s text:c="4"/>0.000 <text:s text:c="2"/>-46.213 <text:s/></text:p>
      <text:p text:style-name="P1"><text:s text:c="4"/>46.213 <text:s text:c="2"/>136.232 <text:s text:c="2"/>136.232 <text:s text:c="2"/>143.025 <text:s text:c="2"/>189.238 <text:s text:c="2"/>189.238 <text:s text:c="2"/>228.657 <text:s text:c="2"/>279.257 <text:s text:c="2"/>279.257 <text:s text:c="2"/>279.257 <text:s text:c="2"/>279.257 <text:s text:c="2"/>371.682 <text:s text:c="2"/>371.682 <text:s/></text:p>
      <text:p text:style-name="P1"/>
      <text:p text:style-name="P1"><text:s text:c="3"/>47.401 <text:s text:c="2"/>139.636 <text:s text:c="2"/>160.231 <text:s text:c="4"/>0.000 <text:s text:c="4"/>0.000 <text:s text:c="2"/>-47.401 </text:p>
      <text:p text:style-name="P1"><text:s text:c="3"/>31.523 <text:s text:c="2"/>157.052 <text:s text:c="2"/>164.155 <text:s/>-157.052 <text:s text:c="4"/>0.000 <text:s text:c="4"/>0.000 </text:p>
      <text:p text:style-name="P1"><text:s text:c="3"/>34.595 <text:s text:c="3"/>87.429 <text:s text:c="3"/>87.429 <text:s text:c="2"/>-52.537 <text:s text:c="3"/>-0.000 <text:s text:c="4"/>0.000 </text:p>
      <text:p text:style-name="P1"><text:s text:c="3"/>34.366 <text:s text:c="2"/>175.140 <text:s text:c="2"/>181.017 <text:s text:c="4"/>0.000 <text:s text:c="4"/>0.000 <text:s text:c="2"/>-34.366 </text:p>
      <text:p text:style-name="P1"><text:s text:c="3"/>27.997 <text:s text:c="2"/>168.722 <text:s text:c="2"/>174.268 <text:s text:c="4"/>0.000 <text:s text:c="4"/>0.000 <text:s text:c="2"/>-27.997 </text:p>
      <text:p text:style-name="P1"><text:s text:c="3"/>72.118 <text:s text:c="2"/>146.386 <text:s text:c="2"/>146.386 <text:s text:c="2"/>-56.600 <text:s text:c="3"/>-0.000 <text:s text:c="4"/>0.000 </text:p>
      <text:p text:style-name="P1"><text:s text:c="3"/>55.347 <text:s text:c="2"/>140.311 <text:s text:c="2"/>148.312 <text:s text:c="4"/>0.000 <text:s text:c="4"/>0.000 <text:s text:c="2"/>-55.347 </text:p>
      <text:p text:style-name="P1"/>
      <text:p text:style-name="P1">item 69 <text:s/>Key= 36d (50A) <text:s/>count=1811045</text:p>
      <text:p text:style-name="P1">36d 50A <text:s/>oC [r,s, t, 0, -r, 0) <text:s/>[r,s,s+r,s+r,t,t+r,t+r]</text:p>
      <text:p text:style-name="P1">largest eigenvalue 2.26248e+06 vector = <text:s/>-0.0629379<text:tab/>-0.212003<text:tab/>-0.267609<text:tab/>-0.279807<text:tab/>-0.490048<text:tab/>-0.496752<text:tab/>-0.560604<text:tab/></text:p>
      <text:p text:style-name="P1"><text:s/>next eigenvalue <text:s/>323193 </text:p>
      <text:p text:style-name="P1"/>
      <text:p text:style-name="P1"><text:s text:c="3"/>27.154 <text:s text:c="2"/>111.066 <text:s text:c="2"/>180.139 <text:s text:c="4"/>0.000 <text:s text:c="4"/>0.000 <text:s text:c="2"/>-27.154 <text:s/></text:p>
      <text:p text:style-name="P1"><text:s text:c="4"/>27.154 <text:s text:c="2"/>111.066 <text:s text:c="2"/>111.066 <text:s text:c="2"/>165.374 <text:s text:c="2"/>180.139 <text:s text:c="2"/>207.292 <text:s text:c="2"/>207.292 <text:s text:c="2"/>291.205 <text:s text:c="2"/>291.205 <text:s text:c="2"/>291.205 <text:s text:c="2"/>291.205 <text:s text:c="2"/>345.512 <text:s text:c="2"/>345.512 <text:s/></text:p>
      <text:p text:style-name="P1"/>
      <text:p text:style-name="P1"><text:s text:c="2"/>215.464 <text:s text:c="2"/>400.760 <text:s text:c="2"/>629.405 <text:s/>-400.760 <text:s text:c="4"/>0.000 <text:s text:c="4"/>0.000 <text:s/></text:p>
      <text:p text:style-name="P1"><text:s text:c="3"/>215.464 <text:s text:c="2"/>400.760 <text:s text:c="2"/>616.224 <text:s text:c="2"/>616.224 <text:s text:c="2"/>629.405 <text:s text:c="2"/>629.405 <text:s text:c="2"/>844.868 <text:s text:c="2"/>844.868 <text:s text:c="2"/>844.868 <text:s text:c="2"/>844.868 <text:s/>1430.924 <text:s/>1646.388 <text:s/>1646.388 <text:s/></text:p>
      <text:p text:style-name="P1"/>
      <text:p text:style-name="P1"><text:s text:c="2"/>134.510 <text:s text:c="2"/>134.510 <text:s text:c="2"/>419.303 <text:s text:c="4"/>0.000 <text:s text:c="4"/>0.000 <text:s text:c="3"/>-3.452 </text:p>
      <text:p text:style-name="P1"><text:s text:c="3"/>42.804 <text:s text:c="3"/>51.454 <text:s text:c="2"/>166.082 <text:s text:c="4"/>0.000 <text:s text:c="4"/>0.000 <text:s text:c="2"/>-42.804 </text:p>
      <text:p text:style-name="P1"><text:s text:c="2"/>136.415 <text:s text:c="2"/>150.243 <text:s text:c="2"/>315.055 <text:s text:c="4"/>0.000 <text:s/>-136.415 <text:s text:c="4"/>0.000 </text:p>
      <text:p text:style-name="P1"><text:s text:c="3"/>11.784 <text:s text:c="2"/>103.537 <text:s text:c="2"/>153.212 <text:s text:c="4"/>0.000 <text:s text:c="2"/>-11.784 <text:s text:c="4"/>0.000 </text:p>
      <text:p text:style-name="P1"><text:s text:c="3"/>50.798 <text:s text:c="2"/>161.462 <text:s text:c="2"/>320.910 <text:s text:c="4"/>0.000 <text:s text:c="4"/>0.000 <text:s text:c="2"/>-50.798 </text:p>
      <text:p text:style-name="P1"><text:s text:c="3"/>44.121 <text:s text:c="2"/>139.749 <text:s text:c="2"/>213.388 <text:s text:c="4"/>0.000 <text:s text:c="2"/>-44.121 <text:s text:c="4"/>0.000 </text:p>
      <text:p text:style-name="P1"><text:s text:c="3"/>10.746 <text:s text:c="2"/>170.579 <text:s text:c="2"/>260.292 <text:s text:c="4"/>0.000 <text:s text:c="4"/>0.000 <text:s text:c="2"/>-10.746 </text:p>
      <text:p text:style-name="P1"><text:soft-page-break/></text:p>
      <text:p text:style-name="P1">item 70 <text:s/>Key= 38a (50B) <text:s/>count=6191814</text:p>
      <text:p text:style-name="P1">38a 50B <text:s/>oC [r, s, t, 0, 0, -r) <text:s/>[r,s,s,t,t+r,t+r,t+s]</text:p>
      <text:p text:style-name="P1">largest eigenvalue 1.84447e+06 vector = <text:s/>-0.210956<text:tab/>-0.243648<text:tab/>-0.272659<text:tab/>-0.312149<text:tab/>-0.480433<text:tab/>-0.483706<text:tab/>-0.509476<text:tab/></text:p>
      <text:p text:style-name="P1"><text:s/>next eigenvalue <text:s/>87748.2 </text:p>
      <text:p text:style-name="P1"/>
      <text:p text:style-name="P1"><text:s text:c="2"/>111.066 <text:s text:c="2"/>146.689 <text:s text:c="2"/>180.139 <text:s/>-146.689 <text:s text:c="4"/>0.000 <text:s text:c="4"/>0.000 <text:s/></text:p>
      <text:p text:style-name="P1"><text:s text:c="3"/>111.066 <text:s text:c="2"/>146.689 <text:s text:c="2"/>180.139 <text:s text:c="2"/>180.139 <text:s text:c="2"/>257.755 <text:s text:c="2"/>257.755 <text:s text:c="2"/>291.205 <text:s text:c="2"/>291.205 <text:s text:c="2"/>291.205 <text:s text:c="2"/>291.205 <text:s text:c="2"/>473.516 <text:s text:c="2"/>584.582 <text:s text:c="2"/>584.582 <text:s/></text:p>
      <text:p text:style-name="P1"/>
      <text:p text:style-name="P1"><text:s text:c="2"/>163.659 <text:s text:c="2"/>192.004 <text:s text:c="2"/>230.860 <text:s text:c="4"/>0.000 <text:s/>-163.659 <text:s text:c="4"/>0.000 <text:s/></text:p>
      <text:p text:style-name="P1"><text:s text:c="3"/>163.659 <text:s text:c="2"/>192.004 <text:s text:c="2"/>230.860 <text:s text:c="2"/>230.860 <text:s text:c="2"/>355.663 <text:s text:c="2"/>355.663 <text:s text:c="2"/>422.864 <text:s text:c="2"/>422.864 <text:s text:c="2"/>422.864 <text:s text:c="2"/>422.864 <text:s text:c="2"/>558.177 <text:s text:c="2"/>750.182 <text:s text:c="2"/>750.182 <text:s/></text:p>
      <text:p text:style-name="P1"/>
      <text:p text:style-name="P1"><text:s text:c="3"/>90.426 <text:s text:c="3"/>90.426 <text:s text:c="2"/>145.128 <text:s text:c="3"/>-0.000 <text:s text:c="4"/>0.000 <text:s text:c="2"/>-30.680 </text:p>
      <text:p text:style-name="P1"><text:s text:c="2"/>168.970 <text:s text:c="2"/>185.260 <text:s text:c="2"/>272.768 <text:s text:c="4"/>0.000 <text:s/>-168.970 <text:s text:c="4"/>0.000 </text:p>
      <text:p text:style-name="P1"><text:s text:c="2"/>167.742 <text:s text:c="2"/>167.742 <text:s text:c="2"/>231.446 <text:s text:c="3"/>-0.000 <text:s text:c="4"/>0.000 <text:s/>-148.979 </text:p>
      <text:p text:style-name="P1"><text:s text:c="2"/>153.276 <text:s text:c="2"/>197.958 <text:s text:c="2"/>197.958 <text:s/>-169.834 <text:s text:c="3"/>-0.000 <text:s text:c="4"/>0.000 </text:p>
      <text:p text:style-name="P1"><text:s text:c="2"/>126.249 <text:s text:c="2"/>201.108 <text:s text:c="2"/>201.108 <text:s/>-118.068 <text:s text:c="3"/>-0.000 <text:s text:c="4"/>0.000 </text:p>
      <text:p text:style-name="P1"><text:s text:c="2"/>195.892 <text:s text:c="2"/>195.892 <text:s text:c="2"/>271.358 <text:s text:c="3"/>-0.000 <text:s text:c="4"/>0.000 <text:s/>-116.503 </text:p>
      <text:p text:style-name="P1"><text:s text:c="2"/>124.873 <text:s text:c="2"/>158.779 <text:s text:c="2"/>158.779 <text:s/>-155.673 <text:s text:c="3"/>-0.000 <text:s text:c="4"/>0.000 </text:p>
      <text:p text:style-name="P1"/>
      <text:p text:style-name="P1">item 71 <text:s/>Key= 38b (50B) <text:s/>count=1504207</text:p>
      <text:p text:style-name="P1">38b 50B <text:s/>oC [r, s, t, 0, 0, -r) <text:s/>[r,s,s,t,t+r,t+r,s+2r]</text:p>
      <text:p text:style-name="P1">largest eigenvalue 833496 vector = <text:s/>-0.120932<text:tab/>-0.300369<text:tab/>-0.336456<text:tab/>-0.363348<text:tab/>-0.437405<text:tab/>-0.437405<text:tab/>-0.516994<text:tab/></text:p>
      <text:p text:style-name="P1"><text:s/>next eigenvalue <text:s/>68848.3 </text:p>
      <text:p text:style-name="P1"/>
      <text:p text:style-name="P1"><text:s text:c="3"/>59.055 <text:s text:c="2"/>108.213 <text:s text:c="2"/>139.622 <text:s text:c="4"/>0.000 <text:s text:c="4"/>0.000 <text:s text:c="2"/>-59.055 <text:s/></text:p>
      <text:p text:style-name="P1"><text:s text:c="4"/>59.055 <text:s text:c="2"/>108.213 <text:s text:c="2"/>108.213 <text:s text:c="2"/>139.622 <text:s text:c="2"/>198.677 <text:s text:c="2"/>198.677 <text:s text:c="2"/>226.322 <text:s text:c="2"/>247.835 <text:s text:c="2"/>247.835 <text:s text:c="2"/>247.835 <text:s text:c="2"/>247.835 <text:s text:c="2"/>365.944 <text:s text:c="2"/>365.944 <text:s/></text:p>
      <text:p text:style-name="P1"/>
      <text:p text:style-name="P1"><text:s text:c="3"/>64.153 <text:s text:c="2"/>179.269 <text:s text:c="2"/>215.210 <text:s text:c="4"/>0.000 <text:s text:c="2"/>-64.153 <text:s text:c="4"/>0.000 <text:s/></text:p>
      <text:p text:style-name="P1"><text:s text:c="4"/>64.153 <text:s text:c="2"/>179.269 <text:s text:c="2"/>215.210 <text:s text:c="2"/>215.210 <text:s text:c="2"/>243.422 <text:s text:c="2"/>243.422 <text:s text:c="2"/>343.516 <text:s text:c="2"/>394.479 <text:s text:c="2"/>394.479 <text:s text:c="2"/>394.479 <text:s text:c="2"/>394.479 <text:s text:c="2"/>522.785 <text:s text:c="2"/>522.785 <text:s/></text:p>
      <text:p text:style-name="P1"/>
      <text:p text:style-name="P1"><text:s text:c="3"/>51.454 <text:s text:c="2"/>142.282 <text:s text:c="2"/>166.082 <text:s/>-142.282 <text:s text:c="4"/>0.000 <text:s text:c="4"/>0.000 </text:p>
      <text:p text:style-name="P1"><text:s text:c="3"/>77.430 <text:s text:c="2"/>273.531 <text:s text:c="2"/>323.060 <text:s text:c="4"/>0.000 <text:s text:c="2"/>-77.430 <text:s text:c="4"/>0.000 </text:p>
      <text:p text:style-name="P1"><text:s text:c="3"/>32.545 <text:s text:c="2"/>163.256 <text:s text:c="2"/>179.577 <text:s text:c="4"/>0.000 <text:s text:c="4"/>0.000 <text:s text:c="2"/>-32.545 </text:p>
      <text:p text:style-name="P1"><text:s text:c="3"/>49.698 <text:s text:c="2"/>136.232 <text:s text:c="2"/>143.025 <text:s text:c="4"/>0.000 <text:s text:c="2"/>-49.698 <text:s text:c="4"/>0.000 </text:p>
      <text:p text:style-name="P1"><text:s text:c="3"/>32.216 <text:s text:c="2"/>178.083 <text:s text:c="2"/>202.879 <text:s text:c="4"/>0.000 <text:s text:c="4"/>0.000 <text:s text:c="2"/>-32.216 </text:p>
      <text:p text:style-name="P1"><text:s text:c="3"/>19.375 <text:s text:c="2"/>112.298 <text:s text:c="2"/>131.295 <text:s text:c="4"/>0.000 <text:s text:c="4"/>0.000 <text:s text:c="2"/>-19.375 </text:p>
      <text:p text:style-name="P1"><text:s text:c="2"/>144.450 <text:s text:c="2"/>257.196 <text:s text:c="2"/>291.046 <text:s/>-257.196 <text:s text:c="4"/>0.000 <text:s text:c="4"/>0.000 </text:p>
      <text:p text:style-name="P1"/>
      <text:p text:style-name="P1">item 72 <text:s/>Key= 38c (50B) <text:s/>count=982165</text:p>
      <text:p text:style-name="P1">38c 50B <text:s/>oC [r, s, t, 0, 0, -r) <text:s/>[r,s,s,t,s+2r,t+r,t+r]</text:p>
      <text:p text:style-name="P1">largest eigenvalue 713770 vector = <text:s/>-0.128548<text:tab/>-0.219653<text:tab/>-0.300398<text:tab/>-0.368883<text:tab/>-0.432435<text:tab/>-0.470044<text:tab/>-0.54861<text:tab/></text:p>
      <text:p text:style-name="P1"><text:s/>next eigenvalue <text:s/>72890 </text:p>
      <text:p text:style-name="P1"/>
      <text:p text:style-name="P1"><text:s text:c="2"/>150.243 <text:s text:c="2"/>150.243 <text:s text:c="2"/>315.055 <text:s text:c="3"/>-0.000 <text:s text:c="4"/>0.000 <text:s/>-134.776 <text:s/></text:p>
      <text:p text:style-name="P1"><text:s text:c="3"/>150.243 <text:s text:c="2"/>150.243 <text:s text:c="2"/>165.709 <text:s text:c="2"/>315.055 <text:s text:c="2"/>435.261 <text:s text:c="2"/>465.297 <text:s text:c="2"/>465.297 <text:s text:c="2"/>465.297 <text:s text:c="2"/>465.297 <text:s text:c="2"/>480.764 <text:s text:c="2"/>480.764 <text:s text:c="2"/>750.316 <text:s text:c="2"/>750.316 <text:s/></text:p>
      <text:p text:style-name="P1"/>
      <text:p text:style-name="P1"><text:s text:c="3"/>34.595 <text:s text:c="3"/>34.595 <text:s text:c="3"/>87.429 <text:s text:c="3"/>-0.000 <text:s text:c="4"/>0.000 <text:s text:c="2"/>-24.342 <text:s/></text:p>
      <text:p text:style-name="P1"><text:s text:c="4"/>34.595 <text:s text:c="3"/>34.595 <text:s text:c="3"/>44.848 <text:s text:c="3"/>87.429 <text:s text:c="3"/>93.531 <text:s text:c="2"/>122.024 <text:s text:c="2"/>122.024 <text:s text:c="2"/>122.024 <text:s text:c="2"/>122.024 <text:s text:c="2"/>132.277 <text:s text:c="2"/>132.277 <text:s text:c="2"/>180.960 <text:s text:c="2"/>180.960 <text:s/></text:p>
      <text:p text:style-name="P1"/>
      <text:p text:style-name="P1"><text:s text:c="3"/>57.574 <text:s text:c="2"/>206.710 <text:s text:c="2"/>281.877 <text:s text:c="4"/>0.000 <text:s text:c="2"/>-57.574 <text:s text:c="4"/>0.000 </text:p>
      <text:p text:style-name="P1"><text:s text:c="3"/>48.262 <text:s text:c="2"/>148.593 <text:s text:c="2"/>201.818 <text:s text:c="4"/>0.000 <text:s text:c="4"/>0.000 <text:s text:c="2"/>-48.262 </text:p>
      <text:p text:style-name="P1"><text:s text:c="3"/>42.726 <text:s text:c="3"/>42.726 <text:s text:c="2"/>102.633 <text:s text:c="3"/>-0.000 <text:s text:c="4"/>0.000 <text:s text:c="2"/>-11.088 </text:p>
      <text:p text:style-name="P1"><text:s text:c="3"/>97.910 <text:s text:c="3"/>97.910 <text:s text:c="2"/>209.620 <text:s text:c="3"/>-0.000 <text:s text:c="4"/>0.000 <text:s text:c="2"/>-53.510 </text:p>
      <text:p text:style-name="P1"><text:s text:c="3"/>22.259 <text:s text:c="2"/>182.001 <text:s text:c="2"/>214.654 <text:s text:c="4"/>0.000 <text:s text:c="4"/>0.000 <text:s text:c="2"/>-22.259 </text:p>
      <text:p text:style-name="P1"><text:s text:c="3"/>72.118 <text:s text:c="3"/>72.118 <text:s text:c="2"/>146.386 <text:s text:c="3"/>-0.000 <text:s text:c="4"/>0.000 <text:s text:c="2"/>-25.300 </text:p>
      <text:p text:style-name="P1"><text:s text:c="3"/>48.221 <text:s text:c="2"/>168.374 <text:s text:c="2"/>225.783 <text:s text:c="4"/>0.000 <text:s text:c="2"/>-48.221 <text:s text:c="4"/>0.000 </text:p>
      <text:p text:style-name="P1"/>
      <text:p text:style-name="P1">item 73 <text:s/>Key= 38d (50B) <text:s/>count=887845</text:p>
      <text:p text:style-name="P1">38d 50B <text:s/>oC [r, s, t, 0, 0, -r) <text:s/>[r,s,s,s+2r,t,t+r,t+r]</text:p>
      <text:p text:style-name="P1">largest eigenvalue 1.93074e+06 vector = <text:s/>-0.0406483<text:tab/>-0.187317<text:tab/>-0.222223<text:tab/>-0.233707<text:tab/>-0.517731<text:tab/>-0.524322<text:tab/>-0.562404<text:tab/></text:p>
      <text:p text:style-name="P1"><text:s/>next eigenvalue <text:s/>342050 </text:p>
      <text:p text:style-name="P1"/>
      <text:p text:style-name="P1"><text:s text:c="3"/>37.526 <text:s text:c="2"/>215.464 <text:s text:c="2"/>629.405 <text:s text:c="4"/>0.000 <text:s text:c="4"/>0.000 <text:s text:c="2"/>-37.526 <text:s/></text:p>
      <text:p text:style-name="P1"><text:s text:c="4"/>37.526 <text:s text:c="2"/>215.464 <text:s text:c="2"/>215.464 <text:s text:c="2"/>290.515 <text:s text:c="2"/>629.405 <text:s text:c="2"/>666.930 <text:s text:c="2"/>666.930 <text:s text:c="2"/>844.868 <text:s text:c="2"/>844.868 <text:s text:c="2"/>844.868 <text:s text:c="2"/>844.868 <text:s text:c="2"/>919.919 <text:s text:c="2"/>919.919 <text:s/></text:p>
      <text:p text:style-name="P1"/>
      <text:p text:style-name="P1"><text:s text:c="3"/>41.295 <text:s text:c="2"/>138.121 <text:s text:c="2"/>264.510 <text:s text:c="4"/>0.000 <text:s text:c="4"/>0.000 <text:s text:c="2"/>-41.295 <text:s/></text:p>
      <text:p text:style-name="P1"><text:s text:c="4"/>41.295 <text:s text:c="2"/>138.121 <text:s text:c="2"/>138.121 <text:s text:c="2"/>220.710 <text:s text:c="2"/>264.510 <text:s text:c="2"/>305.805 <text:s text:c="2"/>305.805 <text:s text:c="2"/>402.631 <text:s text:c="2"/>402.631 <text:s text:c="2"/>402.631 <text:s text:c="2"/>402.631 <text:s text:c="2"/>485.220 <text:s text:c="2"/>485.220 <text:s/></text:p>
      <text:p text:style-name="P1"/>
      <text:p text:style-name="P1"><text:soft-page-break/><text:s text:c="3"/>87.539 <text:s text:c="2"/>134.510 <text:s text:c="2"/>419.303 <text:s text:c="4"/>0.000 <text:s text:c="2"/>-87.539 <text:s text:c="4"/>0.000 </text:p>
      <text:p text:style-name="P1"><text:s text:c="3"/>47.636 <text:s text:c="2"/>162.908 <text:s text:c="2"/>289.959 <text:s text:c="4"/>0.000 <text:s text:c="4"/>0.000 <text:s text:c="2"/>-47.636 </text:p>
      <text:p text:style-name="P1"><text:s text:c="3"/>33.563 <text:s text:c="2"/>185.645 <text:s text:c="2"/>291.980 <text:s text:c="4"/>0.000 <text:s text:c="2"/>-33.563 <text:s text:c="4"/>0.000 </text:p>
      <text:p text:style-name="P1"><text:s text:c="3"/>31.523 <text:s text:c="3"/>31.523 <text:s text:c="2"/>164.155 <text:s text:c="3"/>-0.000 <text:s text:c="4"/>0.000 <text:s text:c="2"/>-10.770 </text:p>
      <text:p text:style-name="P1"><text:s text:c="3"/>32.215 <text:s text:c="2"/>104.461 <text:s text:c="2"/>180.352 <text:s text:c="4"/>0.000 <text:s text:c="2"/>-32.215 <text:s text:c="4"/>0.000 </text:p>
      <text:p text:style-name="P1"><text:s text:c="4"/>5.759 <text:s text:c="2"/>150.949 <text:s text:c="2"/>186.176 <text:s text:c="4"/>0.000 <text:s text:c="4"/>0.000 <text:s text:c="3"/>-5.759 </text:p>
      <text:p text:style-name="P1"><text:s text:c="3"/>32.543 <text:s text:c="2"/>138.555 <text:s text:c="2"/>245.592 <text:s text:c="4"/>0.000 <text:s text:c="4"/>0.000 <text:s text:c="2"/>-32.543 </text:p>
      <text:p text:style-name="P1"/>
      <text:p text:style-name="P1">item 74 <text:s/>Key= 40a (50F) <text:s/>count=7712915</text:p>
      <text:p text:style-name="P1">40a 50F <text:s/>oC [r, s, t, -s, 0, 0) <text:s/>[r,s,t,s+r,s+r,t+r,t+r]</text:p>
      <text:p text:style-name="P1">largest eigenvalue 2.02529e+06 vector = <text:s/>-0.195369<text:tab/>-0.254358<text:tab/>-0.284605<text:tab/>-0.321753<text:tab/>-0.473639<text:tab/>-0.476344<text:tab/>-0.511244<text:tab/></text:p>
      <text:p text:style-name="P1"><text:s/>next eigenvalue <text:s/>155392 </text:p>
      <text:p text:style-name="P1"/>
      <text:p text:style-name="P1"><text:s text:c="2"/>103.159 <text:s text:c="2"/>207.678 <text:s text:c="2"/>207.678 <text:s/>-193.834 <text:s text:c="3"/>-0.000 <text:s text:c="4"/>0.000 <text:s/></text:p>
      <text:p text:style-name="P1"><text:s text:c="3"/>103.159 <text:s text:c="2"/>207.678 <text:s text:c="2"/>207.678 <text:s text:c="2"/>221.523 <text:s text:c="2"/>310.837 <text:s text:c="2"/>310.837 <text:s text:c="2"/>310.837 <text:s text:c="2"/>310.837 <text:s text:c="2"/>324.682 <text:s text:c="2"/>324.682 <text:s text:c="2"/>609.191 <text:s text:c="2"/>712.349 <text:s text:c="2"/>712.349 <text:s/></text:p>
      <text:p text:style-name="P1"/>
      <text:p text:style-name="P1"><text:s text:c="2"/>100.427 <text:s text:c="2"/>111.066 <text:s text:c="2"/>111.066 <text:s/>-105.655 <text:s text:c="3"/>-0.000 <text:s text:c="4"/>0.000 <text:s/></text:p>
      <text:p text:style-name="P1"><text:s text:c="3"/>100.427 <text:s text:c="2"/>111.066 <text:s text:c="2"/>111.066 <text:s text:c="2"/>116.477 <text:s text:c="2"/>211.493 <text:s text:c="2"/>211.493 <text:s text:c="2"/>211.493 <text:s text:c="2"/>211.493 <text:s text:c="2"/>216.904 <text:s text:c="2"/>216.904 <text:s text:c="2"/>327.787 <text:s text:c="2"/>428.214 <text:s text:c="2"/>428.214 <text:s/></text:p>
      <text:p text:style-name="P1"/>
      <text:p text:style-name="P1"><text:s text:c="3"/>97.205 <text:s text:c="2"/>126.408 <text:s text:c="2"/>192.004 <text:s text:c="4"/>0.000 <text:s text:c="2"/>-97.205 <text:s text:c="4"/>0.000 </text:p>
      <text:p text:style-name="P1"><text:s text:c="3"/>50.948 <text:s text:c="3"/>91.571 <text:s text:c="2"/>139.622 <text:s text:c="4"/>0.000 <text:s text:c="2"/>-50.948 <text:s text:c="4"/>0.000 </text:p>
      <text:p text:style-name="P1"><text:s text:c="2"/>170.003 <text:s text:c="2"/>285.080 <text:s text:c="2"/>285.080 <text:s/>-249.593 <text:s text:c="3"/>-0.000 <text:s text:c="4"/>0.000 </text:p>
      <text:p text:style-name="P1"><text:s text:c="2"/>179.269 <text:s text:c="2"/>179.269 <text:s text:c="2"/>244.130 <text:s text:c="3"/>-0.000 <text:s text:c="4"/>0.000 <text:s/>-102.573 </text:p>
      <text:p text:style-name="P1"><text:s text:c="2"/>174.117 <text:s text:c="2"/>258.785 <text:s text:c="2"/>264.510 <text:s text:c="4"/>0.000 <text:s/>-174.117 <text:s text:c="4"/>0.000 </text:p>
      <text:p text:style-name="P1"><text:s text:c="2"/>126.002 <text:s text:c="2"/>161.608 <text:s text:c="2"/>185.260 <text:s/>-161.608 <text:s text:c="4"/>0.000 <text:s text:c="4"/>0.000 </text:p>
      <text:p text:style-name="P1"><text:s text:c="2"/>138.862 <text:s text:c="2"/>156.468 <text:s text:c="2"/>156.468 <text:s/>-108.055 <text:s text:c="3"/>-0.000 <text:s text:c="4"/>0.000 </text:p>
      <text:p text:style-name="P1"/>
      <text:p text:style-name="P1">item 75 <text:s/>Key= 40b (50F) <text:s/>count=1858946</text:p>
      <text:p text:style-name="P1">40b 50F <text:s/>oC [r, s, t, -s, 0, 0) <text:s/>[r,s,s+r,s=r,t,t+r,t+r]</text:p>
      <text:p text:style-name="P1">largest eigenvalue 2.33293e+06 vector = <text:s/>-0.062839<text:tab/>-0.209466<text:tab/>-0.264531<text:tab/>-0.277526<text:tab/>-0.493249<text:tab/>-0.500538<text:tab/>-0.557984<text:tab/></text:p>
      <text:p text:style-name="P1"><text:s/>next eigenvalue <text:s/>407049 </text:p>
      <text:p text:style-name="P1"/>
      <text:p text:style-name="P1"><text:s text:c="4"/>3.064 <text:s text:c="2"/>145.128 <text:s text:c="2"/>171.117 <text:s text:c="4"/>0.000 <text:s text:c="4"/>0.000 <text:s text:c="3"/>-3.064 <text:s/></text:p>
      <text:p text:style-name="P1"><text:s text:c="5"/>3.064 <text:s text:c="2"/>145.128 <text:s text:c="2"/>145.128 <text:s text:c="2"/>151.256 <text:s text:c="2"/>171.117 <text:s text:c="2"/>174.181 <text:s text:c="2"/>174.181 <text:s text:c="2"/>316.245 <text:s text:c="2"/>316.245 <text:s text:c="2"/>316.245 <text:s text:c="2"/>316.245 <text:s text:c="2"/>322.373 <text:s text:c="2"/>322.373 <text:s/></text:p>
      <text:p text:style-name="P1"/>
      <text:p text:style-name="P1"><text:s text:c="2"/>199.310 <text:s text:c="2"/>297.383 <text:s text:c="2"/>629.405 <text:s/>-297.383 <text:s text:c="4"/>0.000 <text:s text:c="4"/>0.000 <text:s/></text:p>
      <text:p text:style-name="P1"><text:s text:c="3"/>199.310 <text:s text:c="2"/>297.383 <text:s text:c="2"/>496.693 <text:s text:c="2"/>496.693 <text:s text:c="2"/>629.405 <text:s text:c="2"/>629.405 <text:s text:c="2"/>828.715 <text:s text:c="2"/>828.715 <text:s text:c="2"/>828.715 <text:s text:c="2"/>828.715 <text:s/>1224.171 <text:s/>1423.481 <text:s/>1423.481 <text:s/></text:p>
      <text:p text:style-name="P1"/>
      <text:p text:style-name="P1"><text:s text:c="2"/>134.510 <text:s text:c="2"/>134.510 <text:s text:c="2"/>303.116 <text:s text:c="3"/>-0.000 <text:s text:c="4"/>0.000 <text:s/>-125.066 </text:p>
      <text:p text:style-name="P1"><text:s text:c="3"/>29.221 <text:s text:c="2"/>146.641 <text:s text:c="2"/>231.446 <text:s text:c="4"/>0.000 <text:s text:c="2"/>-29.221 <text:s text:c="4"/>0.000 </text:p>
      <text:p text:style-name="P1"><text:s text:c="3"/>51.454 <text:s text:c="3"/>51.454 <text:s text:c="2"/>129.621 <text:s text:c="3"/>-0.000 <text:s text:c="4"/>0.000 <text:s text:c="2"/>-26.078 </text:p>
      <text:p text:style-name="P1"><text:s text:c="3"/>24.642 <text:s text:c="2"/>126.249 <text:s text:c="2"/>222.465 <text:s text:c="4"/>0.000 <text:s text:c="4"/>0.000 <text:s text:c="2"/>-24.642 </text:p>
      <text:p text:style-name="P1"><text:s text:c="2"/>117.635 <text:s text:c="2"/>124.873 <text:s text:c="2"/>259.746 <text:s text:c="4"/>0.000 <text:s text:c="4"/>0.000 <text:s/>-117.635 </text:p>
      <text:p text:style-name="P1"><text:s text:c="4"/>1.117 <text:s text:c="3"/>74.148 <text:s text:c="2"/>126.295 <text:s text:c="4"/>0.000 <text:s text:c="4"/>0.000 <text:s text:c="3"/>-1.117 </text:p>
      <text:p text:style-name="P1"><text:s text:c="3"/>61.135 <text:s text:c="3"/>61.135 <text:s text:c="2"/>259.252 <text:s text:c="3"/>-0.000 <text:s text:c="4"/>0.000 <text:s text:c="2"/>-56.244 </text:p>
      <text:p text:style-name="P1"/>
      <text:p text:style-name="P1"/>
      <text:p text:style-name="P1">item <text:s text:c="2"/>count <text:s text:c="2"/>Key</text:p>
      <text:p text:style-name="P1">0 <text:s text:c="5"/>10000002 <text:s text:c="6"/>25 (55B)</text:p>
      <text:p text:style-name="P1">1 <text:s text:c="5"/>10000002 <text:s text:c="6"/>22 (48B)</text:p>
      <text:p text:style-name="P1">2 <text:s text:c="5"/>10000002 <text:s text:c="6"/>21 (45B)</text:p>
      <text:p text:style-name="P1">3 <text:s text:c="5"/>10000002 <text:s text:c="6"/>20 (55B)</text:p>
      <text:p text:style-name="P1">4 <text:s text:c="5"/>10000002 <text:s text:c="7"/>3 (44A)</text:p>
      <text:p text:style-name="P1">5 <text:s text:c="5"/>10000002 <text:s text:c="7"/>1 (44C)</text:p>
      <text:p text:style-name="P1">6 <text:s text:c="5"/>9998948 <text:s text:c="7"/>5 (44B)</text:p>
      <text:p text:style-name="P1">7 <text:s text:c="5"/>9419802 <text:s text:c="6"/>15b (45C)</text:p>
      <text:p text:style-name="P1">8 <text:s text:c="5"/>9220037 <text:s text:c="6"/>11b (45A)</text:p>
      <text:p text:style-name="P1">9 <text:s text:c="5"/>9198941 <text:s text:c="6"/>32a (50C)</text:p>
      <text:p text:style-name="P1">10 <text:s text:c="5"/>8786904 <text:s text:c="6"/>15a (45C)</text:p>
      <text:p text:style-name="P1">11 <text:s text:c="5"/>7712915 <text:s text:c="6"/>40a (50F)</text:p>
      <text:p text:style-name="P1">12 <text:s text:c="5"/>7526559 <text:s text:c="6"/>12a (48A)</text:p>
      <text:p text:style-name="P1">13 <text:s text:c="5"/>6982941 <text:s text:c="6"/>33a (53A)</text:p>
      <text:p text:style-name="P1">14 <text:s text:c="5"/>6909046 <text:s text:c="6"/>34a (53B)</text:p>
      <text:p text:style-name="P1">15 <text:s text:c="5"/>6782398 <text:s text:c="7"/>4a (49D)</text:p>
      <text:p text:style-name="P1">16 <text:s text:c="5"/>6191814 <text:s text:c="6"/>38a (50B)</text:p>
      <text:p text:style-name="P1">17 <text:s text:c="5"/>5300137 <text:s text:c="6"/>13b (50D)</text:p>
      <text:p text:style-name="P1">18 <text:s text:c="5"/>4995897 <text:s text:c="6"/>23b (50E)</text:p>
      <text:p text:style-name="P1">19 <text:s text:c="5"/>4898946 <text:s text:c="6"/>23a (50E)</text:p>
      <text:p text:style-name="P1">20 <text:s text:c="5"/>4788031 <text:s text:c="7"/>9b (49B)</text:p>
      <text:p text:style-name="P1">21 <text:s text:c="5"/>4788031 <text:s text:c="7"/>9a (49B)</text:p>
      <text:p text:style-name="P1">22 <text:s text:c="5"/>4594680 <text:s text:c="6"/>13a (50D)</text:p>
      <text:p text:style-name="P1"><text:soft-page-break/>23 <text:s text:c="5"/>4470663 <text:s text:c="6"/>27 (57C)</text:p>
      <text:p text:style-name="P1">24 <text:s text:c="5"/>4045804 <text:s text:c="6"/>10b (55A)</text:p>
      <text:p text:style-name="P1">25 <text:s text:c="5"/>3737930 <text:s text:c="6"/>14b (55A)</text:p>
      <text:p text:style-name="P1">26 <text:s text:c="5"/>3629337 <text:s text:c="6"/>28 (56A)</text:p>
      <text:p text:style-name="P1">27 <text:s text:c="5"/>3627573 <text:s text:c="6"/>29 (56C)</text:p>
      <text:p text:style-name="P1">28 <text:s text:c="5"/>3617730 <text:s text:c="6"/>30 (56B)</text:p>
      <text:p text:style-name="P1">29 <text:s text:c="5"/>2840187 <text:s text:c="7"/>7a (45D)</text:p>
      <text:p text:style-name="P1">30 <text:s text:c="5"/>2778472 <text:s text:c="7"/>6a (45D)</text:p>
      <text:p text:style-name="P1">31 <text:s text:c="5"/>2617112 <text:s text:c="7"/>6b (45D)</text:p>
      <text:p text:style-name="P1">32 <text:s text:c="5"/>2523370 <text:s text:c="7"/>7b (45D)</text:p>
      <text:p text:style-name="P1">33 <text:s text:c="5"/>2473444 <text:s text:c="6"/>12b (48A)</text:p>
      <text:p text:style-name="P1">34 <text:s text:c="5"/>2288564 <text:s text:c="7"/>8b (52A)</text:p>
      <text:p text:style-name="P1">35 <text:s text:c="5"/>2211180 <text:s text:c="6"/>35b (53C)</text:p>
      <text:p text:style-name="P1">36 <text:s text:c="5"/>1865869 <text:s text:c="6"/>16b (51A)</text:p>
      <text:p text:style-name="P1">37 <text:s text:c="5"/>1858946 <text:s text:c="6"/>40b (50F)</text:p>
      <text:p text:style-name="P1">38 <text:s text:c="5"/>1811045 <text:s text:c="6"/>36d (50A)</text:p>
      <text:p text:style-name="P1">39 <text:s text:c="5"/>1769573 <text:s text:c="6"/>33b (53A)</text:p>
      <text:p text:style-name="P1">40 <text:s text:c="5"/>1614854 <text:s text:c="6"/>35c (53C)</text:p>
      <text:p text:style-name="P1">41 <text:s text:c="5"/>1504207 <text:s text:c="6"/>38b (50B)</text:p>
      <text:p text:style-name="P1">42 <text:s text:c="5"/>1450917 <text:s text:c="6"/>34c (53B)</text:p>
      <text:p text:style-name="P1">43 <text:s text:c="5"/>1319104 <text:s text:c="6"/>24 (49E)</text:p>
      <text:p text:style-name="P1">44 <text:s text:c="5"/>1219904 <text:s text:c="7"/>8e (52A)</text:p>
      <text:p text:style-name="P1">45 <text:s text:c="5"/>1219904 <text:s text:c="7"/>8a (52A)</text:p>
      <text:p text:style-name="P1">46 <text:s text:c="5"/>1210263 <text:s text:c="6"/>10a (55A)</text:p>
      <text:p text:style-name="P1">47 <text:s text:c="5"/>1073846 <text:s text:c="6"/>35a (53C)</text:p>
      <text:p text:style-name="P1">48 <text:s text:c="5"/>984360 <text:s text:c="6"/>36c (50A)</text:p>
      <text:p text:style-name="P1">49 <text:s text:c="5"/>984360 <text:s text:c="6"/>36a (50A)</text:p>
      <text:p text:style-name="P1">50 <text:s text:c="5"/>982165 <text:s text:c="6"/>38c (50B)</text:p>
      <text:p text:style-name="P1">51 <text:s text:c="5"/>951183 <text:s text:c="7"/>4b (49D)</text:p>
      <text:p text:style-name="P1">52 <text:s text:c="5"/>896125 <text:s text:c="6"/>14a (55A)</text:p>
      <text:p text:style-name="P1">53 <text:s text:c="5"/>887845 <text:s text:c="6"/>38d (50B)</text:p>
      <text:p text:style-name="P1">54 <text:s text:c="5"/>856253 <text:s text:c="6"/>33c (53A)</text:p>
      <text:p text:style-name="P1">55 <text:s text:c="5"/>846990 <text:s text:c="6"/>18b (45E)</text:p>
      <text:p text:style-name="P1">56 <text:s text:c="5"/>801062 <text:s text:c="6"/>32b (50C)</text:p>
      <text:p text:style-name="P1">57 <text:s text:c="5"/>779966 <text:s text:c="6"/>11a (45A)</text:p>
      <text:p text:style-name="P1">58 <text:s text:c="5"/>774551 <text:s text:c="6"/>35d (53C)</text:p>
      <text:p text:style-name="P1">59 <text:s text:c="5"/>766326 <text:s text:c="6"/>34d (53B)</text:p>
      <text:p text:style-name="P1">60 <text:s text:c="5"/>726456 <text:s text:c="6"/>36b (50A)</text:p>
      <text:p text:style-name="P1">61 <text:s text:c="5"/>595998 <text:s text:c="6"/>26c (51B)</text:p>
      <text:p text:style-name="P1">62 <text:s text:c="5"/>397576 <text:s text:c="6"/>34b (53B)</text:p>
      <text:p text:style-name="P1">63 <text:s text:c="5"/>296685 <text:s text:c="6"/>19a (52B)</text:p>
      <text:p text:style-name="P1">64 <text:s text:c="5"/>221330 <text:s text:c="6"/>26a (51B)</text:p>
      <text:p text:style-name="P1">65 <text:s text:c="5"/>90005 <text:s text:c="6"/>34e (53B)</text:p>
      <text:p text:style-name="P1">66 <text:s text:c="5"/>76078 <text:s text:c="7"/>9c (49B)</text:p>
      <text:p text:style-name="P1">67 <text:s text:c="5"/>37504 <text:s text:c="6"/>26b (51B)</text:p>
      <text:p text:style-name="P1">68 <text:s text:c="5"/>29537 <text:s text:c="6"/>18a (45E)</text:p>
      <text:p text:style-name="P1">69 <text:s text:c="5"/>26574 <text:s text:c="7"/>2 (49C)</text:p>
      <text:p text:style-name="P1">70 <text:s text:c="5"/>16853 <text:s text:c="6"/>26d (51B)</text:p>
      <text:p text:style-name="P1">71 <text:s text:c="5"/>1624 <text:s text:c="6"/>19b (52B)</text:p>
      <text:p text:style-name="P1">72 <text:s text:c="5"/>1 <text:s text:c="6"/>16a (51A)</text:p>
      <text:p text:style-name="P1">73 <text:s text:c="5"/>1 <text:s text:c="7"/>8f (52A)</text:p>
      <text:p text:style-name="P1">74 <text:s text:c="5"/>1 <text:s text:c="7"/>8d (52A)</text:p>
      <text:p text:style-name="P1">75 <text:s text:c="5"/>1 <text:s text:c="7"/>8c (52A)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19T11:43:10.489000000</meta:creation-date>
    <dc:date>2021-08-29T14:19:35.193000000</dc:date>
    <meta:editing-duration>P6DT5H51M39S</meta:editing-duration>
    <meta:editing-cycles>17</meta:editing-cycles>
    <meta:generator>LibreOffice/6.3.2.2$Windows_X86_64 LibreOffice_project/98b30e735bda24bc04ab42594c85f7fd8be07b9c</meta:generator>
    <meta:document-statistic meta:table-count="0" meta:image-count="0" meta:object-count="0" meta:page-count="21" meta:paragraph-count="1170" meta:word-count="8484" meta:character-count="78358" meta:non-whitespace-character-count="54171"/>
  </office:meta>
</office:document-meta>
</file>